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.08mm"/>
    </style:style>
    <style:style style:name="co2" style:family="table-column">
      <style:table-column-properties fo:break-before="auto" style:column-width="26.81mm"/>
    </style:style>
    <style:style style:name="co3" style:family="table-column">
      <style:table-column-properties fo:break-before="auto" style:column-width="37.04mm"/>
    </style:style>
    <style:style style:name="co4" style:family="table-column">
      <style:table-column-properties fo:break-before="auto" style:column-width="25.05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xml">
      <style:table-properties table:display="true" style:writing-mode="lr-tb"/>
    </style:style>
    <style:style style:name="ta2" style:family="table" style:master-page-name="PageStyle_5f_json">
      <style:table-properties table:display="true" style:writing-mode="lr-tb"/>
    </style:style>
    <style:style style:name="ta3" style:family="table" style:master-page-name="PageStyle_5f_grpc">
      <style:table-properties table:display="true" style:writing-mode="lr-tb"/>
    </style:style>
    <style:style style:name="ta4" style:family="table" style:master-page-name="PageStyle_5f_payloads">
      <style:table-properties table:display="true" style:writing-mode="lr-tb"/>
    </style:style>
    <style:style style:name="ta5" style:family="table" style:master-page-name="PageStyle_5f_Sheet7">
      <style:table-properties table:display="true" style:writing-mode="lr-tb"/>
    </style:style>
    <style:style style:name="ta6" style:family="table" style:master-page-name="PageStyle_5f_totals">
      <style:table-properties table:display="true" style:writing-mode="lr-tb"/>
    </style:style>
    <style:style style:name="ta7" style:family="table" style:master-page-name="PageStyle_5f_req_26_resp">
      <style:table-properties table:display="true" style:writing-mode="lr-tb"/>
    </style:style>
    <style:style style:name="ta8" style:family="table" style:master-page-name="PageStyle_5f_Sheet8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xml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req</text:p>
          </table:table-cell>
          <table:table-cell office:value-type="string" calcext:value-type="string">
            <text:p>resp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ayload</text:p>
          </table:table-cell>
          <table:table-cell table:number-columns-repeated="1020"/>
        </table:table-row>
        <table:table-row table:style-name="ro1">
          <table:table-cell office:value-type="float" office:value="1.832051" calcext:value-type="float">
            <text:p>1.832051</text:p>
          </table:table-cell>
          <table:table-cell office:value-type="float" office:value="20.88968" calcext:value-type="float">
            <text:p>20.88968</text:p>
          </table:table-cell>
          <table:table-cell office:value-type="float" office:value="22.72173" calcext:value-type="float">
            <text:p>22.72173</text:p>
          </table:table-cell>
          <table:table-cell office:value-type="float" office:value="0.199039" calcext:value-type="float">
            <text:p>0.199039</text:p>
          </table:table-cell>
          <table:table-cell table:number-columns-repeated="1020"/>
        </table:table-row>
        <table:table-row table:style-name="ro1">
          <table:table-cell office:value-type="float" office:value="1.722594" calcext:value-type="float">
            <text:p>1.722594</text:p>
          </table:table-cell>
          <table:table-cell office:value-type="float" office:value="18.39657" calcext:value-type="float">
            <text:p>18.39657</text:p>
          </table:table-cell>
          <table:table-cell office:value-type="float" office:value="20.11916" calcext:value-type="float">
            <text:p>20.11916</text:p>
          </table:table-cell>
          <table:table-cell office:value-type="float" office:value="0.199039" calcext:value-type="float">
            <text:p>0.199039</text:p>
          </table:table-cell>
          <table:table-cell table:number-columns-repeated="1020"/>
        </table:table-row>
        <table:table-row table:style-name="ro1">
          <table:table-cell office:value-type="float" office:value="1.726506" calcext:value-type="float">
            <text:p>1.726506</text:p>
          </table:table-cell>
          <table:table-cell office:value-type="float" office:value="18.91289" calcext:value-type="float">
            <text:p>18.91289</text:p>
          </table:table-cell>
          <table:table-cell office:value-type="float" office:value="20.6394" calcext:value-type="float">
            <text:p>20.6394</text:p>
          </table:table-cell>
          <table:table-cell office:value-type="float" office:value="0.199039" calcext:value-type="float">
            <text:p>0.199039</text:p>
          </table:table-cell>
          <table:table-cell table:number-columns-repeated="1020"/>
        </table:table-row>
        <table:table-row table:style-name="ro1">
          <table:table-cell office:value-type="float" office:value="1.726426" calcext:value-type="float">
            <text:p>1.726426</text:p>
          </table:table-cell>
          <table:table-cell office:value-type="float" office:value="19.15965" calcext:value-type="float">
            <text:p>19.15965</text:p>
          </table:table-cell>
          <table:table-cell office:value-type="float" office:value="20.88608" calcext:value-type="float">
            <text:p>20.88608</text:p>
          </table:table-cell>
          <table:table-cell office:value-type="float" office:value="0.199039" calcext:value-type="float">
            <text:p>0.199039</text:p>
          </table:table-cell>
          <table:table-cell table:number-columns-repeated="1020"/>
        </table:table-row>
        <table:table-row table:style-name="ro1">
          <table:table-cell office:value-type="float" office:value="1.74538" calcext:value-type="float">
            <text:p>1.74538</text:p>
          </table:table-cell>
          <table:table-cell office:value-type="float" office:value="19.04303" calcext:value-type="float">
            <text:p>19.04303</text:p>
          </table:table-cell>
          <table:table-cell office:value-type="float" office:value="20.78841" calcext:value-type="float">
            <text:p>20.78841</text:p>
          </table:table-cell>
          <table:table-cell office:value-type="float" office:value="0.199039" calcext:value-type="float">
            <text:p>0.199039</text:p>
          </table:table-cell>
          <table:table-cell table:number-columns-repeated="1020"/>
        </table:table-row>
        <table:table-row table:style-name="ro1">
          <table:table-cell office:value-type="float" office:value="6.765066" calcext:value-type="float">
            <text:p>6.765066</text:p>
          </table:table-cell>
          <table:table-cell office:value-type="float" office:value="84.52467" calcext:value-type="float">
            <text:p>84.52467</text:p>
          </table:table-cell>
          <table:table-cell office:value-type="float" office:value="91.28974" calcext:value-type="float">
            <text:p>91.28974</text:p>
          </table:table-cell>
          <table:table-cell office:value-type="float" office:value="0.795848" calcext:value-type="float">
            <text:p>0.795848</text:p>
          </table:table-cell>
          <table:table-cell table:number-columns-repeated="1020"/>
        </table:table-row>
        <table:table-row table:style-name="ro1">
          <table:table-cell office:value-type="float" office:value="6.379033" calcext:value-type="float">
            <text:p>6.379033</text:p>
          </table:table-cell>
          <table:table-cell office:value-type="float" office:value="75.78368" calcext:value-type="float">
            <text:p>75.78368</text:p>
          </table:table-cell>
          <table:table-cell office:value-type="float" office:value="82.16271" calcext:value-type="float">
            <text:p>82.16271</text:p>
          </table:table-cell>
          <table:table-cell office:value-type="float" office:value="0.795848" calcext:value-type="float">
            <text:p>0.795848</text:p>
          </table:table-cell>
          <table:table-cell table:number-columns-repeated="1020"/>
        </table:table-row>
        <table:table-row table:style-name="ro1">
          <table:table-cell office:value-type="float" office:value="6.344543" calcext:value-type="float">
            <text:p>6.344543</text:p>
          </table:table-cell>
          <table:table-cell office:value-type="float" office:value="76.60116" calcext:value-type="float">
            <text:p>76.60116</text:p>
          </table:table-cell>
          <table:table-cell office:value-type="float" office:value="82.94571" calcext:value-type="float">
            <text:p>82.94571</text:p>
          </table:table-cell>
          <table:table-cell office:value-type="float" office:value="0.795848" calcext:value-type="float">
            <text:p>0.795848</text:p>
          </table:table-cell>
          <table:table-cell table:number-columns-repeated="1020"/>
        </table:table-row>
        <table:table-row table:style-name="ro1">
          <table:table-cell office:value-type="float" office:value="6.405521" calcext:value-type="float">
            <text:p>6.405521</text:p>
          </table:table-cell>
          <table:table-cell office:value-type="float" office:value="77.54418" calcext:value-type="float">
            <text:p>77.54418</text:p>
          </table:table-cell>
          <table:table-cell office:value-type="float" office:value="83.9497" calcext:value-type="float">
            <text:p>83.9497</text:p>
          </table:table-cell>
          <table:table-cell office:value-type="float" office:value="0.795848" calcext:value-type="float">
            <text:p>0.795848</text:p>
          </table:table-cell>
          <table:table-cell table:number-columns-repeated="1020"/>
        </table:table-row>
        <table:table-row table:style-name="ro1">
          <table:table-cell office:value-type="float" office:value="6.359902" calcext:value-type="float">
            <text:p>6.359902</text:p>
          </table:table-cell>
          <table:table-cell office:value-type="float" office:value="76.47547" calcext:value-type="float">
            <text:p>76.47547</text:p>
          </table:table-cell>
          <table:table-cell office:value-type="float" office:value="82.83537" calcext:value-type="float">
            <text:p>82.83537</text:p>
          </table:table-cell>
          <table:table-cell office:value-type="float" office:value="0.795848" calcext:value-type="float">
            <text:p>0.795848</text:p>
          </table:table-cell>
          <table:table-cell table:number-columns-repeated="1020"/>
        </table:table-row>
        <table:table-row table:style-name="ro1">
          <table:table-cell office:value-type="float" office:value="14.121491" calcext:value-type="float">
            <text:p>14.121491</text:p>
          </table:table-cell>
          <table:table-cell office:value-type="float" office:value="173.91025" calcext:value-type="float">
            <text:p>173.91025</text:p>
          </table:table-cell>
          <table:table-cell office:value-type="float" office:value="188.03174" calcext:value-type="float">
            <text:p>188.03174</text:p>
          </table:table-cell>
          <table:table-cell office:value-type="float" office:value="1.691063" calcext:value-type="float">
            <text:p>1.691063</text:p>
          </table:table-cell>
          <table:table-cell table:number-columns-repeated="1020"/>
        </table:table-row>
        <table:table-row table:style-name="ro1">
          <table:table-cell office:value-type="float" office:value="12.453857" calcext:value-type="float">
            <text:p>12.453857</text:p>
          </table:table-cell>
          <table:table-cell office:value-type="float" office:value="156.77705" calcext:value-type="float">
            <text:p>156.77705</text:p>
          </table:table-cell>
          <table:table-cell office:value-type="float" office:value="169.2309" calcext:value-type="float">
            <text:p>169.2309</text:p>
          </table:table-cell>
          <table:table-cell office:value-type="float" office:value="1.691063" calcext:value-type="float">
            <text:p>1.691063</text:p>
          </table:table-cell>
          <table:table-cell table:number-columns-repeated="1020"/>
        </table:table-row>
        <table:table-row table:style-name="ro1">
          <table:table-cell office:value-type="float" office:value="12.351707" calcext:value-type="float">
            <text:p>12.351707</text:p>
          </table:table-cell>
          <table:table-cell office:value-type="float" office:value="156.77053" calcext:value-type="float">
            <text:p>156.77053</text:p>
          </table:table-cell>
          <table:table-cell office:value-type="float" office:value="169.12224" calcext:value-type="float">
            <text:p>169.12224</text:p>
          </table:table-cell>
          <table:table-cell office:value-type="float" office:value="1.691063" calcext:value-type="float">
            <text:p>1.691063</text:p>
          </table:table-cell>
          <table:table-cell table:number-columns-repeated="1020"/>
        </table:table-row>
        <table:table-row table:style-name="ro1">
          <table:table-cell office:value-type="float" office:value="12.705064" calcext:value-type="float">
            <text:p>12.705064</text:p>
          </table:table-cell>
          <table:table-cell office:value-type="float" office:value="160.39762" calcext:value-type="float">
            <text:p>160.39762</text:p>
          </table:table-cell>
          <table:table-cell office:value-type="float" office:value="173.10268" calcext:value-type="float">
            <text:p>173.10268</text:p>
          </table:table-cell>
          <table:table-cell office:value-type="float" office:value="1.691063" calcext:value-type="float">
            <text:p>1.691063</text:p>
          </table:table-cell>
          <table:table-cell table:number-columns-repeated="1020"/>
        </table:table-row>
        <table:table-row table:style-name="ro1">
          <table:table-cell office:value-type="float" office:value="12.507359" calcext:value-type="float">
            <text:p>12.507359</text:p>
          </table:table-cell>
          <table:table-cell office:value-type="float" office:value="157.84595" calcext:value-type="float">
            <text:p>157.84595</text:p>
          </table:table-cell>
          <table:table-cell office:value-type="float" office:value="170.35331" calcext:value-type="float">
            <text:p>170.35331</text:p>
          </table:table-cell>
          <table:table-cell office:value-type="float" office:value="1.691063" calcext:value-type="float">
            <text:p>1.691063</text:p>
          </table:table-cell>
          <table:table-cell table:number-columns-repeated="1020"/>
        </table:table-row>
        <table:table-row table:style-name="ro1">
          <table:table-cell office:value-type="float" office:value="26.03518" calcext:value-type="float">
            <text:p>26.03518</text:p>
          </table:table-cell>
          <table:table-cell office:value-type="float" office:value="328.51753" calcext:value-type="float">
            <text:p>328.51753</text:p>
          </table:table-cell>
          <table:table-cell office:value-type="float" office:value="354.55271" calcext:value-type="float">
            <text:p>354.55271</text:p>
          </table:table-cell>
          <table:table-cell office:value-type="float" office:value="3.382023" calcext:value-type="float">
            <text:p>3.382023</text:p>
          </table:table-cell>
          <table:table-cell table:number-columns-repeated="1020"/>
        </table:table-row>
        <table:table-row table:style-name="ro1">
          <table:table-cell office:value-type="float" office:value="24.339844" calcext:value-type="float">
            <text:p>24.339844</text:p>
          </table:table-cell>
          <table:table-cell office:value-type="float" office:value="301.9564" calcext:value-type="float">
            <text:p>301.9564</text:p>
          </table:table-cell>
          <table:table-cell office:value-type="float" office:value="326.29624" calcext:value-type="float">
            <text:p>326.29624</text:p>
          </table:table-cell>
          <table:table-cell office:value-type="float" office:value="3.382023" calcext:value-type="float">
            <text:p>3.382023</text:p>
          </table:table-cell>
          <table:table-cell table:number-columns-repeated="1020"/>
        </table:table-row>
        <table:table-row table:style-name="ro1">
          <table:table-cell office:value-type="float" office:value="24.317735" calcext:value-type="float">
            <text:p>24.317735</text:p>
          </table:table-cell>
          <table:table-cell office:value-type="float" office:value="301.03442" calcext:value-type="float">
            <text:p>301.03442</text:p>
          </table:table-cell>
          <table:table-cell office:value-type="float" office:value="325.35215" calcext:value-type="float">
            <text:p>325.35215</text:p>
          </table:table-cell>
          <table:table-cell office:value-type="float" office:value="3.382023" calcext:value-type="float">
            <text:p>3.382023</text:p>
          </table:table-cell>
          <table:table-cell table:number-columns-repeated="1020"/>
        </table:table-row>
        <table:table-row table:style-name="ro1">
          <table:table-cell office:value-type="float" office:value="24.953915" calcext:value-type="float">
            <text:p>24.953915</text:p>
          </table:table-cell>
          <table:table-cell office:value-type="float" office:value="309.85032" calcext:value-type="float">
            <text:p>309.85032</text:p>
          </table:table-cell>
          <table:table-cell office:value-type="float" office:value="334.80424" calcext:value-type="float">
            <text:p>334.80424</text:p>
          </table:table-cell>
          <table:table-cell office:value-type="float" office:value="3.382023" calcext:value-type="float">
            <text:p>3.382023</text:p>
          </table:table-cell>
          <table:table-cell table:number-columns-repeated="1020"/>
        </table:table-row>
        <table:table-row table:style-name="ro1">
          <table:table-cell office:value-type="float" office:value="24.155941" calcext:value-type="float">
            <text:p>24.155941</text:p>
          </table:table-cell>
          <table:table-cell office:value-type="float" office:value="300.85692" calcext:value-type="float">
            <text:p>300.85692</text:p>
          </table:table-cell>
          <table:table-cell office:value-type="float" office:value="325.01286" calcext:value-type="float">
            <text:p>325.01286</text:p>
          </table:table-cell>
          <table:table-cell office:value-type="float" office:value="3.382023" calcext:value-type="float">
            <text:p>3.382023</text:p>
          </table:table-cell>
          <table:table-cell table:number-columns-repeated="1020"/>
        </table:table-row>
        <table:table-row table:style-name="ro1">
          <table:table-cell office:value-type="float" office:value="47.594519" calcext:value-type="float">
            <text:p>47.594519</text:p>
          </table:table-cell>
          <table:table-cell office:value-type="float" office:value="597.26691" calcext:value-type="float">
            <text:p>597.26691</text:p>
          </table:table-cell>
          <table:table-cell office:value-type="float" office:value="644.86143" calcext:value-type="float">
            <text:p>644.86143</text:p>
          </table:table-cell>
          <table:table-cell office:value-type="float" office:value="6.763943" calcext:value-type="float">
            <text:p>6.763943</text:p>
          </table:table-cell>
          <table:table-cell table:number-columns-repeated="1020"/>
        </table:table-row>
        <table:table-row table:style-name="ro1">
          <table:table-cell office:value-type="float" office:value="46.720728" calcext:value-type="float">
            <text:p>46.720728</text:p>
          </table:table-cell>
          <table:table-cell office:value-type="float" office:value="578.49549" calcext:value-type="float">
            <text:p>578.49549</text:p>
          </table:table-cell>
          <table:table-cell office:value-type="float" office:value="625.21622" calcext:value-type="float">
            <text:p>625.21622</text:p>
          </table:table-cell>
          <table:table-cell office:value-type="float" office:value="6.763943" calcext:value-type="float">
            <text:p>6.763943</text:p>
          </table:table-cell>
          <table:table-cell table:number-columns-repeated="1020"/>
        </table:table-row>
        <table:table-row table:style-name="ro1">
          <table:table-cell office:value-type="float" office:value="46.880283" calcext:value-type="float">
            <text:p>46.880283</text:p>
          </table:table-cell>
          <table:table-cell office:value-type="float" office:value="582.06797" calcext:value-type="float">
            <text:p>582.06797</text:p>
          </table:table-cell>
          <table:table-cell office:value-type="float" office:value="628.94825" calcext:value-type="float">
            <text:p>628.94825</text:p>
          </table:table-cell>
          <table:table-cell office:value-type="float" office:value="6.763943" calcext:value-type="float">
            <text:p>6.763943</text:p>
          </table:table-cell>
          <table:table-cell table:number-columns-repeated="1020"/>
        </table:table-row>
        <table:table-row table:style-name="ro1">
          <table:table-cell office:value-type="float" office:value="48.132888" calcext:value-type="float">
            <text:p>48.132888</text:p>
          </table:table-cell>
          <table:table-cell office:value-type="float" office:value="600.40363" calcext:value-type="float">
            <text:p>600.40363</text:p>
          </table:table-cell>
          <table:table-cell office:value-type="float" office:value="648.53652" calcext:value-type="float">
            <text:p>648.53652</text:p>
          </table:table-cell>
          <table:table-cell office:value-type="float" office:value="6.763943" calcext:value-type="float">
            <text:p>6.763943</text:p>
          </table:table-cell>
          <table:table-cell table:number-columns-repeated="1020"/>
        </table:table-row>
        <table:table-row table:style-name="ro1">
          <table:table-cell office:value-type="float" office:value="46.813386" calcext:value-type="float">
            <text:p>46.813386</text:p>
          </table:table-cell>
          <table:table-cell office:value-type="float" office:value="582.66581" calcext:value-type="float">
            <text:p>582.66581</text:p>
          </table:table-cell>
          <table:table-cell office:value-type="float" office:value="629.4792" calcext:value-type="float">
            <text:p>629.4792</text:p>
          </table:table-cell>
          <table:table-cell office:value-type="float" office:value="6.763943" calcext:value-type="float">
            <text:p>6.763943</text:p>
          </table:table-cell>
          <table:table-cell table:number-columns-repeated="1020"/>
        </table:table-row>
        <table:table-row table:style-name="ro1">
          <table:table-cell office:value-type="float" office:value="96.32634" calcext:value-type="float">
            <text:p>96.32634</text:p>
          </table:table-cell>
          <table:table-cell office:value-type="float" office:value="1185.02337" calcext:value-type="float">
            <text:p>1185.02337</text:p>
          </table:table-cell>
          <table:table-cell office:value-type="float" office:value="1281.34971" calcext:value-type="float">
            <text:p>1281.34971</text:p>
          </table:table-cell>
          <table:table-cell office:value-type="float" office:value="13.497943" calcext:value-type="float">
            <text:p>13.497943</text:p>
          </table:table-cell>
          <table:table-cell table:number-columns-repeated="1020"/>
        </table:table-row>
        <table:table-row table:style-name="ro1">
          <table:table-cell office:value-type="float" office:value="93.052951" calcext:value-type="float">
            <text:p>93.052951</text:p>
          </table:table-cell>
          <table:table-cell office:value-type="float" office:value="1144.14457" calcext:value-type="float">
            <text:p>1144.14457</text:p>
          </table:table-cell>
          <table:table-cell office:value-type="float" office:value="1237.19752" calcext:value-type="float">
            <text:p>1237.19752</text:p>
          </table:table-cell>
          <table:table-cell office:value-type="float" office:value="13.497942" calcext:value-type="float">
            <text:p>13.497942</text:p>
          </table:table-cell>
          <table:table-cell table:number-columns-repeated="1020"/>
        </table:table-row>
        <table:table-row table:style-name="ro1">
          <table:table-cell office:value-type="float" office:value="93.883387" calcext:value-type="float">
            <text:p>93.883387</text:p>
          </table:table-cell>
          <table:table-cell office:value-type="float" office:value="1155.78709" calcext:value-type="float">
            <text:p>1155.78709</text:p>
          </table:table-cell>
          <table:table-cell office:value-type="float" office:value="1249.67048" calcext:value-type="float">
            <text:p>1249.67048</text:p>
          </table:table-cell>
          <table:table-cell office:value-type="float" office:value="13.497942" calcext:value-type="float">
            <text:p>13.497942</text:p>
          </table:table-cell>
          <table:table-cell table:number-columns-repeated="1020"/>
        </table:table-row>
        <table:table-row table:style-name="ro1">
          <table:table-cell office:value-type="float" office:value="94.051946" calcext:value-type="float">
            <text:p>94.051946</text:p>
          </table:table-cell>
          <table:table-cell office:value-type="float" office:value="1156.61533" calcext:value-type="float">
            <text:p>1156.61533</text:p>
          </table:table-cell>
          <table:table-cell office:value-type="float" office:value="1250.66728" calcext:value-type="float">
            <text:p>1250.66728</text:p>
          </table:table-cell>
          <table:table-cell office:value-type="float" office:value="13.497942" calcext:value-type="float">
            <text:p>13.497942</text:p>
          </table:table-cell>
          <table:table-cell table:number-columns-repeated="1020"/>
        </table:table-row>
        <table:table-row table:style-name="ro1">
          <table:table-cell office:value-type="float" office:value="94.474882" calcext:value-type="float">
            <text:p>94.474882</text:p>
          </table:table-cell>
          <table:table-cell office:value-type="float" office:value="1163.08146" calcext:value-type="float">
            <text:p>1163.08146</text:p>
          </table:table-cell>
          <table:table-cell office:value-type="float" office:value="1257.55634" calcext:value-type="float">
            <text:p>1257.55634</text:p>
          </table:table-cell>
          <table:table-cell office:value-type="float" office:value="13.497942" calcext:value-type="float">
            <text:p>13.497942</text:p>
          </table:table-cell>
          <table:table-cell table:number-columns-repeated="1020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son" table:style-name="ta2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req</text:p>
          </table:table-cell>
          <table:table-cell office:value-type="string" calcext:value-type="string">
            <text:p>resp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ayload</text:p>
          </table:table-cell>
          <table:table-cell table:number-columns-repeated="1020"/>
        </table:table-row>
        <table:table-row table:style-name="ro1">
          <table:table-cell office:value-type="float" office:value="0.479994" calcext:value-type="float">
            <text:p>0.479994</text:p>
          </table:table-cell>
          <table:table-cell office:value-type="float" office:value="4.625838" calcext:value-type="float">
            <text:p>4.625838</text:p>
          </table:table-cell>
          <table:table-cell office:value-type="float" office:value="5.105832" calcext:value-type="float">
            <text:p>5.105832</text:p>
          </table:table-cell>
          <table:table-cell office:value-type="float" office:value="0.142942" calcext:value-type="float">
            <text:p>0.142942</text:p>
          </table:table-cell>
          <table:table-cell table:number-columns-repeated="1020"/>
        </table:table-row>
        <table:table-row table:style-name="ro1">
          <table:table-cell office:value-type="float" office:value="0.412584" calcext:value-type="float">
            <text:p>0.412584</text:p>
          </table:table-cell>
          <table:table-cell office:value-type="float" office:value="4.206281" calcext:value-type="float">
            <text:p>4.206281</text:p>
          </table:table-cell>
          <table:table-cell office:value-type="float" office:value="4.618865" calcext:value-type="float">
            <text:p>4.618865</text:p>
          </table:table-cell>
          <table:table-cell office:value-type="float" office:value="0.142942" calcext:value-type="float">
            <text:p>0.142942</text:p>
          </table:table-cell>
          <table:table-cell table:number-columns-repeated="1020"/>
        </table:table-row>
        <table:table-row table:style-name="ro1">
          <table:table-cell office:value-type="float" office:value="0.427197" calcext:value-type="float">
            <text:p>0.427197</text:p>
          </table:table-cell>
          <table:table-cell office:value-type="float" office:value="4.467329" calcext:value-type="float">
            <text:p>4.467329</text:p>
          </table:table-cell>
          <table:table-cell office:value-type="float" office:value="4.894526" calcext:value-type="float">
            <text:p>4.894526</text:p>
          </table:table-cell>
          <table:table-cell office:value-type="float" office:value="0.142942" calcext:value-type="float">
            <text:p>0.142942</text:p>
          </table:table-cell>
          <table:table-cell table:number-columns-repeated="1020"/>
        </table:table-row>
        <table:table-row table:style-name="ro1">
          <table:table-cell office:value-type="float" office:value="0.420271" calcext:value-type="float">
            <text:p>0.420271</text:p>
          </table:table-cell>
          <table:table-cell office:value-type="float" office:value="4.349199" calcext:value-type="float">
            <text:p>4.349199</text:p>
          </table:table-cell>
          <table:table-cell office:value-type="float" office:value="4.76947" calcext:value-type="float">
            <text:p>4.76947</text:p>
          </table:table-cell>
          <table:table-cell office:value-type="float" office:value="0.142942" calcext:value-type="float">
            <text:p>0.142942</text:p>
          </table:table-cell>
          <table:table-cell table:number-columns-repeated="1020"/>
        </table:table-row>
        <table:table-row table:style-name="ro1">
          <table:table-cell office:value-type="float" office:value="0.414168" calcext:value-type="float">
            <text:p>0.414168</text:p>
          </table:table-cell>
          <table:table-cell office:value-type="float" office:value="4.316787" calcext:value-type="float">
            <text:p>4.316787</text:p>
          </table:table-cell>
          <table:table-cell office:value-type="float" office:value="4.730955" calcext:value-type="float">
            <text:p>4.730955</text:p>
          </table:table-cell>
          <table:table-cell office:value-type="float" office:value="0.142942" calcext:value-type="float">
            <text:p>0.142942</text:p>
          </table:table-cell>
          <table:table-cell table:number-columns-repeated="1020"/>
        </table:table-row>
        <table:table-row table:style-name="ro1">
          <table:table-cell office:value-type="float" office:value="1.518465" calcext:value-type="float">
            <text:p>1.518465</text:p>
          </table:table-cell>
          <table:table-cell office:value-type="float" office:value="17.237914" calcext:value-type="float">
            <text:p>17.237914</text:p>
          </table:table-cell>
          <table:table-cell office:value-type="float" office:value="18.756379" calcext:value-type="float">
            <text:p>18.756379</text:p>
          </table:table-cell>
          <table:table-cell office:value-type="float" office:value="0.571525" calcext:value-type="float">
            <text:p>0.571525</text:p>
          </table:table-cell>
          <table:table-cell table:number-columns-repeated="1020"/>
        </table:table-row>
        <table:table-row table:style-name="ro1">
          <table:table-cell office:value-type="float" office:value="1.438696" calcext:value-type="float">
            <text:p>1.438696</text:p>
          </table:table-cell>
          <table:table-cell office:value-type="float" office:value="16.871156" calcext:value-type="float">
            <text:p>16.871156</text:p>
          </table:table-cell>
          <table:table-cell office:value-type="float" office:value="18.309852" calcext:value-type="float">
            <text:p>18.309852</text:p>
          </table:table-cell>
          <table:table-cell office:value-type="float" office:value="0.571525" calcext:value-type="float">
            <text:p>0.571525</text:p>
          </table:table-cell>
          <table:table-cell table:number-columns-repeated="1020"/>
        </table:table-row>
        <table:table-row table:style-name="ro1">
          <table:table-cell office:value-type="float" office:value="1.519009" calcext:value-type="float">
            <text:p>1.519009</text:p>
          </table:table-cell>
          <table:table-cell office:value-type="float" office:value="17.57361" calcext:value-type="float">
            <text:p>17.57361</text:p>
          </table:table-cell>
          <table:table-cell office:value-type="float" office:value="19.092619" calcext:value-type="float">
            <text:p>19.092619</text:p>
          </table:table-cell>
          <table:table-cell office:value-type="float" office:value="0.571525" calcext:value-type="float">
            <text:p>0.571525</text:p>
          </table:table-cell>
          <table:table-cell table:number-columns-repeated="1020"/>
        </table:table-row>
        <table:table-row table:style-name="ro1">
          <table:table-cell office:value-type="float" office:value="1.427481" calcext:value-type="float">
            <text:p>1.427481</text:p>
          </table:table-cell>
          <table:table-cell office:value-type="float" office:value="16.748669" calcext:value-type="float">
            <text:p>16.748669</text:p>
          </table:table-cell>
          <table:table-cell office:value-type="float" office:value="18.17615" calcext:value-type="float">
            <text:p>18.17615</text:p>
          </table:table-cell>
          <table:table-cell office:value-type="float" office:value="0.571525" calcext:value-type="float">
            <text:p>0.571525</text:p>
          </table:table-cell>
          <table:table-cell table:number-columns-repeated="1020"/>
        </table:table-row>
        <table:table-row table:style-name="ro1">
          <table:table-cell office:value-type="float" office:value="1.473741" calcext:value-type="float">
            <text:p>1.473741</text:p>
          </table:table-cell>
          <table:table-cell office:value-type="float" office:value="17.0491" calcext:value-type="float">
            <text:p>17.0491</text:p>
          </table:table-cell>
          <table:table-cell office:value-type="float" office:value="18.522841" calcext:value-type="float">
            <text:p>18.522841</text:p>
          </table:table-cell>
          <table:table-cell office:value-type="float" office:value="0.571525" calcext:value-type="float">
            <text:p>0.571525</text:p>
          </table:table-cell>
          <table:table-cell table:number-columns-repeated="1020"/>
        </table:table-row>
        <table:table-row table:style-name="ro1">
          <table:table-cell office:value-type="float" office:value="2.873411" calcext:value-type="float">
            <text:p>2.873411</text:p>
          </table:table-cell>
          <table:table-cell office:value-type="float" office:value="32.803449" calcext:value-type="float">
            <text:p>32.803449</text:p>
          </table:table-cell>
          <table:table-cell office:value-type="float" office:value="35.67686" calcext:value-type="float">
            <text:p>35.67686</text:p>
          </table:table-cell>
          <table:table-cell office:value-type="float" office:value="1.214396" calcext:value-type="float">
            <text:p>1.214396</text:p>
          </table:table-cell>
          <table:table-cell table:number-columns-repeated="1020"/>
        </table:table-row>
        <table:table-row table:style-name="ro1">
          <table:table-cell office:value-type="float" office:value="2.835964" calcext:value-type="float">
            <text:p>2.835964</text:p>
          </table:table-cell>
          <table:table-cell office:value-type="float" office:value="32.184097" calcext:value-type="float">
            <text:p>32.184097</text:p>
          </table:table-cell>
          <table:table-cell office:value-type="float" office:value="35.020061" calcext:value-type="float">
            <text:p>35.020061</text:p>
          </table:table-cell>
          <table:table-cell office:value-type="float" office:value="1.214396" calcext:value-type="float">
            <text:p>1.214396</text:p>
          </table:table-cell>
          <table:table-cell table:number-columns-repeated="1020"/>
        </table:table-row>
        <table:table-row table:style-name="ro1">
          <table:table-cell office:value-type="float" office:value="2.921092" calcext:value-type="float">
            <text:p>2.921092</text:p>
          </table:table-cell>
          <table:table-cell office:value-type="float" office:value="33.06954" calcext:value-type="float">
            <text:p>33.06954</text:p>
          </table:table-cell>
          <table:table-cell office:value-type="float" office:value="35.990632" calcext:value-type="float">
            <text:p>35.990632</text:p>
          </table:table-cell>
          <table:table-cell office:value-type="float" office:value="1.214396" calcext:value-type="float">
            <text:p>1.214396</text:p>
          </table:table-cell>
          <table:table-cell table:number-columns-repeated="1020"/>
        </table:table-row>
        <table:table-row table:style-name="ro1">
          <table:table-cell office:value-type="float" office:value="2.864741" calcext:value-type="float">
            <text:p>2.864741</text:p>
          </table:table-cell>
          <table:table-cell office:value-type="float" office:value="32.400359" calcext:value-type="float">
            <text:p>32.400359</text:p>
          </table:table-cell>
          <table:table-cell office:value-type="float" office:value="35.2651" calcext:value-type="float">
            <text:p>35.2651</text:p>
          </table:table-cell>
          <table:table-cell office:value-type="float" office:value="1.214396" calcext:value-type="float">
            <text:p>1.214396</text:p>
          </table:table-cell>
          <table:table-cell table:number-columns-repeated="1020"/>
        </table:table-row>
        <table:table-row table:style-name="ro1">
          <table:table-cell office:value-type="float" office:value="2.837796" calcext:value-type="float">
            <text:p>2.837796</text:p>
          </table:table-cell>
          <table:table-cell office:value-type="float" office:value="32.356675" calcext:value-type="float">
            <text:p>32.356675</text:p>
          </table:table-cell>
          <table:table-cell office:value-type="float" office:value="35.194471" calcext:value-type="float">
            <text:p>35.194471</text:p>
          </table:table-cell>
          <table:table-cell office:value-type="float" office:value="1.214396" calcext:value-type="float">
            <text:p>1.214396</text:p>
          </table:table-cell>
          <table:table-cell table:number-columns-repeated="1020"/>
        </table:table-row>
        <table:table-row table:style-name="ro1">
          <table:table-cell office:value-type="float" office:value="5.138348" calcext:value-type="float">
            <text:p>5.138348</text:p>
          </table:table-cell>
          <table:table-cell office:value-type="float" office:value="61.783564" calcext:value-type="float">
            <text:p>61.783564</text:p>
          </table:table-cell>
          <table:table-cell office:value-type="float" office:value="66.921912" calcext:value-type="float">
            <text:p>66.921912</text:p>
          </table:table-cell>
          <table:table-cell office:value-type="float" office:value="2.42871" calcext:value-type="float">
            <text:p>2.42871</text:p>
          </table:table-cell>
          <table:table-cell table:number-columns-repeated="1020"/>
        </table:table-row>
        <table:table-row table:style-name="ro1">
          <table:table-cell office:value-type="float" office:value="5.161536" calcext:value-type="float">
            <text:p>5.161536</text:p>
          </table:table-cell>
          <table:table-cell office:value-type="float" office:value="61.714624" calcext:value-type="float">
            <text:p>61.714624</text:p>
          </table:table-cell>
          <table:table-cell office:value-type="float" office:value="66.87616" calcext:value-type="float">
            <text:p>66.87616</text:p>
          </table:table-cell>
          <table:table-cell office:value-type="float" office:value="2.42871" calcext:value-type="float">
            <text:p>2.42871</text:p>
          </table:table-cell>
          <table:table-cell table:number-columns-repeated="1020"/>
        </table:table-row>
        <table:table-row table:style-name="ro1">
          <table:table-cell office:value-type="float" office:value="5.389533" calcext:value-type="float">
            <text:p>5.389533</text:p>
          </table:table-cell>
          <table:table-cell office:value-type="float" office:value="63.384951" calcext:value-type="float">
            <text:p>63.384951</text:p>
          </table:table-cell>
          <table:table-cell office:value-type="float" office:value="68.774484" calcext:value-type="float">
            <text:p>68.774484</text:p>
          </table:table-cell>
          <table:table-cell office:value-type="float" office:value="2.42871" calcext:value-type="float">
            <text:p>2.42871</text:p>
          </table:table-cell>
          <table:table-cell table:number-columns-repeated="1020"/>
        </table:table-row>
        <table:table-row table:style-name="ro1">
          <table:table-cell office:value-type="float" office:value="5.150998" calcext:value-type="float">
            <text:p>5.150998</text:p>
          </table:table-cell>
          <table:table-cell office:value-type="float" office:value="62.614731" calcext:value-type="float">
            <text:p>62.614731</text:p>
          </table:table-cell>
          <table:table-cell office:value-type="float" office:value="67.765729" calcext:value-type="float">
            <text:p>67.765729</text:p>
          </table:table-cell>
          <table:table-cell office:value-type="float" office:value="2.42871" calcext:value-type="float">
            <text:p>2.42871</text:p>
          </table:table-cell>
          <table:table-cell table:number-columns-repeated="1020"/>
        </table:table-row>
        <table:table-row table:style-name="ro1">
          <table:table-cell office:value-type="float" office:value="5.14014" calcext:value-type="float">
            <text:p>5.14014</text:p>
          </table:table-cell>
          <table:table-cell office:value-type="float" office:value="61.829364" calcext:value-type="float">
            <text:p>61.829364</text:p>
          </table:table-cell>
          <table:table-cell office:value-type="float" office:value="66.969504" calcext:value-type="float">
            <text:p>66.969504</text:p>
          </table:table-cell>
          <table:table-cell office:value-type="float" office:value="2.42871" calcext:value-type="float">
            <text:p>2.42871</text:p>
          </table:table-cell>
          <table:table-cell table:number-columns-repeated="1020"/>
        </table:table-row>
        <table:table-row table:style-name="ro1">
          <table:table-cell office:value-type="float" office:value="9.936994" calcext:value-type="float">
            <text:p>9.936994</text:p>
          </table:table-cell>
          <table:table-cell office:value-type="float" office:value="121.547745" calcext:value-type="float">
            <text:p>121.547745</text:p>
          </table:table-cell>
          <table:table-cell office:value-type="float" office:value="131.484739" calcext:value-type="float">
            <text:p>131.484739</text:p>
          </table:table-cell>
          <table:table-cell office:value-type="float" office:value="4.857338" calcext:value-type="float">
            <text:p>4.857338</text:p>
          </table:table-cell>
          <table:table-cell table:number-columns-repeated="1020"/>
        </table:table-row>
        <table:table-row table:style-name="ro1">
          <table:table-cell office:value-type="float" office:value="9.896934" calcext:value-type="float">
            <text:p>9.896934</text:p>
          </table:table-cell>
          <table:table-cell office:value-type="float" office:value="121.602475" calcext:value-type="float">
            <text:p>121.602475</text:p>
          </table:table-cell>
          <table:table-cell office:value-type="float" office:value="131.499409" calcext:value-type="float">
            <text:p>131.499409</text:p>
          </table:table-cell>
          <table:table-cell office:value-type="float" office:value="4.857338" calcext:value-type="float">
            <text:p>4.857338</text:p>
          </table:table-cell>
          <table:table-cell table:number-columns-repeated="1020"/>
        </table:table-row>
        <table:table-row table:style-name="ro1">
          <table:table-cell office:value-type="float" office:value="10.602496" calcext:value-type="float">
            <text:p>10.602496</text:p>
          </table:table-cell>
          <table:table-cell office:value-type="float" office:value="127.498559" calcext:value-type="float">
            <text:p>127.498559</text:p>
          </table:table-cell>
          <table:table-cell office:value-type="float" office:value="138.101055" calcext:value-type="float">
            <text:p>138.101055</text:p>
          </table:table-cell>
          <table:table-cell office:value-type="float" office:value="4.857338" calcext:value-type="float">
            <text:p>4.857338</text:p>
          </table:table-cell>
          <table:table-cell table:number-columns-repeated="1020"/>
        </table:table-row>
        <table:table-row table:style-name="ro1">
          <table:table-cell office:value-type="float" office:value="9.97689" calcext:value-type="float">
            <text:p>9.97689</text:p>
          </table:table-cell>
          <table:table-cell office:value-type="float" office:value="121.82965" calcext:value-type="float">
            <text:p>121.82965</text:p>
          </table:table-cell>
          <table:table-cell office:value-type="float" office:value="131.80654" calcext:value-type="float">
            <text:p>131.80654</text:p>
          </table:table-cell>
          <table:table-cell office:value-type="float" office:value="4.857338" calcext:value-type="float">
            <text:p>4.857338</text:p>
          </table:table-cell>
          <table:table-cell table:number-columns-repeated="1020"/>
        </table:table-row>
        <table:table-row table:style-name="ro1">
          <table:table-cell office:value-type="float" office:value="9.937876" calcext:value-type="float">
            <text:p>9.937876</text:p>
          </table:table-cell>
          <table:table-cell office:value-type="float" office:value="120.930285" calcext:value-type="float">
            <text:p>120.930285</text:p>
          </table:table-cell>
          <table:table-cell office:value-type="float" office:value="130.868161" calcext:value-type="float">
            <text:p>130.868161</text:p>
          </table:table-cell>
          <table:table-cell office:value-type="float" office:value="4.857338" calcext:value-type="float">
            <text:p>4.857338</text:p>
          </table:table-cell>
          <table:table-cell table:number-columns-repeated="1020"/>
        </table:table-row>
        <table:table-row table:style-name="ro1">
          <table:table-cell office:value-type="float" office:value="19.21568" calcext:value-type="float">
            <text:p>19.21568</text:p>
          </table:table-cell>
          <table:table-cell office:value-type="float" office:value="239.432437" calcext:value-type="float">
            <text:p>239.432437</text:p>
          </table:table-cell>
          <table:table-cell office:value-type="float" office:value="258.648117" calcext:value-type="float">
            <text:p>258.648117</text:p>
          </table:table-cell>
          <table:table-cell office:value-type="float" office:value="9.693163" calcext:value-type="float">
            <text:p>9.693163</text:p>
          </table:table-cell>
          <table:table-cell table:number-columns-repeated="1020"/>
        </table:table-row>
        <table:table-row table:style-name="ro1">
          <table:table-cell office:value-type="float" office:value="21.649239" calcext:value-type="float">
            <text:p>21.649239</text:p>
          </table:table-cell>
          <table:table-cell office:value-type="float" office:value="263.359839" calcext:value-type="float">
            <text:p>263.359839</text:p>
          </table:table-cell>
          <table:table-cell office:value-type="float" office:value="285.009078" calcext:value-type="float">
            <text:p>285.009078</text:p>
          </table:table-cell>
          <table:table-cell office:value-type="float" office:value="9.693163" calcext:value-type="float">
            <text:p>9.693163</text:p>
          </table:table-cell>
          <table:table-cell table:number-columns-repeated="1020"/>
        </table:table-row>
        <table:table-row table:style-name="ro1">
          <table:table-cell office:value-type="float" office:value="19.441279" calcext:value-type="float">
            <text:p>19.441279</text:p>
          </table:table-cell>
          <table:table-cell office:value-type="float" office:value="238.285732" calcext:value-type="float">
            <text:p>238.285732</text:p>
          </table:table-cell>
          <table:table-cell office:value-type="float" office:value="257.727011" calcext:value-type="float">
            <text:p>257.727011</text:p>
          </table:table-cell>
          <table:table-cell office:value-type="float" office:value="9.693163" calcext:value-type="float">
            <text:p>9.693163</text:p>
          </table:table-cell>
          <table:table-cell table:number-columns-repeated="1020"/>
        </table:table-row>
        <table:table-row table:style-name="ro1">
          <table:table-cell office:value-type="float" office:value="19.367792" calcext:value-type="float">
            <text:p>19.367792</text:p>
          </table:table-cell>
          <table:table-cell office:value-type="float" office:value="237.925893" calcext:value-type="float">
            <text:p>237.925893</text:p>
          </table:table-cell>
          <table:table-cell office:value-type="float" office:value="257.293685" calcext:value-type="float">
            <text:p>257.293685</text:p>
          </table:table-cell>
          <table:table-cell office:value-type="float" office:value="9.693163" calcext:value-type="float">
            <text:p>9.693163</text:p>
          </table:table-cell>
          <table:table-cell table:number-columns-repeated="1020"/>
        </table:table-row>
        <table:table-row table:style-name="ro1">
          <table:table-cell office:value-type="float" office:value="19.275717" calcext:value-type="float">
            <text:p>19.275717</text:p>
          </table:table-cell>
          <table:table-cell office:value-type="float" office:value="236.795583" calcext:value-type="float">
            <text:p>236.795583</text:p>
          </table:table-cell>
          <table:table-cell office:value-type="float" office:value="256.0713" calcext:value-type="float">
            <text:p>256.0713</text:p>
          </table:table-cell>
          <table:table-cell office:value-type="float" office:value="9.693163" calcext:value-type="float">
            <text:p>9.693163</text:p>
          </table:table-cell>
          <table:table-cell table:number-columns-repeated="1020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pc" table:style-name="ta3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req</text:p>
          </table:table-cell>
          <table:table-cell office:value-type="string" calcext:value-type="string">
            <text:p>resp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ayload</text:p>
          </table:table-cell>
          <table:table-cell table:number-columns-repeated="1020"/>
        </table:table-row>
        <table:table-row table:style-name="ro1">
          <table:table-cell office:value-type="float" office:value="0.163215" calcext:value-type="float">
            <text:p>0.163215</text:p>
          </table:table-cell>
          <table:table-cell office:value-type="float" office:value="0.856125" calcext:value-type="float">
            <text:p>0.856125</text:p>
          </table:table-cell>
          <table:table-cell office:value-type="float" office:value="1.01934" calcext:value-type="float">
            <text:p>1.01934</text:p>
          </table:table-cell>
          <table:table-cell office:value-type="float" office:value="0.058959" calcext:value-type="float">
            <text:p>0.058959</text:p>
          </table:table-cell>
          <table:table-cell table:number-columns-repeated="1020"/>
        </table:table-row>
        <table:table-row table:style-name="ro1">
          <table:table-cell office:value-type="float" office:value="0.126582" calcext:value-type="float">
            <text:p>0.126582</text:p>
          </table:table-cell>
          <table:table-cell office:value-type="float" office:value="0.686207" calcext:value-type="float">
            <text:p>0.686207</text:p>
          </table:table-cell>
          <table:table-cell office:value-type="float" office:value="0.812789" calcext:value-type="float">
            <text:p>0.812789</text:p>
          </table:table-cell>
          <table:table-cell office:value-type="float" office:value="0.058959" calcext:value-type="float">
            <text:p>0.058959</text:p>
          </table:table-cell>
          <table:table-cell table:number-columns-repeated="1020"/>
        </table:table-row>
        <table:table-row table:style-name="ro1">
          <table:table-cell office:value-type="float" office:value="0.14397" calcext:value-type="float">
            <text:p>0.14397</text:p>
          </table:table-cell>
          <table:table-cell office:value-type="float" office:value="0.771487" calcext:value-type="float">
            <text:p>0.771487</text:p>
          </table:table-cell>
          <table:table-cell office:value-type="float" office:value="0.915457" calcext:value-type="float">
            <text:p>0.915457</text:p>
          </table:table-cell>
          <table:table-cell office:value-type="float" office:value="0.05896" calcext:value-type="float">
            <text:p>0.05896</text:p>
          </table:table-cell>
          <table:table-cell table:number-columns-repeated="1020"/>
        </table:table-row>
        <table:table-row table:style-name="ro1">
          <table:table-cell office:value-type="float" office:value="0.142731" calcext:value-type="float">
            <text:p>0.142731</text:p>
          </table:table-cell>
          <table:table-cell office:value-type="float" office:value="0.784509" calcext:value-type="float">
            <text:p>0.784509</text:p>
          </table:table-cell>
          <table:table-cell office:value-type="float" office:value="0.92724" calcext:value-type="float">
            <text:p>0.92724</text:p>
          </table:table-cell>
          <table:table-cell office:value-type="float" office:value="0.058959" calcext:value-type="float">
            <text:p>0.058959</text:p>
          </table:table-cell>
          <table:table-cell table:number-columns-repeated="1020"/>
        </table:table-row>
        <table:table-row table:style-name="ro1">
          <table:table-cell office:value-type="float" office:value="0.281139" calcext:value-type="float">
            <text:p>0.281139</text:p>
          </table:table-cell>
          <table:table-cell office:value-type="float" office:value="1.201208" calcext:value-type="float">
            <text:p>1.201208</text:p>
          </table:table-cell>
          <table:table-cell office:value-type="float" office:value="1.482347" calcext:value-type="float">
            <text:p>1.482347</text:p>
          </table:table-cell>
          <table:table-cell office:value-type="float" office:value="0.058959" calcext:value-type="float">
            <text:p>0.058959</text:p>
          </table:table-cell>
          <table:table-cell table:number-columns-repeated="1020"/>
        </table:table-row>
        <table:table-row table:style-name="ro1">
          <table:table-cell office:value-type="float" office:value="0.303216" calcext:value-type="float">
            <text:p>0.303216</text:p>
          </table:table-cell>
          <table:table-cell office:value-type="float" office:value="3.144365" calcext:value-type="float">
            <text:p>3.144365</text:p>
          </table:table-cell>
          <table:table-cell office:value-type="float" office:value="3.447581" calcext:value-type="float">
            <text:p>3.447581</text:p>
          </table:table-cell>
          <table:table-cell office:value-type="float" office:value="0.23577" calcext:value-type="float">
            <text:p>0.23577</text:p>
          </table:table-cell>
          <table:table-cell table:number-columns-repeated="1020"/>
        </table:table-row>
        <table:table-row table:style-name="ro1">
          <table:table-cell office:value-type="float" office:value="0.239448" calcext:value-type="float">
            <text:p>0.239448</text:p>
          </table:table-cell>
          <table:table-cell office:value-type="float" office:value="2.582371" calcext:value-type="float">
            <text:p>2.582371</text:p>
          </table:table-cell>
          <table:table-cell office:value-type="float" office:value="2.821819" calcext:value-type="float">
            <text:p>2.821819</text:p>
          </table:table-cell>
          <table:table-cell office:value-type="float" office:value="0.23577" calcext:value-type="float">
            <text:p>0.23577</text:p>
          </table:table-cell>
          <table:table-cell table:number-columns-repeated="1020"/>
        </table:table-row>
        <table:table-row table:style-name="ro1">
          <table:table-cell office:value-type="float" office:value="0.261825" calcext:value-type="float">
            <text:p>0.261825</text:p>
          </table:table-cell>
          <table:table-cell office:value-type="float" office:value="2.779789" calcext:value-type="float">
            <text:p>2.779789</text:p>
          </table:table-cell>
          <table:table-cell office:value-type="float" office:value="3.041614" calcext:value-type="float">
            <text:p>3.041614</text:p>
          </table:table-cell>
          <table:table-cell office:value-type="float" office:value="0.23577" calcext:value-type="float">
            <text:p>0.23577</text:p>
          </table:table-cell>
          <table:table-cell table:number-columns-repeated="1020"/>
        </table:table-row>
        <table:table-row table:style-name="ro1">
          <table:table-cell office:value-type="float" office:value="0.275213" calcext:value-type="float">
            <text:p>0.275213</text:p>
          </table:table-cell>
          <table:table-cell office:value-type="float" office:value="2.886876" calcext:value-type="float">
            <text:p>2.886876</text:p>
          </table:table-cell>
          <table:table-cell office:value-type="float" office:value="3.162089" calcext:value-type="float">
            <text:p>3.162089</text:p>
          </table:table-cell>
          <table:table-cell office:value-type="float" office:value="0.23577" calcext:value-type="float">
            <text:p>0.23577</text:p>
          </table:table-cell>
          <table:table-cell table:number-columns-repeated="1020"/>
        </table:table-row>
        <table:table-row table:style-name="ro1">
          <table:table-cell office:value-type="float" office:value="0.374958" calcext:value-type="float">
            <text:p>0.374958</text:p>
          </table:table-cell>
          <table:table-cell office:value-type="float" office:value="3.614498" calcext:value-type="float">
            <text:p>3.614498</text:p>
          </table:table-cell>
          <table:table-cell office:value-type="float" office:value="3.989456" calcext:value-type="float">
            <text:p>3.989456</text:p>
          </table:table-cell>
          <table:table-cell office:value-type="float" office:value="0.23577" calcext:value-type="float">
            <text:p>0.23577</text:p>
          </table:table-cell>
          <table:table-cell table:number-columns-repeated="1020"/>
        </table:table-row>
        <table:table-row table:style-name="ro1">
          <table:table-cell office:value-type="float" office:value="0.430591" calcext:value-type="float">
            <text:p>0.430591</text:p>
          </table:table-cell>
          <table:table-cell office:value-type="float" office:value="6.878986" calcext:value-type="float">
            <text:p>6.878986</text:p>
          </table:table-cell>
          <table:table-cell office:value-type="float" office:value="7.309577" calcext:value-type="float">
            <text:p>7.309577</text:p>
          </table:table-cell>
          <table:table-cell office:value-type="float" office:value="0.500987" calcext:value-type="float">
            <text:p>0.500987</text:p>
          </table:table-cell>
          <table:table-cell table:number-columns-repeated="1020"/>
        </table:table-row>
        <table:table-row table:style-name="ro1">
          <table:table-cell office:value-type="float" office:value="0.362476" calcext:value-type="float">
            <text:p>0.362476</text:p>
          </table:table-cell>
          <table:table-cell office:value-type="float" office:value="5.650126" calcext:value-type="float">
            <text:p>5.650126</text:p>
          </table:table-cell>
          <table:table-cell office:value-type="float" office:value="6.012602" calcext:value-type="float">
            <text:p>6.012602</text:p>
          </table:table-cell>
          <table:table-cell office:value-type="float" office:value="0.500987" calcext:value-type="float">
            <text:p>0.500987</text:p>
          </table:table-cell>
          <table:table-cell table:number-columns-repeated="1020"/>
        </table:table-row>
        <table:table-row table:style-name="ro1">
          <table:table-cell office:value-type="float" office:value="0.377244" calcext:value-type="float">
            <text:p>0.377244</text:p>
          </table:table-cell>
          <table:table-cell office:value-type="float" office:value="5.848688" calcext:value-type="float">
            <text:p>5.848688</text:p>
          </table:table-cell>
          <table:table-cell office:value-type="float" office:value="6.225932" calcext:value-type="float">
            <text:p>6.225932</text:p>
          </table:table-cell>
          <table:table-cell office:value-type="float" office:value="0.500987" calcext:value-type="float">
            <text:p>0.500987</text:p>
          </table:table-cell>
          <table:table-cell table:number-columns-repeated="1020"/>
        </table:table-row>
        <table:table-row table:style-name="ro1">
          <table:table-cell office:value-type="float" office:value="0.381198" calcext:value-type="float">
            <text:p>0.381198</text:p>
          </table:table-cell>
          <table:table-cell office:value-type="float" office:value="5.977779" calcext:value-type="float">
            <text:p>5.977779</text:p>
          </table:table-cell>
          <table:table-cell office:value-type="float" office:value="6.358977" calcext:value-type="float">
            <text:p>6.358977</text:p>
          </table:table-cell>
          <table:table-cell office:value-type="float" office:value="0.500987" calcext:value-type="float">
            <text:p>0.500987</text:p>
          </table:table-cell>
          <table:table-cell table:number-columns-repeated="1020"/>
        </table:table-row>
        <table:table-row table:style-name="ro1">
          <table:table-cell office:value-type="float" office:value="0.404722" calcext:value-type="float">
            <text:p>0.404722</text:p>
          </table:table-cell>
          <table:table-cell office:value-type="float" office:value="6.336869" calcext:value-type="float">
            <text:p>6.336869</text:p>
          </table:table-cell>
          <table:table-cell office:value-type="float" office:value="6.741591" calcext:value-type="float">
            <text:p>6.741591</text:p>
          </table:table-cell>
          <table:table-cell office:value-type="float" office:value="0.500987" calcext:value-type="float">
            <text:p>0.500987</text:p>
          </table:table-cell>
          <table:table-cell table:number-columns-repeated="1020"/>
        </table:table-row>
        <table:table-row table:style-name="ro1">
          <table:table-cell office:value-type="float" office:value="0.614403" calcext:value-type="float">
            <text:p>0.614403</text:p>
          </table:table-cell>
          <table:table-cell office:value-type="float" office:value="12.057124" calcext:value-type="float">
            <text:p>12.057124</text:p>
          </table:table-cell>
          <table:table-cell office:value-type="float" office:value="12.671527" calcext:value-type="float">
            <text:p>12.671527</text:p>
          </table:table-cell>
          <table:table-cell office:value-type="float" office:value="1.001952" calcext:value-type="float">
            <text:p>1.001952</text:p>
          </table:table-cell>
          <table:table-cell table:number-columns-repeated="1020"/>
        </table:table-row>
        <table:table-row table:style-name="ro1">
          <table:table-cell office:value-type="float" office:value="0.56736" calcext:value-type="float">
            <text:p>0.56736</text:p>
          </table:table-cell>
          <table:table-cell office:value-type="float" office:value="11.108898" calcext:value-type="float">
            <text:p>11.108898</text:p>
          </table:table-cell>
          <table:table-cell office:value-type="float" office:value="11.676258" calcext:value-type="float">
            <text:p>11.676258</text:p>
          </table:table-cell>
          <table:table-cell office:value-type="float" office:value="1.001952" calcext:value-type="float">
            <text:p>1.001952</text:p>
          </table:table-cell>
          <table:table-cell table:number-columns-repeated="1020"/>
        </table:table-row>
        <table:table-row table:style-name="ro1">
          <table:table-cell office:value-type="float" office:value="0.582595" calcext:value-type="float">
            <text:p>0.582595</text:p>
          </table:table-cell>
          <table:table-cell office:value-type="float" office:value="11.329921" calcext:value-type="float">
            <text:p>11.329921</text:p>
          </table:table-cell>
          <table:table-cell office:value-type="float" office:value="11.912516" calcext:value-type="float">
            <text:p>11.912516</text:p>
          </table:table-cell>
          <table:table-cell office:value-type="float" office:value="1.001952" calcext:value-type="float">
            <text:p>1.001952</text:p>
          </table:table-cell>
          <table:table-cell table:number-columns-repeated="1020"/>
        </table:table-row>
        <table:table-row table:style-name="ro1">
          <table:table-cell office:value-type="float" office:value="0.562272" calcext:value-type="float">
            <text:p>0.562272</text:p>
          </table:table-cell>
          <table:table-cell office:value-type="float" office:value="10.934632" calcext:value-type="float">
            <text:p>10.934632</text:p>
          </table:table-cell>
          <table:table-cell office:value-type="float" office:value="11.496904" calcext:value-type="float">
            <text:p>11.496904</text:p>
          </table:table-cell>
          <table:table-cell office:value-type="float" office:value="1.001952" calcext:value-type="float">
            <text:p>1.001952</text:p>
          </table:table-cell>
          <table:table-cell table:number-columns-repeated="1020"/>
        </table:table-row>
        <table:table-row table:style-name="ro1">
          <table:table-cell office:value-type="float" office:value="0.595035" calcext:value-type="float">
            <text:p>0.595035</text:p>
          </table:table-cell>
          <table:table-cell office:value-type="float" office:value="11.391685" calcext:value-type="float">
            <text:p>11.391685</text:p>
          </table:table-cell>
          <table:table-cell office:value-type="float" office:value="11.98672" calcext:value-type="float">
            <text:p>11.98672</text:p>
          </table:table-cell>
          <table:table-cell office:value-type="float" office:value="1.001952" calcext:value-type="float">
            <text:p>1.001952</text:p>
          </table:table-cell>
          <table:table-cell table:number-columns-repeated="1020"/>
        </table:table-row>
        <table:table-row table:style-name="ro1">
          <table:table-cell office:value-type="float" office:value="0.966877" calcext:value-type="float">
            <text:p>0.966877</text:p>
          </table:table-cell>
          <table:table-cell office:value-type="float" office:value="21.126138" calcext:value-type="float">
            <text:p>21.126138</text:p>
          </table:table-cell>
          <table:table-cell office:value-type="float" office:value="22.093015" calcext:value-type="float">
            <text:p>22.093015</text:p>
          </table:table-cell>
          <table:table-cell office:value-type="float" office:value="2.003883" calcext:value-type="float">
            <text:p>2.003883</text:p>
          </table:table-cell>
          <table:table-cell table:number-columns-repeated="1020"/>
        </table:table-row>
        <table:table-row table:style-name="ro1">
          <table:table-cell office:value-type="float" office:value="1.02972" calcext:value-type="float">
            <text:p>1.02972</text:p>
          </table:table-cell>
          <table:table-cell office:value-type="float" office:value="21.961518" calcext:value-type="float">
            <text:p>21.961518</text:p>
          </table:table-cell>
          <table:table-cell office:value-type="float" office:value="22.991238" calcext:value-type="float">
            <text:p>22.991238</text:p>
          </table:table-cell>
          <table:table-cell office:value-type="float" office:value="2.003883" calcext:value-type="float">
            <text:p>2.003883</text:p>
          </table:table-cell>
          <table:table-cell table:number-columns-repeated="1020"/>
        </table:table-row>
        <table:table-row table:style-name="ro1">
          <table:table-cell office:value-type="float" office:value="0.995104" calcext:value-type="float">
            <text:p>0.995104</text:p>
          </table:table-cell>
          <table:table-cell office:value-type="float" office:value="21.222116" calcext:value-type="float">
            <text:p>21.222116</text:p>
          </table:table-cell>
          <table:table-cell office:value-type="float" office:value="22.21722" calcext:value-type="float">
            <text:p>22.21722</text:p>
          </table:table-cell>
          <table:table-cell office:value-type="float" office:value="2.003883" calcext:value-type="float">
            <text:p>2.003883</text:p>
          </table:table-cell>
          <table:table-cell table:number-columns-repeated="1020"/>
        </table:table-row>
        <table:table-row table:style-name="ro1">
          <table:table-cell office:value-type="float" office:value="1.01465" calcext:value-type="float">
            <text:p>1.01465</text:p>
          </table:table-cell>
          <table:table-cell office:value-type="float" office:value="21.530428" calcext:value-type="float">
            <text:p>21.530428</text:p>
          </table:table-cell>
          <table:table-cell office:value-type="float" office:value="22.545078" calcext:value-type="float">
            <text:p>22.545078</text:p>
          </table:table-cell>
          <table:table-cell office:value-type="float" office:value="2.003883" calcext:value-type="float">
            <text:p>2.003883</text:p>
          </table:table-cell>
          <table:table-cell table:number-columns-repeated="1020"/>
        </table:table-row>
        <table:table-row table:style-name="ro1">
          <table:table-cell office:value-type="float" office:value="1.075058" calcext:value-type="float">
            <text:p>1.075058</text:p>
          </table:table-cell>
          <table:table-cell office:value-type="float" office:value="19.516011" calcext:value-type="float">
            <text:p>19.516011</text:p>
          </table:table-cell>
          <table:table-cell office:value-type="float" office:value="20.591069" calcext:value-type="float">
            <text:p>20.591069</text:p>
          </table:table-cell>
          <table:table-cell office:value-type="float" office:value="2.003883" calcext:value-type="float">
            <text:p>2.003883</text:p>
          </table:table-cell>
          <table:table-cell table:number-columns-repeated="1020"/>
        </table:table-row>
        <table:table-row table:style-name="ro1">
          <table:table-cell office:value-type="float" office:value="1.747093" calcext:value-type="float">
            <text:p>1.747093</text:p>
          </table:table-cell>
          <table:table-cell office:value-type="float" office:value="41.367089" calcext:value-type="float">
            <text:p>41.367089</text:p>
          </table:table-cell>
          <table:table-cell office:value-type="float" office:value="43.114182" calcext:value-type="float">
            <text:p>43.114182</text:p>
          </table:table-cell>
          <table:table-cell office:value-type="float" office:value="3.998903" calcext:value-type="float">
            <text:p>3.998903</text:p>
          </table:table-cell>
          <table:table-cell table:number-columns-repeated="1020"/>
        </table:table-row>
        <table:table-row table:style-name="ro1">
          <table:table-cell office:value-type="float" office:value="1.756618" calcext:value-type="float">
            <text:p>1.756618</text:p>
          </table:table-cell>
          <table:table-cell office:value-type="float" office:value="41.121127" calcext:value-type="float">
            <text:p>41.121127</text:p>
          </table:table-cell>
          <table:table-cell office:value-type="float" office:value="42.877745" calcext:value-type="float">
            <text:p>42.877745</text:p>
          </table:table-cell>
          <table:table-cell office:value-type="float" office:value="3.998903" calcext:value-type="float">
            <text:p>3.998903</text:p>
          </table:table-cell>
          <table:table-cell table:number-columns-repeated="1020"/>
        </table:table-row>
        <table:table-row table:style-name="ro1">
          <table:table-cell office:value-type="float" office:value="1.755336" calcext:value-type="float">
            <text:p>1.755336</text:p>
          </table:table-cell>
          <table:table-cell office:value-type="float" office:value="41.432879" calcext:value-type="float">
            <text:p>41.432879</text:p>
          </table:table-cell>
          <table:table-cell office:value-type="float" office:value="43.188215" calcext:value-type="float">
            <text:p>43.188215</text:p>
          </table:table-cell>
          <table:table-cell office:value-type="float" office:value="3.998903" calcext:value-type="float">
            <text:p>3.998903</text:p>
          </table:table-cell>
          <table:table-cell table:number-columns-repeated="1020"/>
        </table:table-row>
        <table:table-row table:style-name="ro1">
          <table:table-cell office:value-type="float" office:value="1.768514" calcext:value-type="float">
            <text:p>1.768514</text:p>
          </table:table-cell>
          <table:table-cell office:value-type="float" office:value="41.240745" calcext:value-type="float">
            <text:p>41.240745</text:p>
          </table:table-cell>
          <table:table-cell office:value-type="float" office:value="43.009259" calcext:value-type="float">
            <text:p>43.009259</text:p>
          </table:table-cell>
          <table:table-cell office:value-type="float" office:value="3.998903" calcext:value-type="float">
            <text:p>3.998903</text:p>
          </table:table-cell>
          <table:table-cell table:number-columns-repeated="1020"/>
        </table:table-row>
        <table:table-row table:style-name="ro1">
          <table:table-cell office:value-type="float" office:value="1.717827" calcext:value-type="float">
            <text:p>1.717827</text:p>
          </table:table-cell>
          <table:table-cell office:value-type="float" office:value="39.871563" calcext:value-type="float">
            <text:p>39.871563</text:p>
          </table:table-cell>
          <table:table-cell office:value-type="float" office:value="41.58939" calcext:value-type="float">
            <text:p>41.58939</text:p>
          </table:table-cell>
          <table:table-cell office:value-type="float" office:value="3.998903" calcext:value-type="float">
            <text:p>3.998903</text:p>
          </table:table-cell>
          <table:table-cell table:number-columns-repeated="1020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yloads" table:style-name="ta4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/>
          <table:table-cell office:value-type="string" calcext:value-type="string">
            <text:p>xml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grpc</text:p>
          </table:table-cell>
          <table:table-cell/>
          <table:table-cell office:value-type="string" calcext:value-type="string">
            <text:p>xml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grpc</text:p>
          </table:table-cell>
          <table:table-cell table:number-columns-repeated="1016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formula="of:=[$xml.D2]" office:value-type="float" office:value="0.199039" calcext:value-type="float">
            <text:p>0.199039</text:p>
          </table:table-cell>
          <table:table-cell table:formula="of:=[$json.D2]" office:value-type="float" office:value="0.142942" calcext:value-type="float">
            <text:p>0.142942</text:p>
          </table:table-cell>
          <table:table-cell table:formula="of:=[$grpc.D2]" office:value-type="float" office:value="0.058959" calcext:value-type="float">
            <text:p>0.058959</text:p>
          </table:table-cell>
          <table:table-cell/>
          <table:table-cell table:formula="of:=[.B2]/[.C2]" office:value-type="float" office:value="1.39244588714304" calcext:value-type="float">
            <text:p>1.39244588714304</text:p>
          </table:table-cell>
          <table:table-cell office:value-type="float" office:value="1" calcext:value-type="float">
            <text:p>1</text:p>
          </table:table-cell>
          <table:table-cell table:formula="of:=[.D2]/[.C2]" office:value-type="float" office:value="0.412467994011557" calcext:value-type="float">
            <text:p>0.412467994011557</text:p>
          </table:table-cell>
          <table:table-cell table:number-columns-repeated="4"/>
          <table:table-cell>
            <draw:frame table:end-cell-address="payloads.T23" table:end-x="9.26mm" table:end-y="1.05mm" draw:z-index="0" draw:name="Chart 2" draw:style-name="gr1" draw:text-style-name="P1" svg:width="147.28mm" svg:height="107.01mm" svg:x="9.53mm" svg:y="5.16mm">
              <draw:object draw:notify-on-update-of-ranges="payloads.J20:payloads.J25 payloads.B1:payloads.B1 payloads.B2:payloads.B7 payloads.C1:payloads.C1 payloads.C2:payloads.C7 payloads.D1:payloads.D1 payloads.D2:payloads.D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1"/>
        </table:table-row>
        <table:table-row table:style-name="ro1">
          <table:table-cell table:style-name="ce1" office:value-type="float" office:value="400" calcext:value-type="float">
            <text:p>400</text:p>
          </table:table-cell>
          <table:table-cell table:formula="of:=[$xml.D7]" office:value-type="float" office:value="0.795848" calcext:value-type="float">
            <text:p>0.795848</text:p>
          </table:table-cell>
          <table:table-cell table:formula="of:=[$json.D7]" office:value-type="float" office:value="0.571525" calcext:value-type="float">
            <text:p>0.571525</text:p>
          </table:table-cell>
          <table:table-cell table:formula="of:=[$grpc.D7]" office:value-type="float" office:value="0.23577" calcext:value-type="float">
            <text:p>0.23577</text:p>
          </table:table-cell>
          <table:table-cell/>
          <table:table-cell table:formula="of:=[.B3]/[.C3]" office:value-type="float" office:value="1.39249901579109" calcext:value-type="float">
            <text:p>1.39249901579109</text:p>
          </table:table-cell>
          <table:table-cell office:value-type="float" office:value="1" calcext:value-type="float">
            <text:p>1</text:p>
          </table:table-cell>
          <table:table-cell table:formula="of:=[.D3]/[.C3]" office:value-type="float" office:value="0.412527885919251" calcext:value-type="float">
            <text:p>0.412527885919251</text:p>
          </table:table-cell>
          <table:table-cell table:number-columns-repeated="1016"/>
        </table:table-row>
        <table:table-row table:style-name="ro1">
          <table:table-cell table:style-name="ce1" office:value-type="float" office:value="850" calcext:value-type="float">
            <text:p>850</text:p>
          </table:table-cell>
          <table:table-cell table:formula="of:=[$xml.D12]" office:value-type="float" office:value="1.691063" calcext:value-type="float">
            <text:p>1.691063</text:p>
          </table:table-cell>
          <table:table-cell table:formula="of:=[$json.D12]" office:value-type="float" office:value="1.214396" calcext:value-type="float">
            <text:p>1.214396</text:p>
          </table:table-cell>
          <table:table-cell table:formula="of:=[$grpc.D12]" office:value-type="float" office:value="0.500987" calcext:value-type="float">
            <text:p>0.500987</text:p>
          </table:table-cell>
          <table:table-cell/>
          <table:table-cell table:formula="of:=[.B4]/[.C4]" office:value-type="float" office:value="1.3925136446431" calcext:value-type="float">
            <text:p>1.3925136446431</text:p>
          </table:table-cell>
          <table:table-cell office:value-type="float" office:value="1" calcext:value-type="float">
            <text:p>1</text:p>
          </table:table-cell>
          <table:table-cell table:formula="of:=[.D4]/[.C4]" office:value-type="float" office:value="0.412540061067395" calcext:value-type="float">
            <text:p>0.412540061067395</text:p>
          </table:table-cell>
          <table:table-cell table:number-columns-repeated="1016"/>
        </table:table-row>
        <table:table-row table:style-name="ro1">
          <table:table-cell table:style-name="ce1" office:value-type="float" office:value="1700" calcext:value-type="float">
            <text:p>1700</text:p>
          </table:table-cell>
          <table:table-cell table:formula="of:=[$xml.D17]" office:value-type="float" office:value="3.382023" calcext:value-type="float">
            <text:p>3.382023</text:p>
          </table:table-cell>
          <table:table-cell table:formula="of:=[$json.D17]" office:value-type="float" office:value="2.42871" calcext:value-type="float">
            <text:p>2.42871</text:p>
          </table:table-cell>
          <table:table-cell table:formula="of:=[$grpc.D17]" office:value-type="float" office:value="1.001952" calcext:value-type="float">
            <text:p>1.001952</text:p>
          </table:table-cell>
          <table:table-cell/>
          <table:table-cell table:formula="of:=[.B5]/[.C5]" office:value-type="float" office:value="1.39251825042924" calcext:value-type="float">
            <text:p>1.39251825042924</text:p>
          </table:table-cell>
          <table:table-cell office:value-type="float" office:value="1" calcext:value-type="float">
            <text:p>1</text:p>
          </table:table-cell>
          <table:table-cell table:formula="of:=[.D5]/[.C5]" office:value-type="float" office:value="0.412544931259805" calcext:value-type="float">
            <text:p>0.412544931259805</text:p>
          </table:table-cell>
          <table:table-cell table:number-columns-repeated="1016"/>
        </table:table-row>
        <table:table-row table:style-name="ro1">
          <table:table-cell table:style-name="ce1" office:value-type="float" office:value="3400" calcext:value-type="float">
            <text:p>3400</text:p>
          </table:table-cell>
          <table:table-cell table:formula="of:=[$xml.D22]" office:value-type="float" office:value="6.763943" calcext:value-type="float">
            <text:p>6.763943</text:p>
          </table:table-cell>
          <table:table-cell table:formula="of:=[$json.D22]" office:value-type="float" office:value="4.857338" calcext:value-type="float">
            <text:p>4.857338</text:p>
          </table:table-cell>
          <table:table-cell table:formula="of:=[$grpc.D22]" office:value-type="float" office:value="2.003883" calcext:value-type="float">
            <text:p>2.003883</text:p>
          </table:table-cell>
          <table:table-cell/>
          <table:table-cell table:formula="of:=[.B6]/[.C6]" office:value-type="float" office:value="1.39252055343894" calcext:value-type="float">
            <text:p>1.39252055343894</text:p>
          </table:table-cell>
          <table:table-cell office:value-type="float" office:value="1" calcext:value-type="float">
            <text:p>1</text:p>
          </table:table-cell>
          <table:table-cell table:formula="of:=[.D6]/[.C6]" office:value-type="float" office:value="0.412547572353417" calcext:value-type="float">
            <text:p>0.412547572353417</text:p>
          </table:table-cell>
          <table:table-cell table:number-columns-repeated="1016"/>
        </table:table-row>
        <table:table-row table:style-name="ro1">
          <table:table-cell table:style-name="ce1" office:value-type="float" office:value="6785" calcext:value-type="float">
            <text:p>6785</text:p>
          </table:table-cell>
          <table:table-cell table:formula="of:=[$xml.D27]" office:value-type="float" office:value="13.497943" calcext:value-type="float">
            <text:p>13.497943</text:p>
          </table:table-cell>
          <table:table-cell table:formula="of:=[$json.D27]" office:value-type="float" office:value="9.693163" calcext:value-type="float">
            <text:p>9.693163</text:p>
          </table:table-cell>
          <table:table-cell table:formula="of:=[$grpc.D27]" office:value-type="float" office:value="3.998903" calcext:value-type="float">
            <text:p>3.998903</text:p>
          </table:table-cell>
          <table:table-cell/>
          <table:table-cell table:formula="of:=[.B7]/[.C7]" office:value-type="float" office:value="1.39252202815531" calcext:value-type="float">
            <text:p>1.39252202815531</text:p>
          </table:table-cell>
          <table:table-cell office:value-type="float" office:value="1" calcext:value-type="float">
            <text:p>1</text:p>
          </table:table-cell>
          <table:table-cell table:formula="of:=[.D7]/[.C7]" office:value-type="float" office:value="0.412548824362079" calcext:value-type="float">
            <text:p>0.412548824362079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formula="of:=[.B2]/[.D2]" office:value-type="float" office:value="3.3758883291779" calcext:value-type="float">
            <text:p>3.3758883291779</text:p>
          </table:table-cell>
          <table:table-cell table:formula="of:=[.C2]/[.D2]" office:value-type="float" office:value="2.4244305364745" calcext:value-type="float">
            <text:p>2.424430536474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formula="of:=[.B3]/[.D3]" office:value-type="float" office:value="3.37552699664928" calcext:value-type="float">
            <text:p>3.37552699664928</text:p>
          </table:table-cell>
          <table:table-cell table:formula="of:=[.C3]/[.D3]" office:value-type="float" office:value="2.42407855113034" calcext:value-type="float">
            <text:p>2.4240785511303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formula="of:=[.B4]/[.D4]" office:value-type="float" office:value="3.37546283636102" calcext:value-type="float">
            <text:p>3.37546283636102</text:p>
          </table:table-cell>
          <table:table-cell table:formula="of:=[.C4]/[.D4]" office:value-type="float" office:value="2.42400701016194" calcext:value-type="float">
            <text:p>2.4240070101619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formula="of:=[.B5]/[.D5]" office:value-type="float" office:value="3.37543415253425" calcext:value-type="float">
            <text:p>3.37543415253425</text:p>
          </table:table-cell>
          <table:table-cell table:formula="of:=[.C5]/[.D5]" office:value-type="float" office:value="2.42397839417457" calcext:value-type="float">
            <text:p>2.4239783941745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formula="of:=[.B6]/[.D6]" office:value-type="float" office:value="3.37541812570894" calcext:value-type="float">
            <text:p>3.37541812570894</text:p>
          </table:table-cell>
          <table:table-cell table:formula="of:=[.C6]/[.D6]" office:value-type="float" office:value="2.4239628760761" calcext:value-type="float">
            <text:p>2.423962876076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formula="of:=[.B7]/[.D7]" office:value-type="float" office:value="3.37541145659197" calcext:value-type="float">
            <text:p>3.37541145659197</text:p>
          </table:table-cell>
          <table:table-cell table:formula="of:=[.C7]/[.D7]" office:value-type="float" office:value="2.42395551980131" calcext:value-type="float">
            <text:p>2.4239555198013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payloads.I37" table:end-x="9.78mm" table:end-y="0.65mm" draw:z-index="1" draw:name="Chart 4" draw:style-name="gr1" draw:text-style-name="P1" svg:width="147.28mm" svg:height="107.02mm" svg:x="10.05mm" svg:y="4.76mm">
              <draw:object draw:notify-on-update-of-ranges="payloads.J20:payloads.J25 payloads.F9:payloads.F14 payloads.G9:payloads.G1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office:value-type="float" office:value="0.14" calcext:value-type="float">
            <text:p>0.14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0.57" calcext:value-type="float">
            <text:p>0.57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.21" calcext:value-type="float">
            <text:p>1.2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2.42" calcext:value-type="float">
            <text:p>2.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4.84" calcext:value-type="float">
            <text:p>4.84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9.66" calcext:value-type="float">
            <text:p>9.66</text:p>
          </table:table-cell>
          <table:table-cell table:number-columns-repeated="1014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" table:style-name="ta5">
        <table:table-column table:style-name="co1" table:number-columns-repeated="16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004" table:default-cell-style-name="Default"/>
        <table:table-row table:style-name="ro1">
          <table:table-cell>
            <draw:frame table:end-cell-address="Sheet7.G20" table:end-x="16.92mm" table:end-y="5.28mm" draw:z-index="0" draw:name="Chart 1" draw:style-name="gr1" draw:text-style-name="P1" svg:width="143.39mm" svg:height="105.82mm" svg:x="0mm" svg:y="0mm">
              <draw:object draw:notify-on-update-of-ranges="payloads.A2:payloads.A7 payloads.B1:payloads.B1 payloads.B2:payloads.B7 payloads.C1:payloads.C1 payloads.C2:payloads.C7 payloads.D1:payloads.D1 payloads.D2:payloads.D7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6"/>
          <table:table-cell>
            <draw:frame table:end-cell-address="Sheet7.N20" table:end-x="21.06mm" table:end-y="5.28mm" draw:z-index="1" draw:name="Chart 2" draw:style-name="gr1" draw:text-style-name="P1" svg:width="147.54mm" svg:height="105.82mm" svg:x="0mm" svg:y="0mm">
              <draw:object draw:notify-on-update-of-ranges="Sheet7.U15:Sheet7.U2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6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16"/>
          <table:table-cell office:value-type="float" office:value="1.23" calcext:value-type="float">
            <text:p>1.23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float" office:value="4.89" calcext:value-type="float">
            <text:p>4.8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float" office:value="10.39" calcext:value-type="float">
            <text:p>10.3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float" office:value="20.76" calcext:value-type="float">
            <text:p>20.76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float" office:value="41.51" calcext:value-type="float">
            <text:p>41.51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float" office:value="82.83" calcext:value-type="float">
            <text:p>82.83</text:p>
          </table:table-cell>
          <table:table-cell table:number-columns-repeated="1007"/>
        </table:table-row>
        <table:table-row table:style-name="ro1">
          <table:table-cell table:number-columns-repeated="18"/>
          <table:table-cell office:value-type="float" office:value="1.2333984375" calcext:value-type="float">
            <text:p>1.2333984375</text:p>
          </table:table-cell>
          <table:table-cell office:value-type="float" office:value="144.53125" calcext:value-type="float">
            <text:p>144.53125</text:p>
          </table:table-cell>
          <table:table-cell table:formula="of:=ROUND(([.S15]+[.T15])/1024;2)" office:value-type="float" office:value="0.14" calcext:value-type="float">
            <text:p>0.14</text:p>
          </table:table-cell>
          <table:table-cell table:number-columns-repeated="1003"/>
        </table:table-row>
        <table:table-row table:style-name="ro1">
          <table:table-cell table:number-columns-repeated="18"/>
          <table:table-cell office:value-type="float" office:value="4.8955078125" calcext:value-type="float">
            <text:p>4.8955078125</text:p>
          </table:table-cell>
          <table:table-cell office:value-type="float" office:value="578.125" calcext:value-type="float">
            <text:p>578.125</text:p>
          </table:table-cell>
          <table:table-cell table:formula="of:=ROUND(([.S16]+[.T16])/1024;2)" office:value-type="float" office:value="0.57" calcext:value-type="float">
            <text:p>0.57</text:p>
          </table:table-cell>
          <table:table-cell table:number-columns-repeated="1003"/>
        </table:table-row>
        <table:table-row table:style-name="ro1">
          <table:table-cell table:number-columns-repeated="18"/>
          <table:table-cell office:value-type="float" office:value="10.3896484375" calcext:value-type="float">
            <text:p>10.3896484375</text:p>
          </table:table-cell>
          <table:table-cell office:value-type="float" office:value="1228.515625" calcext:value-type="float">
            <text:p>1228.515625</text:p>
          </table:table-cell>
          <table:table-cell table:formula="of:=ROUND(([.S17]+[.T17])/1024;2)" office:value-type="float" office:value="1.21" calcext:value-type="float">
            <text:p>1.21</text:p>
          </table:table-cell>
          <table:table-cell table:number-columns-repeated="1003"/>
        </table:table-row>
        <table:table-row table:style-name="ro1">
          <table:table-cell table:number-columns-repeated="18"/>
          <table:table-cell office:value-type="float" office:value="20.7646484375" calcext:value-type="float">
            <text:p>20.7646484375</text:p>
          </table:table-cell>
          <table:table-cell office:value-type="float" office:value="2457.03125" calcext:value-type="float">
            <text:p>2457.03125</text:p>
          </table:table-cell>
          <table:table-cell table:formula="of:=ROUND(([.S18]+[.T18])/1024;2)" office:value-type="float" office:value="2.42" calcext:value-type="float">
            <text:p>2.42</text:p>
          </table:table-cell>
          <table:table-cell table:number-columns-repeated="1003"/>
        </table:table-row>
        <table:table-row table:style-name="ro1">
          <table:table-cell table:number-columns-repeated="18"/>
          <table:table-cell office:value-type="float" office:value="41.5166015625" calcext:value-type="float">
            <text:p>41.5166015625</text:p>
          </table:table-cell>
          <table:table-cell office:value-type="float" office:value="4914.0625" calcext:value-type="float">
            <text:p>4914.0625</text:p>
          </table:table-cell>
          <table:table-cell table:formula="of:=ROUND(([.S19]+[.T19])/1024;2)" office:value-type="float" office:value="4.84" calcext:value-type="float">
            <text:p>4.84</text:p>
          </table:table-cell>
          <table:table-cell table:number-columns-repeated="1003"/>
        </table:table-row>
        <table:table-row table:style-name="ro1">
          <table:table-cell table:number-columns-repeated="18"/>
          <table:table-cell office:value-type="float" office:value="82.8388671875" calcext:value-type="float">
            <text:p>82.8388671875</text:p>
          </table:table-cell>
          <table:table-cell office:value-type="float" office:value="9806.4453125" calcext:value-type="float">
            <text:p>9806.4453125</text:p>
          </table:table-cell>
          <table:table-cell table:formula="of:=ROUND(([.S20]+[.T20])/1024;2)" office:value-type="float" office:value="9.66" calcext:value-type="float">
            <text:p>9.66</text:p>
          </table:table-cell>
          <table:table-cell table:number-columns-repeated="100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0"/>
          <table:table-cell office:value-type="float" office:value="1.2333984375" calcext:value-type="float">
            <text:p>1.2333984375</text:p>
          </table:table-cell>
          <table:table-cell office:value-type="float" office:value="1.7302265" calcext:value-type="float">
            <text:p>1.7302265</text:p>
          </table:table-cell>
          <table:table-cell office:value-type="float" office:value="0.418555" calcext:value-type="float">
            <text:p>0.418555</text:p>
          </table:table-cell>
          <table:table-cell table:number-columns-repeated="1001"/>
        </table:table-row>
        <table:table-row table:style-name="ro1">
          <table:table-cell table:number-columns-repeated="20"/>
          <table:table-cell office:value-type="float" office:value="4.8955078125" calcext:value-type="float">
            <text:p>4.8955078125</text:p>
          </table:table-cell>
          <table:table-cell office:value-type="float" office:value="6.37224975" calcext:value-type="float">
            <text:p>6.37224975</text:p>
          </table:table-cell>
          <table:table-cell office:value-type="float" office:value="1.46473175" calcext:value-type="float">
            <text:p>1.46473175</text:p>
          </table:table-cell>
          <table:table-cell table:number-columns-repeated="1001"/>
        </table:table-row>
        <table:table-row table:style-name="ro1">
          <table:table-cell table:number-columns-repeated="20"/>
          <table:table-cell office:value-type="float" office:value="10.3896484375" calcext:value-type="float">
            <text:p>10.3896484375</text:p>
          </table:table-cell>
          <table:table-cell office:value-type="float" office:value="12.50449675" calcext:value-type="float">
            <text:p>12.50449675</text:p>
          </table:table-cell>
          <table:table-cell office:value-type="float" office:value="2.86489825" calcext:value-type="float">
            <text:p>2.86489825</text:p>
          </table:table-cell>
          <table:table-cell table:number-columns-repeated="1001"/>
        </table:table-row>
        <table:table-row table:style-name="ro1">
          <table:table-cell table:number-columns-repeated="20"/>
          <table:table-cell office:value-type="float" office:value="20.7646484375" calcext:value-type="float">
            <text:p>20.7646484375</text:p>
          </table:table-cell>
          <table:table-cell office:value-type="float" office:value="24.44185875" calcext:value-type="float">
            <text:p>24.44185875</text:p>
          </table:table-cell>
          <table:table-cell office:value-type="float" office:value="5.21055175" calcext:value-type="float">
            <text:p>5.21055175</text:p>
          </table:table-cell>
          <table:table-cell table:number-columns-repeated="1001"/>
        </table:table-row>
        <table:table-row table:style-name="ro1">
          <table:table-cell table:number-columns-repeated="20"/>
          <table:table-cell office:value-type="float" office:value="41.5166015625" calcext:value-type="float">
            <text:p>41.5166015625</text:p>
          </table:table-cell>
          <table:table-cell office:value-type="float" office:value="47.13682125" calcext:value-type="float">
            <text:p>47.13682125</text:p>
          </table:table-cell>
          <table:table-cell office:value-type="float" office:value="10.103549" calcext:value-type="float">
            <text:p>10.103549</text:p>
          </table:table-cell>
          <table:table-cell table:number-columns-repeated="1001"/>
        </table:table-row>
        <table:table-row table:style-name="ro1">
          <table:table-cell table:number-columns-repeated="20"/>
          <table:table-cell office:value-type="float" office:value="82.8388671875" calcext:value-type="float">
            <text:p>82.8388671875</text:p>
          </table:table-cell>
          <table:table-cell office:value-type="float" office:value="93.8657915" calcext:value-type="float">
            <text:p>93.8657915</text:p>
          </table:table-cell>
          <table:table-cell office:value-type="float" office:value="19.93350675" calcext:value-type="float">
            <text:p>19.93350675</text:p>
          </table:table-cell>
          <table:table-cell table:number-columns-repeated="1001"/>
        </table:table-row>
        <table:table-row table:style-name="ro1">
          <table:table-cell table:number-columns-repeated="19"/>
          <table:table-cell office:value-type="float" office:value="1.2333984375" calcext:value-type="float">
            <text:p>1.2333984375</text:p>
          </table:table-cell>
          <table:table-cell office:value-type="float" office:value="144.53125" calcext:value-type="float">
            <text:p>144.53125</text:p>
          </table:table-cell>
          <table:table-cell office:value-type="float" office:value="18.878035" calcext:value-type="float">
            <text:p>18.878035</text:p>
          </table:table-cell>
          <table:table-cell office:value-type="float" office:value="4.334899" calcext:value-type="float">
            <text:p>4.334899</text:p>
          </table:table-cell>
          <table:table-cell table:number-columns-repeated="1001"/>
        </table:table-row>
        <table:table-row table:style-name="ro1">
          <table:table-cell table:number-columns-repeated="19"/>
          <table:table-cell office:value-type="float" office:value="4.8955078125" calcext:value-type="float">
            <text:p>4.8955078125</text:p>
          </table:table-cell>
          <table:table-cell office:value-type="float" office:value="578.125" calcext:value-type="float">
            <text:p>578.125</text:p>
          </table:table-cell>
          <table:table-cell office:value-type="float" office:value="76.6011225" calcext:value-type="float">
            <text:p>76.6011225</text:p>
          </table:table-cell>
          <table:table-cell office:value-type="float" office:value="17.06063375" calcext:value-type="float">
            <text:p>17.06063375</text:p>
          </table:table-cell>
          <table:table-cell table:number-columns-repeated="1001"/>
        </table:table-row>
        <table:table-row table:style-name="ro1">
          <table:table-cell table:number-columns-repeated="19"/>
          <table:table-cell office:value-type="float" office:value="10.3896484375" calcext:value-type="float">
            <text:p>10.3896484375</text:p>
          </table:table-cell>
          <table:table-cell office:value-type="float" office:value="1228.515625" calcext:value-type="float">
            <text:p>1228.515625</text:p>
          </table:table-cell>
          <table:table-cell office:value-type="float" office:value="157.9477875" calcext:value-type="float">
            <text:p>157.9477875</text:p>
          </table:table-cell>
          <table:table-cell office:value-type="float" office:value="32.50266775" calcext:value-type="float">
            <text:p>32.50266775</text:p>
          </table:table-cell>
          <table:table-cell table:number-columns-repeated="1001"/>
        </table:table-row>
        <table:table-row table:style-name="ro1">
          <table:table-cell table:number-columns-repeated="19"/>
          <table:table-cell office:value-type="float" office:value="20.7646484375" calcext:value-type="float">
            <text:p>20.7646484375</text:p>
          </table:table-cell>
          <table:table-cell office:value-type="float" office:value="2457.03125" calcext:value-type="float">
            <text:p>2457.03125</text:p>
          </table:table-cell>
          <table:table-cell office:value-type="float" office:value="303.424515" calcext:value-type="float">
            <text:p>303.424515</text:p>
          </table:table-cell>
          <table:table-cell office:value-type="float" office:value="62.3859175" calcext:value-type="float">
            <text:p>62.3859175</text:p>
          </table:table-cell>
          <table:table-cell table:number-columns-repeated="1001"/>
        </table:table-row>
        <table:table-row table:style-name="ro1">
          <table:table-cell table:number-columns-repeated="19"/>
          <table:table-cell office:value-type="float" office:value="41.5166015625" calcext:value-type="float">
            <text:p>41.5166015625</text:p>
          </table:table-cell>
          <table:table-cell office:value-type="float" office:value="4914.0625" calcext:value-type="float">
            <text:p>4914.0625</text:p>
          </table:table-cell>
          <table:table-cell office:value-type="float" office:value="585.908225" calcext:value-type="float">
            <text:p>585.908225</text:p>
          </table:table-cell>
          <table:table-cell office:value-type="float" office:value="122.96524225" calcext:value-type="float">
            <text:p>122.96524225</text:p>
          </table:table-cell>
          <table:table-cell table:number-columns-repeated="1001"/>
        </table:table-row>
        <table:table-row table:style-name="ro1">
          <table:table-cell table:number-columns-repeated="19"/>
          <table:table-cell office:value-type="float" office:value="82.8388671875" calcext:value-type="float">
            <text:p>82.8388671875</text:p>
          </table:table-cell>
          <table:table-cell office:value-type="float" office:value="9806.4453125" calcext:value-type="float">
            <text:p>9806.4453125</text:p>
          </table:table-cell>
          <table:table-cell office:value-type="float" office:value="1154.9071125" calcext:value-type="float">
            <text:p>1154.9071125</text:p>
          </table:table-cell>
          <table:table-cell office:value-type="float" office:value="237.806827" calcext:value-type="float">
            <text:p>237.806827</text:p>
          </table:table-cell>
          <table:table-cell table:number-columns-repeated="1001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tals" table:style-name="ta6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/>
          <table:table-cell office:value-type="string" calcext:value-type="string">
            <text:p>xml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grpc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xml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grpc</text:p>
          </table:table-cell>
          <table:table-cell table:number-columns-repeated="5"/>
          <table:table-cell>
            <draw:frame table:end-cell-address="totals.V24" table:end-x="6.08mm" table:end-y="1.97mm" draw:z-index="0" draw:name="Chart 1" draw:style-name="gr1" draw:text-style-name="P1" svg:width="169.14mm" svg:height="123.67mm" svg:x="5.56mm" svg:y="0mm">
              <draw:object draw:notify-on-update-of-ranges="totals.X12:totals.X17 totals.F1:totals.F1 totals.G1:totals.G1 totals.H1:totals.H1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10"/>
        </table:table-row>
        <table:table-row table:style-name="ro1">
          <table:table-cell table:style-name="ce2" office:value-type="float" office:value="100" calcext:value-type="float" table:number-columns-spanned="1" table:number-rows-spanned="5">
            <text:p>100</text:p>
          </table:table-cell>
          <table:table-cell table:formula="of:=[$xml.C2]" office:value-type="float" office:value="22.72173" calcext:value-type="float">
            <text:p>22.72173</text:p>
          </table:table-cell>
          <table:table-cell table:formula="of:=[$json.C2]" office:value-type="float" office:value="5.105832" calcext:value-type="float">
            <text:p>5.105832</text:p>
          </table:table-cell>
          <table:table-cell table:formula="of:=[$grpc.C2]" office:value-type="float" office:value="1.01934" calcext:value-type="float">
            <text:p>1.01934</text:p>
          </table:table-cell>
          <table:table-cell table:style-name="ce1" office:value-type="float" office:value="400" calcext:value-type="float">
            <text:p>400</text:p>
          </table:table-cell>
          <table:table-cell table:number-columns-repeated="1019"/>
        </table:table-row>
        <table:table-row table:style-name="ro1">
          <table:covered-table-cell table:style-name="ce1"/>
          <table:table-cell table:formula="of:=[$xml.C3]" office:value-type="float" office:value="20.11916" calcext:value-type="float">
            <text:p>20.11916</text:p>
          </table:table-cell>
          <table:table-cell table:formula="of:=[$json.C3]" office:value-type="float" office:value="4.618865" calcext:value-type="float">
            <text:p>4.618865</text:p>
          </table:table-cell>
          <table:table-cell table:formula="of:=[$grpc.C3]" office:value-type="float" office:value="0.812789" calcext:value-type="float">
            <text:p>0.812789</text:p>
          </table:table-cell>
          <table:table-cell table:style-name="ce1" office:value-type="float" office:value="850" calcext:value-type="float">
            <text:p>850</text:p>
          </table:table-cell>
          <table:table-cell table:number-columns-repeated="1019"/>
        </table:table-row>
        <table:table-row table:style-name="ro1">
          <table:covered-table-cell table:style-name="ce1"/>
          <table:table-cell table:formula="of:=[$xml.C4]" office:value-type="float" office:value="20.6394" calcext:value-type="float">
            <text:p>20.6394</text:p>
          </table:table-cell>
          <table:table-cell table:formula="of:=[$json.C4]" office:value-type="float" office:value="4.894526" calcext:value-type="float">
            <text:p>4.894526</text:p>
          </table:table-cell>
          <table:table-cell table:formula="of:=[$grpc.C4]" office:value-type="float" office:value="0.915457" calcext:value-type="float">
            <text:p>0.915457</text:p>
          </table:table-cell>
          <table:table-cell table:style-name="ce1" office:value-type="float" office:value="1700" calcext:value-type="float">
            <text:p>1700</text:p>
          </table:table-cell>
          <table:table-cell table:number-columns-repeated="1019"/>
        </table:table-row>
        <table:table-row table:style-name="ro1">
          <table:covered-table-cell table:style-name="ce1"/>
          <table:table-cell table:formula="of:=[$xml.C5]" office:value-type="float" office:value="20.88608" calcext:value-type="float">
            <text:p>20.88608</text:p>
          </table:table-cell>
          <table:table-cell table:formula="of:=[$json.C5]" office:value-type="float" office:value="4.76947" calcext:value-type="float">
            <text:p>4.76947</text:p>
          </table:table-cell>
          <table:table-cell table:formula="of:=[$grpc.C5]" office:value-type="float" office:value="0.92724" calcext:value-type="float">
            <text:p>0.92724</text:p>
          </table:table-cell>
          <table:table-cell table:style-name="ce1" office:value-type="float" office:value="3400" calcext:value-type="float">
            <text:p>3400</text:p>
          </table:table-cell>
          <table:table-cell table:number-columns-repeated="1019"/>
        </table:table-row>
        <table:table-row table:style-name="ro1">
          <table:covered-table-cell table:style-name="ce1"/>
          <table:table-cell table:formula="of:=[$xml.C6]" office:value-type="float" office:value="20.78841" calcext:value-type="float">
            <text:p>20.78841</text:p>
          </table:table-cell>
          <table:table-cell table:formula="of:=[$json.C6]" office:value-type="float" office:value="4.730955" calcext:value-type="float">
            <text:p>4.730955</text:p>
          </table:table-cell>
          <table:table-cell table:formula="of:=[$grpc.C6]" office:value-type="float" office:value="1.482347" calcext:value-type="float">
            <text:p>1.482347</text:p>
          </table:table-cell>
          <table:table-cell table:style-name="ce1" office:value-type="float" office:value="6785" calcext:value-type="float">
            <text:p>6785</text:p>
          </table:table-cell>
          <table:table-cell table:formula="of:=AVERAGE([.B3:.B6])" office:value-type="float" office:value="20.6082625" calcext:value-type="float">
            <text:p>20.6082625</text:p>
          </table:table-cell>
          <table:table-cell table:formula="of:=AVERAGE([.C3:.C6])" office:value-type="float" office:value="4.753454" calcext:value-type="float">
            <text:p>4.753454</text:p>
          </table:table-cell>
          <table:table-cell table:formula="of:=AVERAGE([.D3:.D6])" office:value-type="float" office:value="1.03445825" calcext:value-type="float">
            <text:p>1.03445825</text:p>
          </table:table-cell>
          <table:table-cell/>
          <table:table-cell table:formula="of:=[.G6]/[.H6]" office:value-type="float" office:value="4.59511439925198" calcext:value-type="float">
            <text:p>4.59511439925198</text:p>
          </table:table-cell>
          <table:table-cell table:formula="of:=[.F6]/[.H6]" office:value-type="float" office:value="19.9217923971315" calcext:value-type="float">
            <text:p>19.9217923971315</text:p>
          </table:table-cell>
          <table:table-cell table:number-columns-repeated="1013"/>
        </table:table-row>
        <table:table-row table:style-name="ro1">
          <table:table-cell table:style-name="ce2" office:value-type="float" office:value="400" calcext:value-type="float" table:number-columns-spanned="1" table:number-rows-spanned="5">
            <text:p>400</text:p>
          </table:table-cell>
          <table:table-cell table:formula="of:=[$xml.C7]" office:value-type="float" office:value="91.28974" calcext:value-type="float">
            <text:p>91.28974</text:p>
          </table:table-cell>
          <table:table-cell table:formula="of:=[$json.C7]" office:value-type="float" office:value="18.756379" calcext:value-type="float">
            <text:p>18.756379</text:p>
          </table:table-cell>
          <table:table-cell table:formula="of:=[$grpc.C7]" office:value-type="float" office:value="3.447581" calcext:value-type="float">
            <text:p>3.447581</text:p>
          </table:table-cell>
          <table:table-cell table:number-columns-repeated="1020"/>
        </table:table-row>
        <table:table-row table:style-name="ro1">
          <table:covered-table-cell table:style-name="ce1"/>
          <table:table-cell table:formula="of:=[$xml.C8]" office:value-type="float" office:value="82.16271" calcext:value-type="float">
            <text:p>82.16271</text:p>
          </table:table-cell>
          <table:table-cell table:formula="of:=[$json.C8]" office:value-type="float" office:value="18.309852" calcext:value-type="float">
            <text:p>18.309852</text:p>
          </table:table-cell>
          <table:table-cell table:formula="of:=[$grpc.C8]" office:value-type="float" office:value="2.821819" calcext:value-type="float">
            <text:p>2.821819</text:p>
          </table:table-cell>
          <table:table-cell table:number-columns-repeated="1020"/>
        </table:table-row>
        <table:table-row table:style-name="ro1">
          <table:covered-table-cell table:style-name="ce1"/>
          <table:table-cell table:formula="of:=[$xml.C9]" office:value-type="float" office:value="82.94571" calcext:value-type="float">
            <text:p>82.94571</text:p>
          </table:table-cell>
          <table:table-cell table:formula="of:=[$json.C9]" office:value-type="float" office:value="19.092619" calcext:value-type="float">
            <text:p>19.092619</text:p>
          </table:table-cell>
          <table:table-cell table:formula="of:=[$grpc.C9]" office:value-type="float" office:value="3.041614" calcext:value-type="float">
            <text:p>3.041614</text:p>
          </table:table-cell>
          <table:table-cell table:number-columns-repeated="1020"/>
        </table:table-row>
        <table:table-row table:style-name="ro1">
          <table:covered-table-cell table:style-name="ce1"/>
          <table:table-cell table:formula="of:=[$xml.C10]" office:value-type="float" office:value="83.9497" calcext:value-type="float">
            <text:p>83.9497</text:p>
          </table:table-cell>
          <table:table-cell table:formula="of:=[$json.C10]" office:value-type="float" office:value="18.17615" calcext:value-type="float">
            <text:p>18.17615</text:p>
          </table:table-cell>
          <table:table-cell table:formula="of:=[$grpc.C10]" office:value-type="float" office:value="3.162089" calcext:value-type="float">
            <text:p>3.162089</text:p>
          </table:table-cell>
          <table:table-cell table:number-columns-repeated="1020"/>
        </table:table-row>
        <table:table-row table:style-name="ro1">
          <table:covered-table-cell table:style-name="ce1"/>
          <table:table-cell table:formula="of:=[$xml.C11]" office:value-type="float" office:value="82.83537" calcext:value-type="float">
            <text:p>82.83537</text:p>
          </table:table-cell>
          <table:table-cell table:formula="of:=[$json.C11]" office:value-type="float" office:value="18.522841" calcext:value-type="float">
            <text:p>18.522841</text:p>
          </table:table-cell>
          <table:table-cell table:formula="of:=[$grpc.C11]" office:value-type="float" office:value="3.989456" calcext:value-type="float">
            <text:p>3.989456</text:p>
          </table:table-cell>
          <table:table-cell/>
          <table:table-cell table:formula="of:=AVERAGE([.B8:.B11])" office:value-type="float" office:value="82.9733725" calcext:value-type="float">
            <text:p>82.9733725</text:p>
          </table:table-cell>
          <table:table-cell table:formula="of:=AVERAGE([.C8:.C11])" office:value-type="float" office:value="18.5253655" calcext:value-type="float">
            <text:p>18.5253655</text:p>
          </table:table-cell>
          <table:table-cell table:formula="of:=AVERAGE([.D8:.D11])" office:value-type="float" office:value="3.2537445" calcext:value-type="float">
            <text:p>3.2537445</text:p>
          </table:table-cell>
          <table:table-cell/>
          <table:table-cell table:formula="of:=[.G11]/[.H11]" office:value-type="float" office:value="5.69355261299712" calcext:value-type="float">
            <text:p>5.69355261299712</text:p>
          </table:table-cell>
          <table:table-cell table:formula="of:=[.F11]/[.H11]" office:value-type="float" office:value="25.5008875159067" calcext:value-type="float">
            <text:p>25.5008875159067</text:p>
          </table:table-cell>
          <table:table-cell table:number-columns-repeated="1013"/>
        </table:table-row>
        <table:table-row table:style-name="ro1">
          <table:table-cell table:style-name="ce2" office:value-type="float" office:value="850" calcext:value-type="float" table:number-columns-spanned="1" table:number-rows-spanned="5">
            <text:p>850</text:p>
          </table:table-cell>
          <table:table-cell table:formula="of:=[$xml.C12]" office:value-type="float" office:value="188.03174" calcext:value-type="float">
            <text:p>188.03174</text:p>
          </table:table-cell>
          <table:table-cell table:formula="of:=[$json.C12]" office:value-type="float" office:value="35.67686" calcext:value-type="float">
            <text:p>35.67686</text:p>
          </table:table-cell>
          <table:table-cell table:formula="of:=[$grpc.C12]" office:value-type="float" office:value="7.309577" calcext:value-type="float">
            <text:p>7.309577</text:p>
          </table:table-cell>
          <table:table-cell table:number-columns-repeated="19"/>
          <table:table-cell office:value-type="float" office:value="0.14" calcext:value-type="float">
            <text:p>0.14</text:p>
          </table:table-cell>
          <table:table-cell table:number-columns-repeated="1000"/>
        </table:table-row>
        <table:table-row table:style-name="ro1">
          <table:covered-table-cell table:style-name="ce1"/>
          <table:table-cell table:formula="of:=[$xml.C13]" office:value-type="float" office:value="169.2309" calcext:value-type="float">
            <text:p>169.2309</text:p>
          </table:table-cell>
          <table:table-cell table:formula="of:=[$json.C13]" office:value-type="float" office:value="35.020061" calcext:value-type="float">
            <text:p>35.020061</text:p>
          </table:table-cell>
          <table:table-cell table:formula="of:=[$grpc.C13]" office:value-type="float" office:value="6.012602" calcext:value-type="float">
            <text:p>6.012602</text:p>
          </table:table-cell>
          <table:table-cell table:number-columns-repeated="19"/>
          <table:table-cell office:value-type="float" office:value="0.57" calcext:value-type="float">
            <text:p>0.57</text:p>
          </table:table-cell>
          <table:table-cell table:number-columns-repeated="1000"/>
        </table:table-row>
        <table:table-row table:style-name="ro1">
          <table:covered-table-cell table:style-name="ce1"/>
          <table:table-cell table:formula="of:=[$xml.C14]" office:value-type="float" office:value="169.12224" calcext:value-type="float">
            <text:p>169.12224</text:p>
          </table:table-cell>
          <table:table-cell table:formula="of:=[$json.C14]" office:value-type="float" office:value="35.990632" calcext:value-type="float">
            <text:p>35.990632</text:p>
          </table:table-cell>
          <table:table-cell table:formula="of:=[$grpc.C14]" office:value-type="float" office:value="6.225932" calcext:value-type="float">
            <text:p>6.225932</text:p>
          </table:table-cell>
          <table:table-cell table:number-columns-repeated="19"/>
          <table:table-cell office:value-type="float" office:value="1.21" calcext:value-type="float">
            <text:p>1.21</text:p>
          </table:table-cell>
          <table:table-cell table:number-columns-repeated="1000"/>
        </table:table-row>
        <table:table-row table:style-name="ro1">
          <table:covered-table-cell table:style-name="ce1"/>
          <table:table-cell table:formula="of:=[$xml.C15]" office:value-type="float" office:value="173.10268" calcext:value-type="float">
            <text:p>173.10268</text:p>
          </table:table-cell>
          <table:table-cell table:formula="of:=[$json.C15]" office:value-type="float" office:value="35.2651" calcext:value-type="float">
            <text:p>35.2651</text:p>
          </table:table-cell>
          <table:table-cell table:formula="of:=[$grpc.C15]" office:value-type="float" office:value="6.358977" calcext:value-type="float">
            <text:p>6.358977</text:p>
          </table:table-cell>
          <table:table-cell table:number-columns-repeated="19"/>
          <table:table-cell office:value-type="float" office:value="2.42" calcext:value-type="float">
            <text:p>2.42</text:p>
          </table:table-cell>
          <table:table-cell table:number-columns-repeated="1000"/>
        </table:table-row>
        <table:table-row table:style-name="ro1">
          <table:covered-table-cell table:style-name="ce1"/>
          <table:table-cell table:formula="of:=[$xml.C16]" office:value-type="float" office:value="170.35331" calcext:value-type="float">
            <text:p>170.35331</text:p>
          </table:table-cell>
          <table:table-cell table:formula="of:=[$json.C16]" office:value-type="float" office:value="35.194471" calcext:value-type="float">
            <text:p>35.194471</text:p>
          </table:table-cell>
          <table:table-cell table:formula="of:=[$grpc.C16]" office:value-type="float" office:value="6.741591" calcext:value-type="float">
            <text:p>6.741591</text:p>
          </table:table-cell>
          <table:table-cell/>
          <table:table-cell table:formula="of:=AVERAGE([.B13:.B16])" office:value-type="float" office:value="170.4522825" calcext:value-type="float">
            <text:p>170.4522825</text:p>
          </table:table-cell>
          <table:table-cell table:formula="of:=AVERAGE([.C13:.C16])" office:value-type="float" office:value="35.367566" calcext:value-type="float">
            <text:p>35.367566</text:p>
          </table:table-cell>
          <table:table-cell table:formula="of:=AVERAGE([.D13:.D16])" office:value-type="float" office:value="6.3347755" calcext:value-type="float">
            <text:p>6.3347755</text:p>
          </table:table-cell>
          <table:table-cell/>
          <table:table-cell table:formula="of:=[.G16]/[.H16]" office:value-type="float" office:value="5.58308119995728" calcext:value-type="float">
            <text:p>5.58308119995728</text:p>
          </table:table-cell>
          <table:table-cell table:formula="of:=[.F16]/[.H16]" office:value-type="float" office:value="26.9073911932633" calcext:value-type="float">
            <text:p>26.9073911932633</text:p>
          </table:table-cell>
          <table:table-cell table:number-columns-repeated="12"/>
          <table:table-cell office:value-type="float" office:value="4.84" calcext:value-type="float">
            <text:p>4.84</text:p>
          </table:table-cell>
          <table:table-cell table:number-columns-repeated="1000"/>
        </table:table-row>
        <table:table-row table:style-name="ro1">
          <table:table-cell table:style-name="ce2" office:value-type="float" office:value="1700" calcext:value-type="float" table:number-columns-spanned="1" table:number-rows-spanned="5">
            <text:p>1700</text:p>
          </table:table-cell>
          <table:table-cell table:formula="of:=[$xml.C17]" office:value-type="float" office:value="354.55271" calcext:value-type="float">
            <text:p>354.55271</text:p>
          </table:table-cell>
          <table:table-cell table:formula="of:=[$json.C17]" office:value-type="float" office:value="66.921912" calcext:value-type="float">
            <text:p>66.921912</text:p>
          </table:table-cell>
          <table:table-cell table:formula="of:=[$grpc.C17]" office:value-type="float" office:value="12.671527" calcext:value-type="float">
            <text:p>12.671527</text:p>
          </table:table-cell>
          <table:table-cell table:number-columns-repeated="19"/>
          <table:table-cell office:value-type="float" office:value="9.66" calcext:value-type="float">
            <text:p>9.66</text:p>
          </table:table-cell>
          <table:table-cell table:number-columns-repeated="1000"/>
        </table:table-row>
        <table:table-row table:style-name="ro1">
          <table:covered-table-cell table:style-name="ce1"/>
          <table:table-cell table:formula="of:=[$xml.C18]" office:value-type="float" office:value="326.29624" calcext:value-type="float">
            <text:p>326.29624</text:p>
          </table:table-cell>
          <table:table-cell table:formula="of:=[$json.C18]" office:value-type="float" office:value="66.87616" calcext:value-type="float">
            <text:p>66.87616</text:p>
          </table:table-cell>
          <table:table-cell table:formula="of:=[$grpc.C18]" office:value-type="float" office:value="11.676258" calcext:value-type="float">
            <text:p>11.676258</text:p>
          </table:table-cell>
          <table:table-cell table:number-columns-repeated="1020"/>
        </table:table-row>
        <table:table-row table:style-name="ro1">
          <table:covered-table-cell table:style-name="ce1"/>
          <table:table-cell table:formula="of:=[$xml.C19]" office:value-type="float" office:value="325.35215" calcext:value-type="float">
            <text:p>325.35215</text:p>
          </table:table-cell>
          <table:table-cell table:formula="of:=[$json.C19]" office:value-type="float" office:value="68.774484" calcext:value-type="float">
            <text:p>68.774484</text:p>
          </table:table-cell>
          <table:table-cell table:formula="of:=[$grpc.C19]" office:value-type="float" office:value="11.912516" calcext:value-type="float">
            <text:p>11.912516</text:p>
          </table:table-cell>
          <table:table-cell table:number-columns-repeated="1020"/>
        </table:table-row>
        <table:table-row table:style-name="ro1">
          <table:covered-table-cell table:style-name="ce1"/>
          <table:table-cell table:formula="of:=[$xml.C20]" office:value-type="float" office:value="334.80424" calcext:value-type="float">
            <text:p>334.80424</text:p>
          </table:table-cell>
          <table:table-cell table:formula="of:=[$json.C20]" office:value-type="float" office:value="67.765729" calcext:value-type="float">
            <text:p>67.765729</text:p>
          </table:table-cell>
          <table:table-cell table:formula="of:=[$grpc.C20]" office:value-type="float" office:value="11.496904" calcext:value-type="float">
            <text:p>11.496904</text:p>
          </table:table-cell>
          <table:table-cell table:number-columns-repeated="1020"/>
        </table:table-row>
        <table:table-row table:style-name="ro1">
          <table:covered-table-cell table:style-name="ce1"/>
          <table:table-cell table:formula="of:=[$xml.C21]" office:value-type="float" office:value="325.01286" calcext:value-type="float">
            <text:p>325.01286</text:p>
          </table:table-cell>
          <table:table-cell table:formula="of:=[$json.C21]" office:value-type="float" office:value="66.969504" calcext:value-type="float">
            <text:p>66.969504</text:p>
          </table:table-cell>
          <table:table-cell table:formula="of:=[$grpc.C21]" office:value-type="float" office:value="11.98672" calcext:value-type="float">
            <text:p>11.98672</text:p>
          </table:table-cell>
          <table:table-cell/>
          <table:table-cell table:formula="of:=AVERAGE([.B18:.B21])" office:value-type="float" office:value="327.8663725" calcext:value-type="float">
            <text:p>327.8663725</text:p>
          </table:table-cell>
          <table:table-cell table:formula="of:=AVERAGE([.C18:.C21])" office:value-type="float" office:value="67.59646925" calcext:value-type="float">
            <text:p>67.59646925</text:p>
          </table:table-cell>
          <table:table-cell table:formula="of:=AVERAGE([.D18:.D21])" office:value-type="float" office:value="11.7680995" calcext:value-type="float">
            <text:p>11.7680995</text:p>
          </table:table-cell>
          <table:table-cell/>
          <table:table-cell table:formula="of:=[.G21]/[.H21]" office:value-type="float" office:value="5.74404297397383" calcext:value-type="float">
            <text:p>5.74404297397383</text:p>
          </table:table-cell>
          <table:table-cell table:formula="of:=[.F21]/[.H21]" office:value-type="float" office:value="27.8606050620153" calcext:value-type="float">
            <text:p>27.8606050620153</text:p>
          </table:table-cell>
          <table:table-cell table:number-columns-repeated="1013"/>
        </table:table-row>
        <table:table-row table:style-name="ro1">
          <table:table-cell table:style-name="ce2" office:value-type="float" office:value="3400" calcext:value-type="float" table:number-columns-spanned="1" table:number-rows-spanned="5">
            <text:p>3400</text:p>
          </table:table-cell>
          <table:table-cell table:formula="of:=[$xml.C22]" office:value-type="float" office:value="644.86143" calcext:value-type="float">
            <text:p>644.86143</text:p>
          </table:table-cell>
          <table:table-cell table:formula="of:=[$json.C22]" office:value-type="float" office:value="131.484739" calcext:value-type="float">
            <text:p>131.484739</text:p>
          </table:table-cell>
          <table:table-cell table:formula="of:=[$grpc.C22]" office:value-type="float" office:value="22.093015" calcext:value-type="float">
            <text:p>22.093015</text:p>
          </table:table-cell>
          <table:table-cell table:number-columns-repeated="1020"/>
        </table:table-row>
        <table:table-row table:style-name="ro1">
          <table:covered-table-cell table:style-name="ce1"/>
          <table:table-cell table:formula="of:=[$xml.C23]" office:value-type="float" office:value="625.21622" calcext:value-type="float">
            <text:p>625.21622</text:p>
          </table:table-cell>
          <table:table-cell table:formula="of:=[$json.C23]" office:value-type="float" office:value="131.499409" calcext:value-type="float">
            <text:p>131.499409</text:p>
          </table:table-cell>
          <table:table-cell table:formula="of:=[$grpc.C23]" office:value-type="float" office:value="22.991238" calcext:value-type="float">
            <text:p>22.991238</text:p>
          </table:table-cell>
          <table:table-cell table:number-columns-repeated="1020"/>
        </table:table-row>
        <table:table-row table:style-name="ro1">
          <table:covered-table-cell table:style-name="ce1"/>
          <table:table-cell table:formula="of:=[$xml.C24]" office:value-type="float" office:value="628.94825" calcext:value-type="float">
            <text:p>628.94825</text:p>
          </table:table-cell>
          <table:table-cell table:formula="of:=[$json.C24]" office:value-type="float" office:value="138.101055" calcext:value-type="float">
            <text:p>138.101055</text:p>
          </table:table-cell>
          <table:table-cell table:formula="of:=[$grpc.C24]" office:value-type="float" office:value="22.21722" calcext:value-type="float">
            <text:p>22.21722</text:p>
          </table:table-cell>
          <table:table-cell table:number-columns-repeated="1020"/>
        </table:table-row>
        <table:table-row table:style-name="ro1">
          <table:covered-table-cell table:style-name="ce1"/>
          <table:table-cell table:formula="of:=[$xml.C25]" office:value-type="float" office:value="648.53652" calcext:value-type="float">
            <text:p>648.53652</text:p>
          </table:table-cell>
          <table:table-cell table:formula="of:=[$json.C25]" office:value-type="float" office:value="131.80654" calcext:value-type="float">
            <text:p>131.80654</text:p>
          </table:table-cell>
          <table:table-cell table:formula="of:=[$grpc.C25]" office:value-type="float" office:value="22.545078" calcext:value-type="float">
            <text:p>22.545078</text:p>
          </table:table-cell>
          <table:table-cell table:number-columns-repeated="1020"/>
        </table:table-row>
        <table:table-row table:style-name="ro1">
          <table:covered-table-cell table:style-name="ce1"/>
          <table:table-cell table:formula="of:=[$xml.C26]" office:value-type="float" office:value="629.4792" calcext:value-type="float">
            <text:p>629.4792</text:p>
          </table:table-cell>
          <table:table-cell table:formula="of:=[$json.C26]" office:value-type="float" office:value="130.868161" calcext:value-type="float">
            <text:p>130.868161</text:p>
          </table:table-cell>
          <table:table-cell table:formula="of:=[$grpc.C26]" office:value-type="float" office:value="20.591069" calcext:value-type="float">
            <text:p>20.591069</text:p>
          </table:table-cell>
          <table:table-cell/>
          <table:table-cell table:formula="of:=AVERAGE([.B23:.B26])" office:value-type="float" office:value="633.0450475" calcext:value-type="float">
            <text:p>633.0450475</text:p>
          </table:table-cell>
          <table:table-cell table:formula="of:=AVERAGE([.C23:.C26])" office:value-type="float" office:value="133.06879125" calcext:value-type="float">
            <text:p>133.06879125</text:p>
          </table:table-cell>
          <table:table-cell table:formula="of:=AVERAGE([.D23:.D26])" office:value-type="float" office:value="22.08615125" calcext:value-type="float">
            <text:p>22.08615125</text:p>
          </table:table-cell>
          <table:table-cell/>
          <table:table-cell table:formula="of:=[.G26]/[.H26]" office:value-type="float" office:value="6.02498777372993" calcext:value-type="float">
            <text:p>6.02498777372993</text:p>
          </table:table-cell>
          <table:table-cell table:formula="of:=[.F26]/[.H26]" office:value-type="float" office:value="28.6625333827685" calcext:value-type="float">
            <text:p>28.6625333827685</text:p>
          </table:table-cell>
          <table:table-cell table:number-columns-repeated="1013"/>
        </table:table-row>
        <table:table-row table:style-name="ro1">
          <table:table-cell table:style-name="ce2" office:value-type="float" office:value="6785" calcext:value-type="float" table:number-columns-spanned="1" table:number-rows-spanned="5">
            <text:p>6785</text:p>
          </table:table-cell>
          <table:table-cell table:formula="of:=[$xml.C27]" office:value-type="float" office:value="1281.34971" calcext:value-type="float">
            <text:p>1281.34971</text:p>
          </table:table-cell>
          <table:table-cell table:formula="of:=[$json.C27]" office:value-type="float" office:value="258.648117" calcext:value-type="float">
            <text:p>258.648117</text:p>
          </table:table-cell>
          <table:table-cell table:formula="of:=[$grpc.C27]" office:value-type="float" office:value="43.114182" calcext:value-type="float">
            <text:p>43.114182</text:p>
          </table:table-cell>
          <table:table-cell table:number-columns-repeated="1020"/>
        </table:table-row>
        <table:table-row table:style-name="ro1">
          <table:covered-table-cell table:style-name="ce1"/>
          <table:table-cell table:formula="of:=[$xml.C28]" office:value-type="float" office:value="1237.19752" calcext:value-type="float">
            <text:p>1237.19752</text:p>
          </table:table-cell>
          <table:table-cell office:value-type="float" office:value="258.0123" calcext:value-type="float">
            <text:p>258.0123</text:p>
          </table:table-cell>
          <table:table-cell table:formula="of:=[$grpc.C28]" office:value-type="float" office:value="42.877745" calcext:value-type="float">
            <text:p>42.877745</text:p>
          </table:table-cell>
          <table:table-cell table:number-columns-repeated="8"/>
          <table:table-cell>
            <draw:frame table:end-cell-address="totals.U52" table:end-x="14.28mm" table:end-y="0.79mm" draw:z-index="1" draw:name="Chart 2" draw:style-name="gr1" draw:text-style-name="P1" svg:width="181.31mm" svg:height="125.67mm" svg:x="1.59mm" svg:y="2.12mm">
              <draw:object draw:notify-on-update-of-ranges="totals.E1:totals.E6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11"/>
        </table:table-row>
        <table:table-row table:style-name="ro1">
          <table:covered-table-cell table:style-name="ce1"/>
          <table:table-cell table:formula="of:=[$xml.C29]" office:value-type="float" office:value="1249.67048" calcext:value-type="float">
            <text:p>1249.67048</text:p>
          </table:table-cell>
          <table:table-cell table:formula="of:=[$json.C29]" office:value-type="float" office:value="257.727011" calcext:value-type="float">
            <text:p>257.727011</text:p>
          </table:table-cell>
          <table:table-cell table:formula="of:=[$grpc.C29]" office:value-type="float" office:value="43.188215" calcext:value-type="float">
            <text:p>43.188215</text:p>
          </table:table-cell>
          <table:table-cell table:number-columns-repeated="1020"/>
        </table:table-row>
        <table:table-row table:style-name="ro1">
          <table:covered-table-cell table:style-name="ce1"/>
          <table:table-cell table:formula="of:=[$xml.C30]" office:value-type="float" office:value="1250.66728" calcext:value-type="float">
            <text:p>1250.66728</text:p>
          </table:table-cell>
          <table:table-cell table:formula="of:=[$json.C30]" office:value-type="float" office:value="257.293685" calcext:value-type="float">
            <text:p>257.293685</text:p>
          </table:table-cell>
          <table:table-cell table:formula="of:=[$grpc.C30]" office:value-type="float" office:value="43.009259" calcext:value-type="float">
            <text:p>43.009259</text:p>
          </table:table-cell>
          <table:table-cell table:number-columns-repeated="1020"/>
        </table:table-row>
        <table:table-row table:style-name="ro1">
          <table:covered-table-cell table:style-name="ce1"/>
          <table:table-cell table:formula="of:=[$xml.C31]" office:value-type="float" office:value="1257.55634" calcext:value-type="float">
            <text:p>1257.55634</text:p>
          </table:table-cell>
          <table:table-cell table:formula="of:=[$json.C31]" office:value-type="float" office:value="256.0713" calcext:value-type="float">
            <text:p>256.0713</text:p>
          </table:table-cell>
          <table:table-cell table:formula="of:=[$grpc.C31]" office:value-type="float" office:value="41.58939" calcext:value-type="float">
            <text:p>41.58939</text:p>
          </table:table-cell>
          <table:table-cell/>
          <table:table-cell table:formula="of:=AVERAGE([.B28:.B31])" office:value-type="float" office:value="1248.772905" calcext:value-type="float">
            <text:p>1248.772905</text:p>
          </table:table-cell>
          <table:table-cell table:formula="of:=AVERAGE([.C28:.C31])" office:value-type="float" office:value="257.276074" calcext:value-type="float">
            <text:p>257.276074</text:p>
          </table:table-cell>
          <table:table-cell table:formula="of:=AVERAGE([.D28:.D31])" office:value-type="float" office:value="42.66615225" calcext:value-type="float">
            <text:p>42.66615225</text:p>
          </table:table-cell>
          <table:table-cell/>
          <table:table-cell table:formula="of:=[.G31]/[.H31]" office:value-type="float" office:value="6.0299806856851" calcext:value-type="float">
            <text:p>6.0299806856851</text:p>
          </table:table-cell>
          <table:table-cell table:formula="of:=[.F31]/[.H31]" office:value-type="float" office:value="29.2684678403359" calcext:value-type="float">
            <text:p>29.2684678403359</text:p>
          </table:table-cell>
          <table:table-cell table:number-columns-repeated="1013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q&amp;resp" table:style-name="ta7">
        <office:forms form:automatic-focus="false" form:apply-design-mode="false"/>
        <table:table-column table:style-name="co1" table:number-columns-repeated="19" table:default-cell-style-name="Default"/>
        <table:table-column table:style-name="co4" table:default-cell-style-name="Default"/>
        <table:table-column table:style-name="co1" table:number-columns-repeated="1004" table:default-cell-style-name="Default"/>
        <table:table-row table:style-name="ro1">
          <table:table-cell table:style-name="ce3" table:number-columns-spanned="1" table:number-rows-spanned="2"/>
          <table:table-cell table:style-name="ce3" office:value-type="string" calcext:value-type="string" table:number-columns-spanned="2" table:number-rows-spanned="1">
            <text:p>xml</text:p>
          </table:table-cell>
          <table:covered-table-cell table:style-name="ce4"/>
          <table:table-cell table:style-name="ce3" office:value-type="string" calcext:value-type="string" table:number-columns-spanned="2" table:number-rows-spanned="1">
            <text:p>json</text:p>
          </table:table-cell>
          <table:covered-table-cell table:style-name="ce4"/>
          <table:table-cell table:style-name="ce3" office:value-type="string" calcext:value-type="string" table:number-columns-spanned="2" table:number-rows-spanned="1">
            <text:p>grpc</text:p>
          </table:table-cell>
          <table:covered-table-cell table:style-name="ce4"/>
          <table:table-cell table:style-name="ce1" office:value-type="float" office:value="100" calcext:value-type="float">
            <text:p>100</text:p>
          </table:table-cell>
          <table:table-cell table:style-name="ce3" office:value-type="string" calcext:value-type="string" table:number-columns-spanned="2" table:number-rows-spanned="1">
            <text:p>xml</text:p>
          </table:table-cell>
          <table:covered-table-cell table:style-name="ce4"/>
          <table:table-cell table:style-name="ce3" office:value-type="string" calcext:value-type="string" table:number-columns-spanned="2" table:number-rows-spanned="1">
            <text:p>json</text:p>
          </table:table-cell>
          <table:covered-table-cell table:style-name="ce4"/>
          <table:table-cell table:style-name="ce3" office:value-type="string" calcext:value-type="string" table:number-columns-spanned="2" table:number-rows-spanned="1">
            <text:p>grpc</text:p>
          </table:table-cell>
          <table:covered-table-cell table:style-name="ce4"/>
          <table:table-cell table:style-name="ce4"/>
          <table:table-cell table:style-name="ce3" office:value-type="string" calcext:value-type="string" table:number-columns-spanned="2" table:number-rows-spanned="1">
            <text:p>xml</text:p>
          </table:table-cell>
          <table:covered-table-cell table:style-name="ce4"/>
          <table:table-cell table:style-name="ce3" office:value-type="string" calcext:value-type="string" table:number-columns-spanned="2" table:number-rows-spanned="1">
            <text:p>json</text:p>
          </table:table-cell>
          <table:covered-table-cell table:style-name="ce4"/>
          <table:table-cell table:number-columns-repeated="1005"/>
        </table:table-row>
        <table:table-row table:style-name="ro1">
          <table:covered-table-cell table:style-name="ce4"/>
          <table:table-cell office:value-type="string" calcext:value-type="string">
            <text:p>req</text:p>
          </table:table-cell>
          <table:table-cell office:value-type="string" calcext:value-type="string">
            <text:p>resp</text:p>
          </table:table-cell>
          <table:table-cell office:value-type="string" calcext:value-type="string">
            <text:p>req</text:p>
          </table:table-cell>
          <table:table-cell office:value-type="string" calcext:value-type="string">
            <text:p>resp</text:p>
          </table:table-cell>
          <table:table-cell office:value-type="string" calcext:value-type="string">
            <text:p>req</text:p>
          </table:table-cell>
          <table:table-cell office:value-type="string" calcext:value-type="string">
            <text:p>resp</text:p>
          </table:table-cell>
          <table:table-cell table:style-name="ce1" office:value-type="float" office:value="400" calcext:value-type="float">
            <text:p>400</text:p>
          </table:table-cell>
          <table:table-cell office:value-type="string" calcext:value-type="string">
            <text:p>req</text:p>
          </table:table-cell>
          <table:table-cell office:value-type="string" calcext:value-type="string">
            <text:p>resp</text:p>
          </table:table-cell>
          <table:table-cell office:value-type="string" calcext:value-type="string">
            <text:p>req</text:p>
          </table:table-cell>
          <table:table-cell office:value-type="string" calcext:value-type="string">
            <text:p>resp</text:p>
          </table:table-cell>
          <table:table-cell office:value-type="string" calcext:value-type="string">
            <text:p>req</text:p>
          </table:table-cell>
          <table:table-cell office:value-type="string" calcext:value-type="string">
            <text:p>resp</text:p>
          </table:table-cell>
          <table:table-cell/>
          <table:table-cell office:value-type="string" calcext:value-type="string">
            <text:p>req</text:p>
          </table:table-cell>
          <table:table-cell office:value-type="string" calcext:value-type="string">
            <text:p>resp</text:p>
          </table:table-cell>
          <table:table-cell office:value-type="string" calcext:value-type="string">
            <text:p>req</text:p>
          </table:table-cell>
          <table:table-cell office:value-type="string" calcext:value-type="string">
            <text:p>resp</text:p>
          </table:table-cell>
          <table:table-cell table:number-columns-repeated="1005"/>
        </table:table-row>
        <table:table-row table:style-name="ro1">
          <table:table-cell table:style-name="ce2" office:value-type="float" office:value="100" calcext:value-type="float" table:number-columns-spanned="1" table:number-rows-spanned="5">
            <text:p>100</text:p>
          </table:table-cell>
          <table:table-cell table:formula="of:=[$xml.A2]" office:value-type="float" office:value="1.832051" calcext:value-type="float">
            <text:p>1.832051</text:p>
          </table:table-cell>
          <table:table-cell table:formula="of:=[$xml.B2]" office:value-type="float" office:value="20.88968" calcext:value-type="float">
            <text:p>20.88968</text:p>
          </table:table-cell>
          <table:table-cell table:formula="of:=[$json.A2]" office:value-type="float" office:value="0.479994" calcext:value-type="float">
            <text:p>0.479994</text:p>
          </table:table-cell>
          <table:table-cell table:formula="of:=[$json.B2]" office:value-type="float" office:value="4.625838" calcext:value-type="float">
            <text:p>4.625838</text:p>
          </table:table-cell>
          <table:table-cell table:formula="of:=[$grpc.A2]" office:value-type="float" office:value="0.163215" calcext:value-type="float">
            <text:p>0.163215</text:p>
          </table:table-cell>
          <table:table-cell table:formula="of:=[$grpc.B2]" office:value-type="float" office:value="0.856125" calcext:value-type="float">
            <text:p>0.856125</text:p>
          </table:table-cell>
          <table:table-cell table:style-name="ce1" office:value-type="float" office:value="850" calcext:value-type="float">
            <text:p>850</text:p>
          </table:table-cell>
          <table:table-cell table:number-columns-repeated="13"/>
          <table:table-cell>
            <draw:frame table:end-cell-address="'req&amp;resp'.AD24" table:end-x="6.22mm" table:end-y="4.35mm" draw:z-index="2" draw:name="Chart 3" draw:style-name="gr1" draw:text-style-name="P1" svg:width="171.36mm" svg:height="114.85mm" svg:x="3.49mm" svg:y="0.62mm">
              <draw:object draw:notify-on-update-of-ranges="totals.E1:totals.E6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1002"/>
        </table:table-row>
        <table:table-row table:style-name="ro1">
          <table:covered-table-cell table:style-name="ce1"/>
          <table:table-cell table:formula="of:=[$xml.A3]" office:value-type="float" office:value="1.722594" calcext:value-type="float">
            <text:p>1.722594</text:p>
          </table:table-cell>
          <table:table-cell table:formula="of:=[$xml.B3]" office:value-type="float" office:value="18.39657" calcext:value-type="float">
            <text:p>18.39657</text:p>
          </table:table-cell>
          <table:table-cell table:formula="of:=[$json.A3]" office:value-type="float" office:value="0.412584" calcext:value-type="float">
            <text:p>0.412584</text:p>
          </table:table-cell>
          <table:table-cell table:formula="of:=[$json.B3]" office:value-type="float" office:value="4.206281" calcext:value-type="float">
            <text:p>4.206281</text:p>
          </table:table-cell>
          <table:table-cell table:formula="of:=[$grpc.A3]" office:value-type="float" office:value="0.126582" calcext:value-type="float">
            <text:p>0.126582</text:p>
          </table:table-cell>
          <table:table-cell table:formula="of:=[$grpc.B3]" office:value-type="float" office:value="0.686207" calcext:value-type="float">
            <text:p>0.686207</text:p>
          </table:table-cell>
          <table:table-cell table:style-name="ce1" office:value-type="float" office:value="1700" calcext:value-type="float">
            <text:p>1700</text:p>
          </table:table-cell>
          <table:table-cell table:number-columns-repeated="1016"/>
        </table:table-row>
        <table:table-row table:style-name="ro1">
          <table:covered-table-cell table:style-name="ce1"/>
          <table:table-cell table:formula="of:=[$xml.A4]" office:value-type="float" office:value="1.726506" calcext:value-type="float">
            <text:p>1.726506</text:p>
          </table:table-cell>
          <table:table-cell table:formula="of:=[$xml.B4]" office:value-type="float" office:value="18.91289" calcext:value-type="float">
            <text:p>18.91289</text:p>
          </table:table-cell>
          <table:table-cell table:formula="of:=[$json.A4]" office:value-type="float" office:value="0.427197" calcext:value-type="float">
            <text:p>0.427197</text:p>
          </table:table-cell>
          <table:table-cell table:formula="of:=[$json.B4]" office:value-type="float" office:value="4.467329" calcext:value-type="float">
            <text:p>4.467329</text:p>
          </table:table-cell>
          <table:table-cell table:formula="of:=[$grpc.A4]" office:value-type="float" office:value="0.14397" calcext:value-type="float">
            <text:p>0.14397</text:p>
          </table:table-cell>
          <table:table-cell table:formula="of:=[$grpc.B4]" office:value-type="float" office:value="0.771487" calcext:value-type="float">
            <text:p>0.771487</text:p>
          </table:table-cell>
          <table:table-cell table:style-name="ce1" office:value-type="float" office:value="3400" calcext:value-type="float">
            <text:p>3400</text:p>
          </table:table-cell>
          <table:table-cell table:number-columns-repeated="1016"/>
        </table:table-row>
        <table:table-row table:style-name="ro1">
          <table:covered-table-cell table:style-name="ce1"/>
          <table:table-cell table:formula="of:=[$xml.A5]" office:value-type="float" office:value="1.726426" calcext:value-type="float">
            <text:p>1.726426</text:p>
          </table:table-cell>
          <table:table-cell table:formula="of:=[$xml.B5]" office:value-type="float" office:value="19.15965" calcext:value-type="float">
            <text:p>19.15965</text:p>
          </table:table-cell>
          <table:table-cell table:formula="of:=[$json.A5]" office:value-type="float" office:value="0.420271" calcext:value-type="float">
            <text:p>0.420271</text:p>
          </table:table-cell>
          <table:table-cell table:formula="of:=[$json.B5]" office:value-type="float" office:value="4.349199" calcext:value-type="float">
            <text:p>4.349199</text:p>
          </table:table-cell>
          <table:table-cell table:formula="of:=[$grpc.A5]" office:value-type="float" office:value="0.142731" calcext:value-type="float">
            <text:p>0.142731</text:p>
          </table:table-cell>
          <table:table-cell table:formula="of:=[$grpc.B5]" office:value-type="float" office:value="0.784509" calcext:value-type="float">
            <text:p>0.784509</text:p>
          </table:table-cell>
          <table:table-cell table:style-name="ce1" office:value-type="float" office:value="6785" calcext:value-type="float">
            <text:p>6785</text:p>
          </table:table-cell>
          <table:table-cell table:number-columns-repeated="1016"/>
        </table:table-row>
        <table:table-row table:style-name="ro1">
          <table:covered-table-cell table:style-name="ce1"/>
          <table:table-cell table:formula="of:=[$xml.A6]" office:value-type="float" office:value="1.74538" calcext:value-type="float">
            <text:p>1.74538</text:p>
          </table:table-cell>
          <table:table-cell table:formula="of:=[$xml.B6]" office:value-type="float" office:value="19.04303" calcext:value-type="float">
            <text:p>19.04303</text:p>
          </table:table-cell>
          <table:table-cell table:formula="of:=[$json.A6]" office:value-type="float" office:value="0.414168" calcext:value-type="float">
            <text:p>0.414168</text:p>
          </table:table-cell>
          <table:table-cell table:formula="of:=[$json.B6]" office:value-type="float" office:value="4.316787" calcext:value-type="float">
            <text:p>4.316787</text:p>
          </table:table-cell>
          <table:table-cell table:formula="of:=[$grpc.A6]" office:value-type="float" office:value="0.281139" calcext:value-type="float">
            <text:p>0.281139</text:p>
          </table:table-cell>
          <table:table-cell table:formula="of:=[$grpc.B6]" office:value-type="float" office:value="1.201208" calcext:value-type="float">
            <text:p>1.201208</text:p>
          </table:table-cell>
          <table:table-cell/>
          <table:table-cell table:formula="of:=AVERAGE([.B4:.B7])" office:value-type="float" office:value="1.7302265" calcext:value-type="float">
            <text:p>1.7302265</text:p>
          </table:table-cell>
          <table:table-cell table:formula="of:=AVERAGE([.C4:.C7])" office:value-type="float" office:value="18.878035" calcext:value-type="float">
            <text:p>18.878035</text:p>
          </table:table-cell>
          <table:table-cell table:formula="of:=AVERAGE([.D4:.D7])" office:value-type="float" office:value="0.418555" calcext:value-type="float">
            <text:p>0.418555</text:p>
          </table:table-cell>
          <table:table-cell table:formula="of:=AVERAGE([.E4:.E7])" office:value-type="float" office:value="4.334899" calcext:value-type="float">
            <text:p>4.334899</text:p>
          </table:table-cell>
          <table:table-cell table:formula="of:=AVERAGE([.F4:.F7])" office:value-type="float" office:value="0.1736055" calcext:value-type="float">
            <text:p>0.1736055</text:p>
          </table:table-cell>
          <table:table-cell table:formula="of:=AVERAGE([.G4:.G7])" office:value-type="float" office:value="0.86085275" calcext:value-type="float">
            <text:p>0.86085275</text:p>
          </table:table-cell>
          <table:table-cell/>
          <table:table-cell table:formula="of:=[.I7]/[.M7]" office:value-type="float" office:value="9.96642675491272" calcext:value-type="float">
            <text:p>9.96642675491272</text:p>
          </table:table-cell>
          <table:table-cell table:formula="of:=[.J7]/[.N7]" office:value-type="float" office:value="21.9294588999106" calcext:value-type="float">
            <text:p>21.9294588999106</text:p>
          </table:table-cell>
          <table:table-cell table:formula="of:=[.K7]/[.M7]" office:value-type="float" office:value="2.41095472205662" calcext:value-type="float">
            <text:p>2.41095472205662</text:p>
          </table:table-cell>
          <table:table-cell table:formula="of:=[.L7]/[.N7]" office:value-type="float" office:value="5.0355870966318" calcext:value-type="float">
            <text:p>5.0355870966318</text:p>
          </table:table-cell>
          <table:table-cell table:number-columns-repeated="1005"/>
        </table:table-row>
        <table:table-row table:style-name="ro1">
          <table:table-cell table:style-name="ce2" office:value-type="float" office:value="400" calcext:value-type="float" table:number-columns-spanned="1" table:number-rows-spanned="5">
            <text:p>400</text:p>
          </table:table-cell>
          <table:table-cell table:formula="of:=[$xml.A7]" office:value-type="float" office:value="6.765066" calcext:value-type="float">
            <text:p>6.765066</text:p>
          </table:table-cell>
          <table:table-cell table:formula="of:=[$xml.B7]" office:value-type="float" office:value="84.52467" calcext:value-type="float">
            <text:p>84.52467</text:p>
          </table:table-cell>
          <table:table-cell table:formula="of:=[$json.A7]" office:value-type="float" office:value="1.518465" calcext:value-type="float">
            <text:p>1.518465</text:p>
          </table:table-cell>
          <table:table-cell table:formula="of:=[$json.B7]" office:value-type="float" office:value="17.237914" calcext:value-type="float">
            <text:p>17.237914</text:p>
          </table:table-cell>
          <table:table-cell table:formula="of:=[$grpc.A7]" office:value-type="float" office:value="0.303216" calcext:value-type="float">
            <text:p>0.303216</text:p>
          </table:table-cell>
          <table:table-cell table:formula="of:=[$grpc.B7]" office:value-type="float" office:value="3.144365" calcext:value-type="float">
            <text:p>3.144365</text:p>
          </table:table-cell>
          <table:table-cell table:number-columns-repeated="1017"/>
        </table:table-row>
        <table:table-row table:style-name="ro1">
          <table:covered-table-cell table:style-name="ce1"/>
          <table:table-cell table:formula="of:=[$xml.A8]" office:value-type="float" office:value="6.379033" calcext:value-type="float">
            <text:p>6.379033</text:p>
          </table:table-cell>
          <table:table-cell table:formula="of:=[$xml.B8]" office:value-type="float" office:value="75.78368" calcext:value-type="float">
            <text:p>75.78368</text:p>
          </table:table-cell>
          <table:table-cell table:formula="of:=[$json.A8]" office:value-type="float" office:value="1.438696" calcext:value-type="float">
            <text:p>1.438696</text:p>
          </table:table-cell>
          <table:table-cell table:formula="of:=[$json.B8]" office:value-type="float" office:value="16.871156" calcext:value-type="float">
            <text:p>16.871156</text:p>
          </table:table-cell>
          <table:table-cell table:formula="of:=[$grpc.A8]" office:value-type="float" office:value="0.239448" calcext:value-type="float">
            <text:p>0.239448</text:p>
          </table:table-cell>
          <table:table-cell table:formula="of:=[$grpc.B8]" office:value-type="float" office:value="2.582371" calcext:value-type="float">
            <text:p>2.582371</text:p>
          </table:table-cell>
          <table:table-cell table:number-columns-repeated="1017"/>
        </table:table-row>
        <table:table-row table:style-name="ro1">
          <table:covered-table-cell table:style-name="ce1"/>
          <table:table-cell table:formula="of:=[$xml.A9]" office:value-type="float" office:value="6.344543" calcext:value-type="float">
            <text:p>6.344543</text:p>
          </table:table-cell>
          <table:table-cell table:formula="of:=[$xml.B9]" office:value-type="float" office:value="76.60116" calcext:value-type="float">
            <text:p>76.60116</text:p>
          </table:table-cell>
          <table:table-cell table:formula="of:=[$json.A9]" office:value-type="float" office:value="1.519009" calcext:value-type="float">
            <text:p>1.519009</text:p>
          </table:table-cell>
          <table:table-cell table:formula="of:=[$json.B9]" office:value-type="float" office:value="17.57361" calcext:value-type="float">
            <text:p>17.57361</text:p>
          </table:table-cell>
          <table:table-cell table:formula="of:=[$grpc.A9]" office:value-type="float" office:value="0.261825" calcext:value-type="float">
            <text:p>0.261825</text:p>
          </table:table-cell>
          <table:table-cell table:formula="of:=[$grpc.B9]" office:value-type="float" office:value="2.779789" calcext:value-type="float">
            <text:p>2.779789</text:p>
          </table:table-cell>
          <table:table-cell table:number-columns-repeated="41"/>
          <table:table-cell>
            <draw:frame table:end-cell-address="'req&amp;resp'.BC27" table:end-x="16.42mm" table:end-y="1.02mm" draw:z-index="1" draw:name="Chart 2" draw:style-name="gr1" draw:text-style-name="P1" svg:width="133.24mm" svg:height="89.02mm" svg:x="9.65mm" svg:y="1.96mm">
              <draw:object draw:notify-on-update-of-ranges="'req&amp;resp'.H1:'req&amp;resp'.H6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975"/>
        </table:table-row>
        <table:table-row table:style-name="ro1">
          <table:covered-table-cell table:style-name="ce1"/>
          <table:table-cell table:formula="of:=[$xml.A10]" office:value-type="float" office:value="6.405521" calcext:value-type="float">
            <text:p>6.405521</text:p>
          </table:table-cell>
          <table:table-cell table:formula="of:=[$xml.B10]" office:value-type="float" office:value="77.54418" calcext:value-type="float">
            <text:p>77.54418</text:p>
          </table:table-cell>
          <table:table-cell table:formula="of:=[$json.A10]" office:value-type="float" office:value="1.427481" calcext:value-type="float">
            <text:p>1.427481</text:p>
          </table:table-cell>
          <table:table-cell table:formula="of:=[$json.B10]" office:value-type="float" office:value="16.748669" calcext:value-type="float">
            <text:p>16.748669</text:p>
          </table:table-cell>
          <table:table-cell table:formula="of:=[$grpc.A10]" office:value-type="float" office:value="0.275213" calcext:value-type="float">
            <text:p>0.275213</text:p>
          </table:table-cell>
          <table:table-cell table:formula="of:=[$grpc.B10]" office:value-type="float" office:value="2.886876" calcext:value-type="float">
            <text:p>2.886876</text:p>
          </table:table-cell>
          <table:table-cell table:number-columns-repeated="1017"/>
        </table:table-row>
        <table:table-row table:style-name="ro1">
          <table:covered-table-cell table:style-name="ce1"/>
          <table:table-cell table:formula="of:=[$xml.A11]" office:value-type="float" office:value="6.359902" calcext:value-type="float">
            <text:p>6.359902</text:p>
          </table:table-cell>
          <table:table-cell table:formula="of:=[$xml.B11]" office:value-type="float" office:value="76.47547" calcext:value-type="float">
            <text:p>76.47547</text:p>
          </table:table-cell>
          <table:table-cell table:formula="of:=[$json.A11]" office:value-type="float" office:value="1.473741" calcext:value-type="float">
            <text:p>1.473741</text:p>
          </table:table-cell>
          <table:table-cell table:formula="of:=[$json.B11]" office:value-type="float" office:value="17.0491" calcext:value-type="float">
            <text:p>17.0491</text:p>
          </table:table-cell>
          <table:table-cell table:formula="of:=[$grpc.A11]" office:value-type="float" office:value="0.374958" calcext:value-type="float">
            <text:p>0.374958</text:p>
          </table:table-cell>
          <table:table-cell table:formula="of:=[$grpc.B11]" office:value-type="float" office:value="3.614498" calcext:value-type="float">
            <text:p>3.614498</text:p>
          </table:table-cell>
          <table:table-cell/>
          <table:table-cell table:formula="of:=AVERAGE([.B9:.B12])" office:value-type="float" office:value="6.37224975" calcext:value-type="float">
            <text:p>6.37224975</text:p>
          </table:table-cell>
          <table:table-cell table:formula="of:=AVERAGE([.C9:.C12])" office:value-type="float" office:value="76.6011225" calcext:value-type="float">
            <text:p>76.6011225</text:p>
          </table:table-cell>
          <table:table-cell table:formula="of:=AVERAGE([.D9:.D12])" office:value-type="float" office:value="1.46473175" calcext:value-type="float">
            <text:p>1.46473175</text:p>
          </table:table-cell>
          <table:table-cell table:formula="of:=AVERAGE([.E9:.E12])" office:value-type="float" office:value="17.06063375" calcext:value-type="float">
            <text:p>17.06063375</text:p>
          </table:table-cell>
          <table:table-cell table:formula="of:=AVERAGE([.F9:.F12])" office:value-type="float" office:value="0.287861" calcext:value-type="float">
            <text:p>0.287861</text:p>
          </table:table-cell>
          <table:table-cell table:formula="of:=AVERAGE([.G9:.G12])" office:value-type="float" office:value="2.9658835" calcext:value-type="float">
            <text:p>2.9658835</text:p>
          </table:table-cell>
          <table:table-cell/>
          <table:table-cell table:formula="of:=[.I12]/[.M12]" office:value-type="float" office:value="22.1365511479499" calcext:value-type="float">
            <text:p>22.1365511479499</text:p>
          </table:table-cell>
          <table:table-cell table:formula="of:=[.J12]/[.N12]" office:value-type="float" office:value="25.827421238899" calcext:value-type="float">
            <text:p>25.827421238899</text:p>
          </table:table-cell>
          <table:table-cell table:formula="of:=[.K12]/[.M12]" office:value-type="float" office:value="5.08832995786161" calcext:value-type="float">
            <text:p>5.08832995786161</text:p>
          </table:table-cell>
          <table:table-cell table:formula="of:=[.L12]/[.N12]" office:value-type="float" office:value="5.75229396232185" calcext:value-type="float">
            <text:p>5.75229396232185</text:p>
          </table:table-cell>
          <table:table-cell table:number-columns-repeated="1005"/>
        </table:table-row>
        <table:table-row table:style-name="ro1">
          <table:table-cell table:style-name="ce2" office:value-type="float" office:value="850" calcext:value-type="float" table:number-columns-spanned="1" table:number-rows-spanned="5">
            <text:p>850</text:p>
          </table:table-cell>
          <table:table-cell table:formula="of:=[$xml.A12]" office:value-type="float" office:value="14.121491" calcext:value-type="float">
            <text:p>14.121491</text:p>
          </table:table-cell>
          <table:table-cell table:formula="of:=[$xml.B12]" office:value-type="float" office:value="173.91025" calcext:value-type="float">
            <text:p>173.91025</text:p>
          </table:table-cell>
          <table:table-cell table:formula="of:=[$json.A12]" office:value-type="float" office:value="2.873411" calcext:value-type="float">
            <text:p>2.873411</text:p>
          </table:table-cell>
          <table:table-cell table:formula="of:=[$json.B12]" office:value-type="float" office:value="32.803449" calcext:value-type="float">
            <text:p>32.803449</text:p>
          </table:table-cell>
          <table:table-cell table:formula="of:=[$grpc.A12]" office:value-type="float" office:value="0.430591" calcext:value-type="float">
            <text:p>0.430591</text:p>
          </table:table-cell>
          <table:table-cell table:formula="of:=[$grpc.B12]" office:value-type="float" office:value="6.878986" calcext:value-type="float">
            <text:p>6.878986</text:p>
          </table:table-cell>
          <table:table-cell table:number-columns-repeated="1017"/>
        </table:table-row>
        <table:table-row table:style-name="ro1">
          <table:covered-table-cell table:style-name="ce1"/>
          <table:table-cell table:formula="of:=[$xml.A13]" office:value-type="float" office:value="12.453857" calcext:value-type="float">
            <text:p>12.453857</text:p>
          </table:table-cell>
          <table:table-cell table:formula="of:=[$xml.B13]" office:value-type="float" office:value="156.77705" calcext:value-type="float">
            <text:p>156.77705</text:p>
          </table:table-cell>
          <table:table-cell table:formula="of:=[$json.A13]" office:value-type="float" office:value="2.835964" calcext:value-type="float">
            <text:p>2.835964</text:p>
          </table:table-cell>
          <table:table-cell table:formula="of:=[$json.B13]" office:value-type="float" office:value="32.184097" calcext:value-type="float">
            <text:p>32.184097</text:p>
          </table:table-cell>
          <table:table-cell table:formula="of:=[$grpc.A13]" office:value-type="float" office:value="0.362476" calcext:value-type="float">
            <text:p>0.362476</text:p>
          </table:table-cell>
          <table:table-cell table:formula="of:=[$grpc.B13]" office:value-type="float" office:value="5.650126" calcext:value-type="float">
            <text:p>5.650126</text:p>
          </table:table-cell>
          <table:table-cell table:number-columns-repeated="1017"/>
        </table:table-row>
        <table:table-row table:style-name="ro1">
          <table:covered-table-cell table:style-name="ce1"/>
          <table:table-cell table:formula="of:=[$xml.A14]" office:value-type="float" office:value="12.351707" calcext:value-type="float">
            <text:p>12.351707</text:p>
          </table:table-cell>
          <table:table-cell table:formula="of:=[$xml.B14]" office:value-type="float" office:value="156.77053" calcext:value-type="float">
            <text:p>156.77053</text:p>
          </table:table-cell>
          <table:table-cell table:formula="of:=[$json.A14]" office:value-type="float" office:value="2.921092" calcext:value-type="float">
            <text:p>2.921092</text:p>
          </table:table-cell>
          <table:table-cell table:formula="of:=[$json.B14]" office:value-type="float" office:value="33.06954" calcext:value-type="float">
            <text:p>33.06954</text:p>
          </table:table-cell>
          <table:table-cell table:formula="of:=[$grpc.A14]" office:value-type="float" office:value="0.377244" calcext:value-type="float">
            <text:p>0.377244</text:p>
          </table:table-cell>
          <table:table-cell table:formula="of:=[$grpc.B14]" office:value-type="float" office:value="5.848688" calcext:value-type="float">
            <text:p>5.848688</text:p>
          </table:table-cell>
          <table:table-cell table:number-columns-repeated="1017"/>
        </table:table-row>
        <table:table-row table:style-name="ro1">
          <table:covered-table-cell table:style-name="ce1"/>
          <table:table-cell table:formula="of:=[$xml.A15]" office:value-type="float" office:value="12.705064" calcext:value-type="float">
            <text:p>12.705064</text:p>
          </table:table-cell>
          <table:table-cell table:formula="of:=[$xml.B15]" office:value-type="float" office:value="160.39762" calcext:value-type="float">
            <text:p>160.39762</text:p>
          </table:table-cell>
          <table:table-cell table:formula="of:=[$json.A15]" office:value-type="float" office:value="2.864741" calcext:value-type="float">
            <text:p>2.864741</text:p>
          </table:table-cell>
          <table:table-cell table:formula="of:=[$json.B15]" office:value-type="float" office:value="32.400359" calcext:value-type="float">
            <text:p>32.400359</text:p>
          </table:table-cell>
          <table:table-cell table:formula="of:=[$grpc.A15]" office:value-type="float" office:value="0.381198" calcext:value-type="float">
            <text:p>0.381198</text:p>
          </table:table-cell>
          <table:table-cell table:formula="of:=[$grpc.B15]" office:value-type="float" office:value="5.977779" calcext:value-type="float">
            <text:p>5.977779</text:p>
          </table:table-cell>
          <table:table-cell table:number-columns-repeated="1017"/>
        </table:table-row>
        <table:table-row table:style-name="ro1">
          <table:covered-table-cell table:style-name="ce1"/>
          <table:table-cell table:formula="of:=[$xml.A16]" office:value-type="float" office:value="12.507359" calcext:value-type="float">
            <text:p>12.507359</text:p>
          </table:table-cell>
          <table:table-cell table:formula="of:=[$xml.B16]" office:value-type="float" office:value="157.84595" calcext:value-type="float">
            <text:p>157.84595</text:p>
          </table:table-cell>
          <table:table-cell table:formula="of:=[$json.A16]" office:value-type="float" office:value="2.837796" calcext:value-type="float">
            <text:p>2.837796</text:p>
          </table:table-cell>
          <table:table-cell table:formula="of:=[$json.B16]" office:value-type="float" office:value="32.356675" calcext:value-type="float">
            <text:p>32.356675</text:p>
          </table:table-cell>
          <table:table-cell table:formula="of:=[$grpc.A16]" office:value-type="float" office:value="0.404722" calcext:value-type="float">
            <text:p>0.404722</text:p>
          </table:table-cell>
          <table:table-cell table:formula="of:=[$grpc.B16]" office:value-type="float" office:value="6.336869" calcext:value-type="float">
            <text:p>6.336869</text:p>
          </table:table-cell>
          <table:table-cell/>
          <table:table-cell table:formula="of:=AVERAGE([.B14:.B17])" office:value-type="float" office:value="12.50449675" calcext:value-type="float">
            <text:p>12.50449675</text:p>
          </table:table-cell>
          <table:table-cell table:formula="of:=AVERAGE([.C14:.C17])" office:value-type="float" office:value="157.9477875" calcext:value-type="float">
            <text:p>157.9477875</text:p>
          </table:table-cell>
          <table:table-cell table:formula="of:=AVERAGE([.D14:.D17])" office:value-type="float" office:value="2.86489825" calcext:value-type="float">
            <text:p>2.86489825</text:p>
          </table:table-cell>
          <table:table-cell table:formula="of:=AVERAGE([.E14:.E17])" office:value-type="float" office:value="32.50266775" calcext:value-type="float">
            <text:p>32.50266775</text:p>
          </table:table-cell>
          <table:table-cell table:formula="of:=AVERAGE([.F14:.F17])" office:value-type="float" office:value="0.38141" calcext:value-type="float">
            <text:p>0.38141</text:p>
          </table:table-cell>
          <table:table-cell table:formula="of:=AVERAGE([.G14:.G17])" office:value-type="float" office:value="5.9533655" calcext:value-type="float">
            <text:p>5.9533655</text:p>
          </table:table-cell>
          <table:table-cell/>
          <table:table-cell table:formula="of:=[.I17]/[.M17]" office:value-type="float" office:value="32.7849210822999" calcext:value-type="float">
            <text:p>32.7849210822999</text:p>
          </table:table-cell>
          <table:table-cell table:formula="of:=[.J17]/[.N17]" office:value-type="float" office:value="26.5308399929418" calcext:value-type="float">
            <text:p>26.5308399929418</text:p>
          </table:table-cell>
          <table:table-cell table:formula="of:=[.K17]/[.M17]" office:value-type="float" office:value="7.51133491518314" calcext:value-type="float">
            <text:p>7.51133491518314</text:p>
          </table:table-cell>
          <table:table-cell table:formula="of:=[.L17]/[.N17]" office:value-type="float" office:value="5.45954515139378" calcext:value-type="float">
            <text:p>5.45954515139378</text:p>
          </table:table-cell>
          <table:table-cell table:number-columns-repeated="1005"/>
        </table:table-row>
        <table:table-row table:style-name="ro1">
          <table:table-cell table:style-name="ce2" office:value-type="float" office:value="1700" calcext:value-type="float" table:number-columns-spanned="1" table:number-rows-spanned="5">
            <text:p>1700</text:p>
          </table:table-cell>
          <table:table-cell table:formula="of:=[$xml.A17]" office:value-type="float" office:value="26.03518" calcext:value-type="float">
            <text:p>26.03518</text:p>
          </table:table-cell>
          <table:table-cell table:formula="of:=[$xml.B17]" office:value-type="float" office:value="328.51753" calcext:value-type="float">
            <text:p>328.51753</text:p>
          </table:table-cell>
          <table:table-cell table:formula="of:=[$json.A17]" office:value-type="float" office:value="5.138348" calcext:value-type="float">
            <text:p>5.138348</text:p>
          </table:table-cell>
          <table:table-cell table:formula="of:=[$json.B17]" office:value-type="float" office:value="61.783564" calcext:value-type="float">
            <text:p>61.783564</text:p>
          </table:table-cell>
          <table:table-cell table:formula="of:=[$grpc.A17]" office:value-type="float" office:value="0.614403" calcext:value-type="float">
            <text:p>0.614403</text:p>
          </table:table-cell>
          <table:table-cell table:formula="of:=[$grpc.B17]" office:value-type="float" office:value="12.057124" calcext:value-type="float">
            <text:p>12.057124</text:p>
          </table:table-cell>
          <table:table-cell table:number-columns-repeated="1017"/>
        </table:table-row>
        <table:table-row table:style-name="ro1">
          <table:covered-table-cell table:style-name="ce1"/>
          <table:table-cell table:formula="of:=[$xml.A18]" office:value-type="float" office:value="24.339844" calcext:value-type="float">
            <text:p>24.339844</text:p>
          </table:table-cell>
          <table:table-cell table:formula="of:=[$xml.B18]" office:value-type="float" office:value="301.9564" calcext:value-type="float">
            <text:p>301.9564</text:p>
          </table:table-cell>
          <table:table-cell table:formula="of:=[$json.A18]" office:value-type="float" office:value="5.161536" calcext:value-type="float">
            <text:p>5.161536</text:p>
          </table:table-cell>
          <table:table-cell table:formula="of:=[$json.B18]" office:value-type="float" office:value="61.714624" calcext:value-type="float">
            <text:p>61.714624</text:p>
          </table:table-cell>
          <table:table-cell table:formula="of:=[$grpc.A18]" office:value-type="float" office:value="0.56736" calcext:value-type="float">
            <text:p>0.56736</text:p>
          </table:table-cell>
          <table:table-cell table:formula="of:=[$grpc.B18]" office:value-type="float" office:value="11.108898" calcext:value-type="float">
            <text:p>11.108898</text:p>
          </table:table-cell>
          <table:table-cell table:number-columns-repeated="1017"/>
        </table:table-row>
        <table:table-row table:style-name="ro1">
          <table:covered-table-cell table:style-name="ce1"/>
          <table:table-cell table:formula="of:=[$xml.A19]" office:value-type="float" office:value="24.317735" calcext:value-type="float">
            <text:p>24.317735</text:p>
          </table:table-cell>
          <table:table-cell table:formula="of:=[$xml.B19]" office:value-type="float" office:value="301.03442" calcext:value-type="float">
            <text:p>301.03442</text:p>
          </table:table-cell>
          <table:table-cell table:formula="of:=[$json.A19]" office:value-type="float" office:value="5.389533" calcext:value-type="float">
            <text:p>5.389533</text:p>
          </table:table-cell>
          <table:table-cell table:formula="of:=[$json.B19]" office:value-type="float" office:value="63.384951" calcext:value-type="float">
            <text:p>63.384951</text:p>
          </table:table-cell>
          <table:table-cell table:formula="of:=[$grpc.A19]" office:value-type="float" office:value="0.582595" calcext:value-type="float">
            <text:p>0.582595</text:p>
          </table:table-cell>
          <table:table-cell table:formula="of:=[$grpc.B19]" office:value-type="float" office:value="11.329921" calcext:value-type="float">
            <text:p>11.329921</text:p>
          </table:table-cell>
          <table:table-cell table:number-columns-repeated="1017"/>
        </table:table-row>
        <table:table-row table:style-name="ro1">
          <table:covered-table-cell table:style-name="ce1"/>
          <table:table-cell table:formula="of:=[$xml.A20]" office:value-type="float" office:value="24.953915" calcext:value-type="float">
            <text:p>24.953915</text:p>
          </table:table-cell>
          <table:table-cell table:formula="of:=[$xml.B20]" office:value-type="float" office:value="309.85032" calcext:value-type="float">
            <text:p>309.85032</text:p>
          </table:table-cell>
          <table:table-cell table:formula="of:=[$json.A20]" office:value-type="float" office:value="5.150998" calcext:value-type="float">
            <text:p>5.150998</text:p>
          </table:table-cell>
          <table:table-cell table:formula="of:=[$json.B20]" office:value-type="float" office:value="62.614731" calcext:value-type="float">
            <text:p>62.614731</text:p>
          </table:table-cell>
          <table:table-cell table:formula="of:=[$grpc.A20]" office:value-type="float" office:value="0.562272" calcext:value-type="float">
            <text:p>0.562272</text:p>
          </table:table-cell>
          <table:table-cell table:formula="of:=[$grpc.B20]" office:value-type="float" office:value="10.934632" calcext:value-type="float">
            <text:p>10.934632</text:p>
          </table:table-cell>
          <table:table-cell table:number-columns-repeated="1017"/>
        </table:table-row>
        <table:table-row table:style-name="ro1">
          <table:covered-table-cell table:style-name="ce1"/>
          <table:table-cell table:formula="of:=[$xml.A21]" office:value-type="float" office:value="24.155941" calcext:value-type="float">
            <text:p>24.155941</text:p>
          </table:table-cell>
          <table:table-cell table:formula="of:=[$xml.B21]" office:value-type="float" office:value="300.85692" calcext:value-type="float">
            <text:p>300.85692</text:p>
          </table:table-cell>
          <table:table-cell table:formula="of:=[$json.A21]" office:value-type="float" office:value="5.14014" calcext:value-type="float">
            <text:p>5.14014</text:p>
          </table:table-cell>
          <table:table-cell table:formula="of:=[$json.B21]" office:value-type="float" office:value="61.829364" calcext:value-type="float">
            <text:p>61.829364</text:p>
          </table:table-cell>
          <table:table-cell table:formula="of:=[$grpc.A21]" office:value-type="float" office:value="0.595035" calcext:value-type="float">
            <text:p>0.595035</text:p>
          </table:table-cell>
          <table:table-cell table:formula="of:=[$grpc.B21]" office:value-type="float" office:value="11.391685" calcext:value-type="float">
            <text:p>11.391685</text:p>
          </table:table-cell>
          <table:table-cell/>
          <table:table-cell table:formula="of:=AVERAGE([.B19:.B22])" office:value-type="float" office:value="24.44185875" calcext:value-type="float">
            <text:p>24.44185875</text:p>
          </table:table-cell>
          <table:table-cell table:formula="of:=AVERAGE([.C19:.C22])" office:value-type="float" office:value="303.424515" calcext:value-type="float">
            <text:p>303.424515</text:p>
          </table:table-cell>
          <table:table-cell table:formula="of:=AVERAGE([.D19:.D22])" office:value-type="float" office:value="5.21055175" calcext:value-type="float">
            <text:p>5.21055175</text:p>
          </table:table-cell>
          <table:table-cell table:formula="of:=AVERAGE([.E19:.E22])" office:value-type="float" office:value="62.3859175" calcext:value-type="float">
            <text:p>62.3859175</text:p>
          </table:table-cell>
          <table:table-cell table:formula="of:=AVERAGE([.F19:.F22])" office:value-type="float" office:value="0.5768155" calcext:value-type="float">
            <text:p>0.5768155</text:p>
          </table:table-cell>
          <table:table-cell table:formula="of:=AVERAGE([.G19:.G22])" office:value-type="float" office:value="11.191284" calcext:value-type="float">
            <text:p>11.191284</text:p>
          </table:table-cell>
          <table:table-cell/>
          <table:table-cell table:formula="of:=[.I22]/[.M22]" office:value-type="float" office:value="42.3737897993379" calcext:value-type="float">
            <text:p>42.3737897993379</text:p>
          </table:table-cell>
          <table:table-cell table:formula="of:=[.J22]/[.N22]" office:value-type="float" office:value="27.1125739459386" calcext:value-type="float">
            <text:p>27.1125739459386</text:p>
          </table:table-cell>
          <table:table-cell table:formula="of:=[.K22]/[.M22]" office:value-type="float" office:value="9.0333074440614" calcext:value-type="float">
            <text:p>9.0333074440614</text:p>
          </table:table-cell>
          <table:table-cell table:formula="of:=[.L22]/[.N22]" office:value-type="float" office:value="5.57450936818331" calcext:value-type="float">
            <text:p>5.57450936818331</text:p>
          </table:table-cell>
          <table:table-cell table:number-columns-repeated="1005"/>
        </table:table-row>
        <table:table-row table:style-name="ro1">
          <table:table-cell table:style-name="ce2" office:value-type="float" office:value="3400" calcext:value-type="float" table:number-columns-spanned="1" table:number-rows-spanned="5">
            <text:p>3400</text:p>
          </table:table-cell>
          <table:table-cell table:formula="of:=[$xml.A22]" office:value-type="float" office:value="47.594519" calcext:value-type="float">
            <text:p>47.594519</text:p>
          </table:table-cell>
          <table:table-cell table:formula="of:=[$xml.B22]" office:value-type="float" office:value="597.26691" calcext:value-type="float">
            <text:p>597.26691</text:p>
          </table:table-cell>
          <table:table-cell table:formula="of:=[$json.A22]" office:value-type="float" office:value="9.936994" calcext:value-type="float">
            <text:p>9.936994</text:p>
          </table:table-cell>
          <table:table-cell table:formula="of:=[$json.B22]" office:value-type="float" office:value="121.547745" calcext:value-type="float">
            <text:p>121.547745</text:p>
          </table:table-cell>
          <table:table-cell table:formula="of:=[$grpc.A22]" office:value-type="float" office:value="0.966877" calcext:value-type="float">
            <text:p>0.966877</text:p>
          </table:table-cell>
          <table:table-cell table:formula="of:=[$grpc.B22]" office:value-type="float" office:value="21.126138" calcext:value-type="float">
            <text:p>21.126138</text:p>
          </table:table-cell>
          <table:table-cell table:number-columns-repeated="1017"/>
        </table:table-row>
        <table:table-row table:style-name="ro1">
          <table:covered-table-cell table:style-name="ce1"/>
          <table:table-cell table:formula="of:=[$xml.A23]" office:value-type="float" office:value="46.720728" calcext:value-type="float">
            <text:p>46.720728</text:p>
          </table:table-cell>
          <table:table-cell table:formula="of:=[$xml.B23]" office:value-type="float" office:value="578.49549" calcext:value-type="float">
            <text:p>578.49549</text:p>
          </table:table-cell>
          <table:table-cell table:formula="of:=[$json.A23]" office:value-type="float" office:value="9.896934" calcext:value-type="float">
            <text:p>9.896934</text:p>
          </table:table-cell>
          <table:table-cell table:formula="of:=[$json.B23]" office:value-type="float" office:value="121.602475" calcext:value-type="float">
            <text:p>121.602475</text:p>
          </table:table-cell>
          <table:table-cell table:formula="of:=[$grpc.A23]" office:value-type="float" office:value="1.02972" calcext:value-type="float">
            <text:p>1.02972</text:p>
          </table:table-cell>
          <table:table-cell table:formula="of:=[$grpc.B23]" office:value-type="float" office:value="21.961518" calcext:value-type="float">
            <text:p>21.961518</text:p>
          </table:table-cell>
          <table:table-cell table:number-columns-repeated="1017"/>
        </table:table-row>
        <table:table-row table:style-name="ro1">
          <table:covered-table-cell table:style-name="ce1"/>
          <table:table-cell table:formula="of:=[$xml.A24]" office:value-type="float" office:value="46.880283" calcext:value-type="float">
            <text:p>46.880283</text:p>
          </table:table-cell>
          <table:table-cell table:formula="of:=[$xml.B24]" office:value-type="float" office:value="582.06797" calcext:value-type="float">
            <text:p>582.06797</text:p>
          </table:table-cell>
          <table:table-cell table:formula="of:=[$json.A24]" office:value-type="float" office:value="10.602496" calcext:value-type="float">
            <text:p>10.602496</text:p>
          </table:table-cell>
          <table:table-cell table:formula="of:=[$json.B24]" office:value-type="float" office:value="127.498559" calcext:value-type="float">
            <text:p>127.498559</text:p>
          </table:table-cell>
          <table:table-cell table:formula="of:=[$grpc.A24]" office:value-type="float" office:value="0.995104" calcext:value-type="float">
            <text:p>0.995104</text:p>
          </table:table-cell>
          <table:table-cell table:formula="of:=[$grpc.B24]" office:value-type="float" office:value="21.222116" calcext:value-type="float">
            <text:p>21.222116</text:p>
          </table:table-cell>
          <table:table-cell table:number-columns-repeated="14"/>
          <table:table-cell>
            <draw:frame table:end-cell-address="'req&amp;resp'.AD46" table:end-x="6.52mm" table:end-y="3.4mm" draw:z-index="3" draw:name="Chart 4" draw:style-name="gr1" draw:text-style-name="P1" svg:width="171.34mm" svg:height="112.34mm" svg:x="3.81mm" svg:y="2.18mm">
              <draw:object draw:notify-on-update-of-ranges="totals.E1:totals.E6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1002"/>
        </table:table-row>
        <table:table-row table:style-name="ro1">
          <table:covered-table-cell table:style-name="ce1"/>
          <table:table-cell table:formula="of:=[$xml.A25]" office:value-type="float" office:value="48.132888" calcext:value-type="float">
            <text:p>48.132888</text:p>
          </table:table-cell>
          <table:table-cell table:formula="of:=[$xml.B25]" office:value-type="float" office:value="600.40363" calcext:value-type="float">
            <text:p>600.40363</text:p>
          </table:table-cell>
          <table:table-cell table:formula="of:=[$json.A25]" office:value-type="float" office:value="9.97689" calcext:value-type="float">
            <text:p>9.97689</text:p>
          </table:table-cell>
          <table:table-cell table:formula="of:=[$json.B25]" office:value-type="float" office:value="121.82965" calcext:value-type="float">
            <text:p>121.82965</text:p>
          </table:table-cell>
          <table:table-cell table:formula="of:=[$grpc.A25]" office:value-type="float" office:value="1.01465" calcext:value-type="float">
            <text:p>1.01465</text:p>
          </table:table-cell>
          <table:table-cell table:formula="of:=[$grpc.B25]" office:value-type="float" office:value="21.530428" calcext:value-type="float">
            <text:p>21.530428</text:p>
          </table:table-cell>
          <table:table-cell table:number-columns-repeated="1017"/>
        </table:table-row>
        <table:table-row table:style-name="ro1">
          <table:covered-table-cell table:style-name="ce1"/>
          <table:table-cell table:formula="of:=[$xml.A26]" office:value-type="float" office:value="46.813386" calcext:value-type="float">
            <text:p>46.813386</text:p>
          </table:table-cell>
          <table:table-cell table:formula="of:=[$xml.B26]" office:value-type="float" office:value="582.66581" calcext:value-type="float">
            <text:p>582.66581</text:p>
          </table:table-cell>
          <table:table-cell table:formula="of:=[$json.A26]" office:value-type="float" office:value="9.937876" calcext:value-type="float">
            <text:p>9.937876</text:p>
          </table:table-cell>
          <table:table-cell table:formula="of:=[$json.B26]" office:value-type="float" office:value="120.930285" calcext:value-type="float">
            <text:p>120.930285</text:p>
          </table:table-cell>
          <table:table-cell table:formula="of:=[$grpc.A26]" office:value-type="float" office:value="1.075058" calcext:value-type="float">
            <text:p>1.075058</text:p>
          </table:table-cell>
          <table:table-cell table:formula="of:=[$grpc.B26]" office:value-type="float" office:value="19.516011" calcext:value-type="float">
            <text:p>19.516011</text:p>
          </table:table-cell>
          <table:table-cell/>
          <table:table-cell table:formula="of:=AVERAGE([.B24:.B27])" office:value-type="float" office:value="47.13682125" calcext:value-type="float">
            <text:p>47.13682125</text:p>
          </table:table-cell>
          <table:table-cell table:formula="of:=AVERAGE([.C24:.C27])" office:value-type="float" office:value="585.908225" calcext:value-type="float">
            <text:p>585.908225</text:p>
          </table:table-cell>
          <table:table-cell table:formula="of:=AVERAGE([.D24:.D27])" office:value-type="float" office:value="10.103549" calcext:value-type="float">
            <text:p>10.103549</text:p>
          </table:table-cell>
          <table:table-cell table:formula="of:=AVERAGE([.E24:.E27])" office:value-type="float" office:value="122.96524225" calcext:value-type="float">
            <text:p>122.96524225</text:p>
          </table:table-cell>
          <table:table-cell table:formula="of:=AVERAGE([.F24:.F27])" office:value-type="float" office:value="1.028633" calcext:value-type="float">
            <text:p>1.028633</text:p>
          </table:table-cell>
          <table:table-cell table:formula="of:=AVERAGE([.G24:.G27])" office:value-type="float" office:value="21.05751825" calcext:value-type="float">
            <text:p>21.05751825</text:p>
          </table:table-cell>
          <table:table-cell/>
          <table:table-cell table:formula="of:=[.I27]/[.M27]" office:value-type="float" office:value="45.8247219853923" calcext:value-type="float">
            <text:p>45.8247219853923</text:p>
          </table:table-cell>
          <table:table-cell table:formula="of:=[.J27]/[.N27]" office:value-type="float" office:value="27.8241822252724" calcext:value-type="float">
            <text:p>27.8241822252724</text:p>
          </table:table-cell>
          <table:table-cell table:formula="of:=[.K27]/[.M27]" office:value-type="float" office:value="9.82230688690719" calcext:value-type="float">
            <text:p>9.82230688690719</text:p>
          </table:table-cell>
          <table:table-cell table:formula="of:=[.L27]/[.N27]" office:value-type="float" office:value="5.83949356187783" calcext:value-type="float">
            <text:p>5.83949356187783</text:p>
          </table:table-cell>
          <table:table-cell table:number-columns-repeated="1005"/>
        </table:table-row>
        <table:table-row table:style-name="ro1">
          <table:table-cell table:style-name="ce2" office:value-type="float" office:value="6785" calcext:value-type="float" table:number-columns-spanned="1" table:number-rows-spanned="5">
            <text:p>6785</text:p>
          </table:table-cell>
          <table:table-cell table:formula="of:=[$xml.A27]" office:value-type="float" office:value="96.32634" calcext:value-type="float">
            <text:p>96.32634</text:p>
          </table:table-cell>
          <table:table-cell table:formula="of:=[$xml.B27]" office:value-type="float" office:value="1185.02337" calcext:value-type="float">
            <text:p>1185.02337</text:p>
          </table:table-cell>
          <table:table-cell table:formula="of:=[$json.A27]" office:value-type="float" office:value="19.21568" calcext:value-type="float">
            <text:p>19.21568</text:p>
          </table:table-cell>
          <table:table-cell table:formula="of:=[$json.B27]" office:value-type="float" office:value="239.432437" calcext:value-type="float">
            <text:p>239.432437</text:p>
          </table:table-cell>
          <table:table-cell table:formula="of:=[$grpc.A27]" office:value-type="float" office:value="1.747093" calcext:value-type="float">
            <text:p>1.747093</text:p>
          </table:table-cell>
          <table:table-cell table:formula="of:=[$grpc.B27]" office:value-type="float" office:value="41.367089" calcext:value-type="float">
            <text:p>41.367089</text:p>
          </table:table-cell>
          <table:table-cell table:number-columns-repeated="1017"/>
        </table:table-row>
        <table:table-row table:style-name="ro1">
          <table:covered-table-cell table:style-name="ce1"/>
          <table:table-cell table:formula="of:=[$xml.A28]" office:value-type="float" office:value="93.052951" calcext:value-type="float">
            <text:p>93.052951</text:p>
          </table:table-cell>
          <table:table-cell table:formula="of:=[$xml.B28]" office:value-type="float" office:value="1144.14457" calcext:value-type="float">
            <text:p>1144.14457</text:p>
          </table:table-cell>
          <table:table-cell table:formula="of:=[$json.A28]" office:value-type="float" office:value="21.649239" calcext:value-type="float">
            <text:p>21.649239</text:p>
          </table:table-cell>
          <table:table-cell office:value-type="float" office:value="238.2201" calcext:value-type="float">
            <text:p>238.2201</text:p>
          </table:table-cell>
          <table:table-cell table:formula="of:=[$grpc.A28]" office:value-type="float" office:value="1.756618" calcext:value-type="float">
            <text:p>1.756618</text:p>
          </table:table-cell>
          <table:table-cell table:formula="of:=[$grpc.B28]" office:value-type="float" office:value="41.121127" calcext:value-type="float">
            <text:p>41.121127</text:p>
          </table:table-cell>
          <table:table-cell table:number-columns-repeated="1017"/>
        </table:table-row>
        <table:table-row table:style-name="ro1">
          <table:covered-table-cell table:style-name="ce1"/>
          <table:table-cell table:formula="of:=[$xml.A29]" office:value-type="float" office:value="93.883387" calcext:value-type="float">
            <text:p>93.883387</text:p>
          </table:table-cell>
          <table:table-cell table:formula="of:=[$xml.B29]" office:value-type="float" office:value="1155.78709" calcext:value-type="float">
            <text:p>1155.78709</text:p>
          </table:table-cell>
          <table:table-cell table:formula="of:=[$json.A29]" office:value-type="float" office:value="19.441279" calcext:value-type="float">
            <text:p>19.441279</text:p>
          </table:table-cell>
          <table:table-cell table:formula="of:=[$json.B29]" office:value-type="float" office:value="238.285732" calcext:value-type="float">
            <text:p>238.285732</text:p>
          </table:table-cell>
          <table:table-cell table:formula="of:=[$grpc.A29]" office:value-type="float" office:value="1.755336" calcext:value-type="float">
            <text:p>1.755336</text:p>
          </table:table-cell>
          <table:table-cell table:formula="of:=[$grpc.B29]" office:value-type="float" office:value="41.432879" calcext:value-type="float">
            <text:p>41.432879</text:p>
          </table:table-cell>
          <table:table-cell table:number-columns-repeated="1017"/>
        </table:table-row>
        <table:table-row table:style-name="ro1">
          <table:covered-table-cell table:style-name="ce1"/>
          <table:table-cell table:formula="of:=[$xml.A30]" office:value-type="float" office:value="94.051946" calcext:value-type="float">
            <text:p>94.051946</text:p>
          </table:table-cell>
          <table:table-cell table:formula="of:=[$xml.B30]" office:value-type="float" office:value="1156.61533" calcext:value-type="float">
            <text:p>1156.61533</text:p>
          </table:table-cell>
          <table:table-cell table:formula="of:=[$json.A30]" office:value-type="float" office:value="19.367792" calcext:value-type="float">
            <text:p>19.367792</text:p>
          </table:table-cell>
          <table:table-cell table:formula="of:=[$json.B30]" office:value-type="float" office:value="237.925893" calcext:value-type="float">
            <text:p>237.925893</text:p>
          </table:table-cell>
          <table:table-cell table:formula="of:=[$grpc.A30]" office:value-type="float" office:value="1.768514" calcext:value-type="float">
            <text:p>1.768514</text:p>
          </table:table-cell>
          <table:table-cell table:formula="of:=[$grpc.B30]" office:value-type="float" office:value="41.240745" calcext:value-type="float">
            <text:p>41.240745</text:p>
          </table:table-cell>
          <table:table-cell table:number-columns-repeated="41"/>
          <table:table-cell>
            <draw:frame table:end-cell-address="'req&amp;resp'.BC45" table:end-x="6.9mm" table:end-y="2.52mm" draw:z-index="0" draw:name="Chart 1" draw:style-name="gr1" draw:text-style-name="P1" svg:width="133.03mm" svg:height="75.66mm" svg:x="0.34mm" svg:y="0.94mm">
              <draw:object draw:notify-on-update-of-ranges="'req&amp;resp'.H1:'req&amp;resp'.H6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975"/>
        </table:table-row>
        <table:table-row table:style-name="ro1">
          <table:covered-table-cell table:style-name="ce1"/>
          <table:table-cell table:formula="of:=[$xml.A31]" office:value-type="float" office:value="94.474882" calcext:value-type="float">
            <text:p>94.474882</text:p>
          </table:table-cell>
          <table:table-cell table:formula="of:=[$xml.B31]" office:value-type="float" office:value="1163.08146" calcext:value-type="float">
            <text:p>1163.08146</text:p>
          </table:table-cell>
          <table:table-cell table:formula="of:=[$json.A31]" office:value-type="float" office:value="19.275717" calcext:value-type="float">
            <text:p>19.275717</text:p>
          </table:table-cell>
          <table:table-cell table:formula="of:=[$json.B31]" office:value-type="float" office:value="236.795583" calcext:value-type="float">
            <text:p>236.795583</text:p>
          </table:table-cell>
          <table:table-cell table:formula="of:=[$grpc.A31]" office:value-type="float" office:value="1.717827" calcext:value-type="float">
            <text:p>1.717827</text:p>
          </table:table-cell>
          <table:table-cell table:formula="of:=[$grpc.B31]" office:value-type="float" office:value="39.871563" calcext:value-type="float">
            <text:p>39.871563</text:p>
          </table:table-cell>
          <table:table-cell/>
          <table:table-cell table:formula="of:=AVERAGE([.B29:.B32])" office:value-type="float" office:value="93.8657915" calcext:value-type="float">
            <text:p>93.8657915</text:p>
          </table:table-cell>
          <table:table-cell table:formula="of:=AVERAGE([.C29:.C32])" office:value-type="float" office:value="1154.9071125" calcext:value-type="float">
            <text:p>1154.9071125</text:p>
          </table:table-cell>
          <table:table-cell table:formula="of:=AVERAGE([.D29:.D32])" office:value-type="float" office:value="19.93350675" calcext:value-type="float">
            <text:p>19.93350675</text:p>
          </table:table-cell>
          <table:table-cell table:formula="of:=AVERAGE([.E29:.E32])" office:value-type="float" office:value="237.806827" calcext:value-type="float">
            <text:p>237.806827</text:p>
          </table:table-cell>
          <table:table-cell table:formula="of:=AVERAGE([.F29:.F32])" office:value-type="float" office:value="1.74957375" calcext:value-type="float">
            <text:p>1.74957375</text:p>
          </table:table-cell>
          <table:table-cell table:formula="of:=AVERAGE([.G29:.G32])" office:value-type="float" office:value="40.9165785" calcext:value-type="float">
            <text:p>40.9165785</text:p>
          </table:table-cell>
          <table:table-cell/>
          <table:table-cell table:formula="of:=[.I32]/[.M32]" office:value-type="float" office:value="53.6506629114663" calcext:value-type="float">
            <text:p>53.6506629114663</text:p>
          </table:table-cell>
          <table:table-cell table:formula="of:=[.J32]/[.N32]" office:value-type="float" office:value="28.2258965641519" calcext:value-type="float">
            <text:p>28.2258965641519</text:p>
          </table:table-cell>
          <table:table-cell table:formula="of:=[.K32]/[.M32]" office:value-type="float" office:value="11.3933503803426" calcext:value-type="float">
            <text:p>11.3933503803426</text:p>
          </table:table-cell>
          <table:table-cell table:formula="of:=[.L32]/[.N32]" office:value-type="float" office:value="5.81199200221495" calcext:value-type="float">
            <text:p>5.81199200221495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1" office:value-type="float" office:value="100" calcext:value-type="float">
            <text:p>100</text:p>
          </table:table-cell>
          <table:table-cell table:number-columns-repeated="8"/>
          <table:table-cell table:style-name="ce5" office:value-type="float" office:value="26.3" calcext:value-type="float">
            <text:p>26.3</text:p>
          </table:table-cell>
          <table:table-cell table:style-name="ce5"/>
          <table:table-cell table:style-name="ce5" office:value-type="float" office:value="5.57" calcext:value-type="float">
            <text:p>5.57</text:p>
          </table:table-cell>
          <table:table-cell table:number-columns-repeated="1005"/>
        </table:table-row>
        <table:table-row table:style-name="ro1">
          <table:table-cell table:number-columns-repeated="7"/>
          <table:table-cell table:style-name="ce1" office:value-type="float" office:value="400" calcext:value-type="float">
            <text:p>4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float" office:value="850" calcext:value-type="float">
            <text:p>85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float" office:value="1700" calcext:value-type="float">
            <text:p>17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float" office:value="3400" calcext:value-type="float">
            <text:p>34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" office:value-type="float" office:value="6785" calcext:value-type="float">
            <text:p>6785</text:p>
          </table:table-cell>
          <table:table-cell table:number-columns-repeated="1016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8" table:style-name="ta8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>
            <draw:frame table:end-cell-address="Sheet8.H20" table:end-x="0.25mm" table:end-y="5.28mm" draw:z-index="0" draw:name="Chart 1" draw:style-name="gr1" draw:text-style-name="P1" svg:width="147.79mm" svg:height="105.82mm" svg:x="0mm" svg:y="0mm">
              <draw:object draw:notify-on-update-of-ranges="Sheet7.U15:Sheet7.U20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6"/>
          <table:table-cell>
            <draw:frame table:end-cell-address="Sheet8.N20" table:end-x="21.06mm" table:end-y="5.28mm" draw:z-index="3" draw:name="Chart 4" draw:style-name="gr1" draw:text-style-name="P1" svg:width="147.54mm" svg:height="105.82mm" svg:x="0mm" svg:y="0mm">
              <draw:object draw:notify-on-update-of-ranges="totals.X12:totals.X17 totals.F1:totals.F1 totals.G1:totals.G1 totals.H1:totals.H1" xlink:href="./Object 14" xlink:type="simple" xlink:show="embed" xlink:actuate="onLoad">
                <lo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1016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>
            <draw:frame table:end-cell-address="Sheet8.H41" table:end-x="0.37mm" table:end-y="1.18mm" draw:z-index="1" draw:name="Chart 2" draw:style-name="gr1" draw:text-style-name="P1" svg:width="147.91mm" svg:height="107.01mm" svg:x="0mm" svg:y="0mm">
              <draw:object draw:notify-on-update-of-ranges="payloads.J20:payloads.J25 payloads.F9:payloads.F14 payloads.G9:payloads.G14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6"/>
          <table:table-cell>
            <draw:frame table:end-cell-address="Sheet8.N41" table:end-x="21.06mm" table:end-y="1.18mm" draw:z-index="2" draw:name="Chart 3" draw:style-name="gr1" draw:text-style-name="P1" svg:width="147.54mm" svg:height="107.01mm" svg:x="0mm" svg:y="0mm">
              <draw:object draw:notify-on-update-of-ranges="totals.E1:totals.E6 payloads.B1:payloads.B1 payloads.B2:payloads.B7 payloads.C1:payloads.C1 payloads.C2:payloads.C7 payloads.D1:payloads.D1 payloads.D2:payloads.D7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1016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Noto Sans CJK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xml" style:display-name="PageStyle_xm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8" style:display-name="PageStyle_Sheet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yloads" style:display-name="PageStyle_payloa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7" style:display-name="PageStyle_Sheet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tals" style:display-name="PageStyle_tota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q_26_resp" style:display-name="PageStyle_req&amp;res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pc" style:display-name="PageStyle_grp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son" style:display-name="PageStyle_js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ares</meta:initial-creator>
    <dc:creator>soares</dc:creator>
    <meta:creation-date>2019-10-03T16:01:38</meta:creation-date>
    <dc:date>2019-10-03T22:02:25</dc:date>
    <meta:generator>LibreOffice/6.2.7.1$Linux_X86_64 LibreOffice_project/20$Build-1</meta:generator>
    <meta:document-statistic meta:table-count="8" meta:cell-count="938" meta:object-count="14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false" chart:maximum="14" chart:interval-major="1" chart:interval-minor-divisor="1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top">
        <chart:label-separator>
          <text:p>; </text:p>
        </chart:label-separator>
      </style:chart-properties>
      <style:graphic-properties svg:stroke-width="0.079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top">
        <chart:label-separator>
          <text:p>; </text:p>
        </chart:label-separator>
      </style:chart-properties>
      <style:graphic-properties svg:stroke-width="0.079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176cm" chart:symbol-height="0.176cm" chart:link-data-style-to-source="true" chart:label-position="top">
        <chart:label-separator>
          <text:p>; </text:p>
        </chart:label-separator>
      </style:chart-properties>
      <style:graphic-properties svg:stroke-width="0.079cm" svg:stroke-color="#a5a5a5" draw:fill-color="#a5a5a5"/>
      <style:text-properties fo:color="#000000" style:text-position="0% 100%" fo:font-family="Calibri"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4.729cm" svg:height="10.702cm" xlink:href=".." xlink:type="simple" chart:class="chart:line" chart:column-mapping="0 1" chart:style-name="ch1">
        <chart:title svg:x="5.714cm" svg:y="0.349cm" chart:style-name="ch2">
          <text:p>Payload size</text:p>
        </chart:title>
        <chart:legend chart:legend-position="end" svg:x="12.668cm" svg:y="4.594cm" style:legend-expansion="high" chart:style-name="ch3"/>
        <chart:plot-area chart:style-name="ch4" table:cell-range-address="payloads.J20:payloads.J25 payloads.B1:payloads.D7" chart:data-source-has-labels="both" svg:x="1.354cm" svg:y="1.442cm" svg:width="11.02cm" svg:height="8.016cm">
          <chartooo:coordinate-region svg:x="1.725cm" svg:y="1.629cm" svg:width="10.124cm" svg:height="7.359cm"/>
          <chart:axis chart:dimension="x" chart:name="primary-x" chart:style-name="ch5" chartooo:axis-type="auto">
            <chartooo:date-scale/>
            <chart:title svg:x="5.397cm" svg:y="9.673cm" chart:style-name="ch6">
              <text:p>Payload size MB</text:p>
            </chart:title>
            <chart:categories table:cell-range-address="payloads.J20:payloads.J25"/>
          </chart:axis>
          <chart:axis chart:dimension="y" chart:name="primary-y" chart:style-name="ch7">
            <chart:title svg:x="0.451cm" svg:y="5.779cm" chart:style-name="ch8">
              <text:p>MB</text:p>
            </chart:title>
            <chart:grid chart:style-name="ch9" chart:class="major"/>
          </chart:axis>
          <chart:series chart:style-name="ch10" chart:values-cell-range-address="payloads.B2:payloads.B7" chart:label-cell-address="payloads.B1:payloads.B1" chart:class="chart:line">
            <chart:data-point chart:repeated="6"/>
          </chart:series>
          <chart:series chart:style-name="ch11" chart:values-cell-range-address="payloads.C2:payloads.C7" chart:label-cell-address="payloads.C1:payloads.C1" chart:class="chart:line">
            <chart:data-point chart:repeated="6"/>
          </chart:series>
          <chart:series chart:style-name="ch12" chart:values-cell-range-address="payloads.D2:payloads.D7" chart:label-cell-address="payloads.D1:payloads.D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ml</text:p>
                <draw:g>
                  <svg:desc>payloads.B1:payloads.B1</svg:desc>
                </draw:g>
              </table:table-cell>
              <table:table-cell office:value-type="string">
                <text:p>json</text:p>
                <draw:g>
                  <svg:desc>payloads.C1:payloads.C1</svg:desc>
                </draw:g>
              </table:table-cell>
              <table:table-cell office:value-type="string">
                <text:p>grpc</text:p>
                <draw:g>
                  <svg:desc>payloads.D1:payloads.D1</svg:desc>
                </draw:g>
              </table:table-cell>
            </table:table-row>
          </table:table-header-rows>
          <table:table-rows>
            <table:table-row>
              <table:table-cell office:value-type="float" office:value="0.14">
                <text:p>0.14</text:p>
                <draw:g>
                  <svg:desc>payloads.J20:payloads.J25</svg:desc>
                </draw:g>
              </table:table-cell>
              <table:table-cell office:value-type="float" office:value="0.199039">
                <text:p>0.199039</text:p>
                <draw:g>
                  <svg:desc>payloads.B2:payloads.B7</svg:desc>
                </draw:g>
              </table:table-cell>
              <table:table-cell office:value-type="float" office:value="0.142942">
                <text:p>0.142942</text:p>
                <draw:g>
                  <svg:desc>payloads.C2:payloads.C7</svg:desc>
                </draw:g>
              </table:table-cell>
              <table:table-cell office:value-type="float" office:value="0.058959">
                <text:p>0.058959</text:p>
                <draw:g>
                  <svg:desc>payloads.D2:payloads.D7</svg:desc>
                </draw:g>
              </table:table-cell>
            </table:table-row>
            <table:table-row>
              <table:table-cell office:value-type="float" office:value="0.57">
                <text:p>0.57</text:p>
              </table:table-cell>
              <table:table-cell office:value-type="float" office:value="0.795848">
                <text:p>0.795848</text:p>
              </table:table-cell>
              <table:table-cell office:value-type="float" office:value="0.571525">
                <text:p>0.571525</text:p>
              </table:table-cell>
              <table:table-cell office:value-type="float" office:value="0.23577">
                <text:p>0.23577</text:p>
              </table:table-cell>
            </table:table-row>
            <table:table-row>
              <table:table-cell office:value-type="float" office:value="1.21">
                <text:p>1.21</text:p>
              </table:table-cell>
              <table:table-cell office:value-type="float" office:value="1.691063">
                <text:p>1.691063</text:p>
              </table:table-cell>
              <table:table-cell office:value-type="float" office:value="1.214396">
                <text:p>1.214396</text:p>
              </table:table-cell>
              <table:table-cell office:value-type="float" office:value="0.500987">
                <text:p>0.500987</text:p>
              </table:table-cell>
            </table:table-row>
            <table:table-row>
              <table:table-cell office:value-type="float" office:value="2.42">
                <text:p>2.42</text:p>
              </table:table-cell>
              <table:table-cell office:value-type="float" office:value="3.382023">
                <text:p>3.382023</text:p>
              </table:table-cell>
              <table:table-cell office:value-type="float" office:value="2.42871">
                <text:p>2.42871</text:p>
              </table:table-cell>
              <table:table-cell office:value-type="float" office:value="1.001952">
                <text:p>1.001952</text:p>
              </table:table-cell>
            </table:table-row>
            <table:table-row>
              <table:table-cell office:value-type="float" office:value="4.84">
                <text:p>4.84</text:p>
              </table:table-cell>
              <table:table-cell office:value-type="float" office:value="6.763943">
                <text:p>6.763943</text:p>
              </table:table-cell>
              <table:table-cell office:value-type="float" office:value="4.857338">
                <text:p>4.857338</text:p>
              </table:table-cell>
              <table:table-cell office:value-type="float" office:value="2.003883">
                <text:p>2.003883</text:p>
              </table:table-cell>
            </table:table-row>
            <table:table-row>
              <table:table-cell office:value-type="float" office:value="9.66">
                <text:p>9.66</text:p>
              </table:table-cell>
              <table:table-cell office:value-type="float" office:value="13.497943">
                <text:p>13.497943</text:p>
              </table:table-cell>
              <table:table-cell office:value-type="float" office:value="9.693163">
                <text:p>9.693163</text:p>
              </table:table-cell>
              <table:table-cell office:value-type="float" office:value="3.998903">
                <text:p>3.9989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false" chart:minimum="0" chart:maximum="30" chart:interval-major="5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7.135cm" svg:height="11.235cm" xlink:href=".." xlink:type="simple" chart:class="chart:line" chart:style-name="ch1">
        <chart:title svg:x="4.509cm" svg:y="0.359cm" chart:style-name="ch2">
          <text:p>gRPC vs XML &amp; JSON responses</text:p>
        </chart:title>
        <chart:legend chart:legend-position="end" svg:x="13.09cm" svg:y="5.096cm" style:legend-expansion="high" chart:style-name="ch3"/>
        <chart:plot-area chart:style-name="ch4" table:cell-range-address="totals.E1:totals.E6 'req&amp;resp'.Q7:'req&amp;resp'.Q7 'req&amp;resp'.Q12:'req&amp;resp'.Q12 'req&amp;resp'.Q17:'req&amp;resp'.Q17 'req&amp;resp'.Q22:'req&amp;resp'.Q22 'req&amp;resp'.Q27:'req&amp;resp'.Q27 'req&amp;resp'.Q32:'req&amp;resp'.Q32 'req&amp;resp'.S7:'req&amp;resp'.S7 'req&amp;resp'.S12:'req&amp;resp'.S12 'req&amp;resp'.S17:'req&amp;resp'.S17 'req&amp;resp'.S22:'req&amp;resp'.S22 'req&amp;resp'.S27:'req&amp;resp'.S27 'req&amp;resp'.S32:'req&amp;resp'.S32" chart:data-source-has-labels="both" svg:x="1.402cm" svg:y="1.462cm" svg:width="11.346cm" svg:height="8.519cm">
          <chartooo:coordinate-region svg:x="1.926cm" svg:y="1.648cm" svg:width="10.397cm" svg:height="7.863cm"/>
          <chart:axis chart:dimension="x" chart:name="primary-x" chart:style-name="ch5" chartooo:axis-type="auto">
            <chartooo:date-scale/>
            <chart:title svg:x="5.317cm" svg:y="10.206cm" chart:style-name="ch6">
              <text:p>Queries per request</text:p>
            </chart:title>
            <chart:categories table:cell-range-address="totals.E1:totals.E6"/>
          </chart:axis>
          <chart:axis chart:dimension="y" chart:name="primary-y" chart:style-name="ch7">
            <chart:title svg:x="0.451cm" svg:y="7.532cm" chart:style-name="ch8">
              <text:p>times gRPC is faster</text:p>
            </chart:title>
            <chart:grid chart:style-name="ch9" chart:class="major"/>
          </chart:axis>
          <chart:series chart:style-name="ch10" chart:values-cell-range-address="'req&amp;resp'.Q7:'req&amp;resp'.Q7 'req&amp;resp'.Q12:'req&amp;resp'.Q12 'req&amp;resp'.Q17:'req&amp;resp'.Q17 'req&amp;resp'.Q22:'req&amp;resp'.Q22 'req&amp;resp'.Q27:'req&amp;resp'.Q27 'req&amp;resp'.Q32:'req&amp;resp'.Q32" loext:label-string="&quot;grpc vs xml resp&quot;" chart:class="chart:line">
            <chart:data-point chart:repeated="6"/>
          </chart:series>
          <chart:series chart:style-name="ch11" chart:values-cell-range-address="'req&amp;resp'.S7:'req&amp;resp'.S7 'req&amp;resp'.S12:'req&amp;resp'.S12 'req&amp;resp'.S17:'req&amp;resp'.S17 'req&amp;resp'.S22:'req&amp;resp'.S22 'req&amp;resp'.S27:'req&amp;resp'.S27 'req&amp;resp'.S32:'req&amp;resp'.S32" loext:label-string="&quot;grpc vs json resp&quot;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pc vs xml resp</text:p>
              </table:table-cell>
              <table:table-cell office:value-type="string">
                <text:p>grpc vs json resp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totals.E1:totals.E6</svg:desc>
                </draw:g>
              </table:table-cell>
              <table:table-cell office:value-type="float" office:value="21.9294588999106">
                <text:p>21.9294588999106</text:p>
                <draw:g>
                  <svg:desc>'req&amp;resp'.Q7:'req&amp;resp'.Q7 'req&amp;resp'.Q12:'req&amp;resp'.Q12 'req&amp;resp'.Q17:'req&amp;resp'.Q17 'req&amp;resp'.Q22:'req&amp;resp'.Q22 'req&amp;resp'.Q27:'req&amp;resp'.Q27 'req&amp;resp'.Q32:'req&amp;resp'.Q32</svg:desc>
                </draw:g>
              </table:table-cell>
              <table:table-cell office:value-type="float" office:value="5.0355870966318">
                <text:p>5.0355870966318</text:p>
                <draw:g>
                  <svg:desc>'req&amp;resp'.S7:'req&amp;resp'.S7 'req&amp;resp'.S12:'req&amp;resp'.S12 'req&amp;resp'.S17:'req&amp;resp'.S17 'req&amp;resp'.S22:'req&amp;resp'.S22 'req&amp;resp'.S27:'req&amp;resp'.S27 'req&amp;resp'.S32:'req&amp;resp'.S32</svg:desc>
                </draw:g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5.827421238899">
                <text:p>25.827421238899</text:p>
              </table:table-cell>
              <table:table-cell office:value-type="float" office:value="5.75229396232185">
                <text:p>5.75229396232185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26.5308399929418">
                <text:p>26.5308399929418</text:p>
              </table:table-cell>
              <table:table-cell office:value-type="float" office:value="5.45954515139378">
                <text:p>5.45954515139378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27.1125739459386">
                <text:p>27.1125739459386</text:p>
              </table:table-cell>
              <table:table-cell office:value-type="float" office:value="5.57450936818331">
                <text:p>5.57450936818331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27.8241822252724">
                <text:p>27.8241822252724</text:p>
              </table:table-cell>
              <table:table-cell office:value-type="float" office:value="5.83949356187783">
                <text:p>5.83949356187783</text:p>
              </table:table-cell>
            </table:table-row>
            <table:table-row>
              <table:table-cell office:value-type="float" office:value="6785">
                <text:p>6785</text:p>
              </table:table-cell>
              <table:table-cell office:value-type="float" office:value="28.2258965641519">
                <text:p>28.2258965641519</text:p>
              </table:table-cell>
              <table:table-cell office:value-type="float" office:value="5.81199200221495">
                <text:p>5.8119920022149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false" chart:minimum="0" chart:maximum="30" chart:interval-major="2" chart:interval-minor-divisor="2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4.78cm" svg:height="10.583cm" xlink:href=".." xlink:type="simple" chart:class="chart:line" chart:style-name="ch1">
        <chart:title svg:x="4.628cm" svg:y="0.346cm" chart:style-name="ch2">
          <text:p>gRPC vs XML vs JSON</text:p>
        </chart:title>
        <chart:legend chart:legend-position="end" svg:x="11.529cm" svg:y="4.77cm" style:legend-expansion="high" chart:style-name="ch3"/>
        <chart:plot-area chart:style-name="ch4" table:cell-range-address="Sheet7.U15:Sheet7.U20 totals.J6:totals.K6 totals.J11:totals.K11 totals.J16:totals.K16 totals.J21:totals.K21 totals.J26:totals.K26 totals.J31:totals.K31" chart:data-source-has-labels="both" svg:x="1.355cm" svg:y="1.436cm" svg:width="9.879cm" svg:height="7.906cm">
          <chartooo:coordinate-region svg:x="1.726cm" svg:y="1.622cm" svg:width="8.984cm" svg:height="7.25cm"/>
          <chart:axis chart:dimension="x" chart:name="primary-x" chart:style-name="ch5" chartooo:axis-type="auto">
            <chartooo:date-scale/>
            <chart:title svg:x="4.682cm" svg:y="9.554cm" chart:style-name="ch6">
              <text:p>Payload Size (MB)</text:p>
            </chart:title>
            <chart:categories table:cell-range-address="Sheet7.U15:Sheet7.U20"/>
          </chart:axis>
          <chart:axis chart:dimension="y" chart:name="primary-y" chart:style-name="ch7">
            <chart:title svg:x="0.451cm" svg:y="7.2cm" chart:style-name="ch8">
              <text:p>times gRPC is faster</text:p>
            </chart:title>
            <chart:grid chart:style-name="ch9" chart:class="major"/>
          </chart:axis>
          <chart:series chart:style-name="ch10" chart:values-cell-range-address="totals.J6:totals.J6 totals.J11:totals.J11 totals.J16:totals.J16 totals.J21:totals.J21 totals.J26:totals.J26 totals.J31:totals.J31" loext:label-string="&quot;grpc vs json&quot;" chart:class="chart:line">
            <chart:data-point chart:repeated="6"/>
          </chart:series>
          <chart:series chart:style-name="ch11" chart:values-cell-range-address="totals.K6:totals.K6 totals.K11:totals.K11 totals.K16:totals.K16 totals.K21:totals.K21 totals.K26:totals.K26 totals.K31:totals.K31" loext:label-string="&quot;grpc vs xml&quot;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pc vs json</text:p>
              </table:table-cell>
              <table:table-cell office:value-type="string">
                <text:p>grpc vs xml</text:p>
              </table:table-cell>
            </table:table-row>
          </table:table-header-rows>
          <table:table-rows>
            <table:table-row>
              <table:table-cell office:value-type="float" office:value="0.14">
                <text:p>0.14</text:p>
                <draw:g>
                  <svg:desc>Sheet7.U15:Sheet7.U20</svg:desc>
                </draw:g>
              </table:table-cell>
              <table:table-cell office:value-type="float" office:value="4.59511439925198">
                <text:p>4.59511439925198</text:p>
                <draw:g>
                  <svg:desc>totals.J6:totals.J6 totals.J11:totals.J11 totals.J16:totals.J16 totals.J21:totals.J21 totals.J26:totals.J26 totals.J31:totals.J31</svg:desc>
                </draw:g>
              </table:table-cell>
              <table:table-cell office:value-type="float" office:value="19.9217923971315">
                <text:p>19.9217923971315</text:p>
                <draw:g>
                  <svg:desc>totals.K6:totals.K6 totals.K11:totals.K11 totals.K16:totals.K16 totals.K21:totals.K21 totals.K26:totals.K26 totals.K31:totals.K31</svg:desc>
                </draw:g>
              </table:table-cell>
            </table:table-row>
            <table:table-row>
              <table:table-cell office:value-type="float" office:value="0.57">
                <text:p>0.57</text:p>
              </table:table-cell>
              <table:table-cell office:value-type="float" office:value="5.69355261299712">
                <text:p>5.69355261299712</text:p>
              </table:table-cell>
              <table:table-cell office:value-type="float" office:value="25.5008875159067">
                <text:p>25.5008875159067</text:p>
              </table:table-cell>
            </table:table-row>
            <table:table-row>
              <table:table-cell office:value-type="float" office:value="1.21">
                <text:p>1.21</text:p>
              </table:table-cell>
              <table:table-cell office:value-type="float" office:value="5.58308119995728">
                <text:p>5.58308119995728</text:p>
              </table:table-cell>
              <table:table-cell office:value-type="float" office:value="26.9073911932633">
                <text:p>26.9073911932633</text:p>
              </table:table-cell>
            </table:table-row>
            <table:table-row>
              <table:table-cell office:value-type="float" office:value="2.42">
                <text:p>2.42</text:p>
              </table:table-cell>
              <table:table-cell office:value-type="float" office:value="5.74404297397383">
                <text:p>5.74404297397383</text:p>
              </table:table-cell>
              <table:table-cell office:value-type="float" office:value="27.8606050620153">
                <text:p>27.8606050620153</text:p>
              </table:table-cell>
            </table:table-row>
            <table:table-row>
              <table:table-cell office:value-type="float" office:value="4.84">
                <text:p>4.84</text:p>
              </table:table-cell>
              <table:table-cell office:value-type="float" office:value="6.02498777372993">
                <text:p>6.02498777372993</text:p>
              </table:table-cell>
              <table:table-cell office:value-type="float" office:value="28.6625333827685">
                <text:p>28.6625333827685</text:p>
              </table:table-cell>
            </table:table-row>
            <table:table-row>
              <table:table-cell office:value-type="float" office:value="9.66">
                <text:p>9.66</text:p>
              </table:table-cell>
              <table:table-cell office:value-type="float" office:value="6.0299806856851">
                <text:p>6.0299806856851</text:p>
              </table:table-cell>
              <table:table-cell office:value-type="float" office:value="29.2684678403359">
                <text:p>29.268467840335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false" chart:minimum="2.3" chart:maximum="3.5" chart:interval-major="0.1" chart:interval-minor-divisor="2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graphic-properties svg:stroke-width="0.026cm" svg:stroke-color="#d9d9d9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4.792cm" svg:height="10.702cm" xlink:href=".." xlink:type="simple" chart:class="chart:line" chart:style-name="ch1">
        <chart:title svg:x="5.746cm" svg:y="0.349cm" chart:style-name="ch2">
          <text:p>Payload size</text:p>
        </chart:title>
        <chart:legend chart:legend-position="end" svg:x="11.382cm" svg:y="4.83cm" style:legend-expansion="high" chart:style-name="ch3"/>
        <chart:plot-area chart:style-name="ch4" table:cell-range-address="payloads.J20:payloads.J25 payloads.F9:payloads.G14" chart:data-source-has-labels="both" svg:x="0.295cm" svg:y="1.442cm" svg:width="10.792cm" svg:height="8.016cm">
          <chartooo:coordinate-region svg:x="0.925cm" svg:y="1.628cm" svg:width="9.79cm" svg:height="7.36cm"/>
          <chart:axis chart:dimension="x" chart:name="primary-x" chart:style-name="ch5" chartooo:axis-type="auto">
            <chartooo:date-scale/>
            <chart:title svg:x="4.092cm" svg:y="9.673cm" chart:style-name="ch6">
              <text:p>Payload size (MB)</text:p>
            </chart:title>
            <chart:categories table:cell-range-address="payloads.J20:payloads.J2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payloads.F9:payloads.F14" loext:label-string="&quot;grpc vs xml&quot;" chart:class="chart:line">
            <chart:data-point chart:repeated="6"/>
          </chart:series>
          <chart:series chart:style-name="ch10" chart:values-cell-range-address="payloads.G9:payloads.G14" loext:label-string="&quot;'grpc vs json'&quot;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pc vs xml</text:p>
              </table:table-cell>
              <table:table-cell office:value-type="string">
                <text:p>'grpc vs json'</text:p>
              </table:table-cell>
            </table:table-row>
          </table:table-header-rows>
          <table:table-rows>
            <table:table-row>
              <table:table-cell office:value-type="float" office:value="0.14">
                <text:p>0.14</text:p>
                <draw:g>
                  <svg:desc>payloads.J20:payloads.J25</svg:desc>
                </draw:g>
              </table:table-cell>
              <table:table-cell office:value-type="float" office:value="3.3758883291779">
                <text:p>3.3758883291779</text:p>
                <draw:g>
                  <svg:desc>payloads.F9:payloads.F14</svg:desc>
                </draw:g>
              </table:table-cell>
              <table:table-cell office:value-type="float" office:value="2.4244305364745">
                <text:p>2.4244305364745</text:p>
                <draw:g>
                  <svg:desc>payloads.G9:payloads.G14</svg:desc>
                </draw:g>
              </table:table-cell>
            </table:table-row>
            <table:table-row>
              <table:table-cell office:value-type="float" office:value="0.57">
                <text:p>0.57</text:p>
              </table:table-cell>
              <table:table-cell office:value-type="float" office:value="3.37552699664928">
                <text:p>3.37552699664928</text:p>
              </table:table-cell>
              <table:table-cell office:value-type="float" office:value="2.42407855113034">
                <text:p>2.42407855113034</text:p>
              </table:table-cell>
            </table:table-row>
            <table:table-row>
              <table:table-cell office:value-type="float" office:value="1.21">
                <text:p>1.21</text:p>
              </table:table-cell>
              <table:table-cell office:value-type="float" office:value="3.37546283636102">
                <text:p>3.37546283636102</text:p>
              </table:table-cell>
              <table:table-cell office:value-type="float" office:value="2.42400701016194">
                <text:p>2.42400701016194</text:p>
              </table:table-cell>
            </table:table-row>
            <table:table-row>
              <table:table-cell office:value-type="float" office:value="2.42">
                <text:p>2.42</text:p>
              </table:table-cell>
              <table:table-cell office:value-type="float" office:value="3.37543415253425">
                <text:p>3.37543415253425</text:p>
              </table:table-cell>
              <table:table-cell office:value-type="float" office:value="2.42397839417457">
                <text:p>2.42397839417457</text:p>
              </table:table-cell>
            </table:table-row>
            <table:table-row>
              <table:table-cell office:value-type="float" office:value="4.84">
                <text:p>4.84</text:p>
              </table:table-cell>
              <table:table-cell office:value-type="float" office:value="3.37541812570894">
                <text:p>3.37541812570894</text:p>
              </table:table-cell>
              <table:table-cell office:value-type="float" office:value="2.4239628760761">
                <text:p>2.4239628760761</text:p>
              </table:table-cell>
            </table:table-row>
            <table:table-row>
              <table:table-cell office:value-type="float" office:value="9.66">
                <text:p>9.66</text:p>
              </table:table-cell>
              <table:table-cell office:value-type="float" office:value="3.37541145659197">
                <text:p>3.37541145659197</text:p>
              </table:table-cell>
              <table:table-cell office:value-type="float" office:value="2.42395551980131">
                <text:p>2.4239555198013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false" chart:maximum="14" chart:interval-major="1" chart:interval-minor-divisor="1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a5a5a5" draw:fill-color="#a5a5a5"/>
      <style:text-properties fo:color="#000000" style:text-position="0% 100%" fo:font-family="Calibri"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4.755cm" svg:height="10.702cm" xlink:href=".." xlink:type="simple" chart:class="chart:line" chart:column-mapping="0 1" chart:style-name="ch1">
        <chart:title svg:x="5.727cm" svg:y="0.349cm" chart:style-name="ch2">
          <text:p>Payload size</text:p>
        </chart:title>
        <chart:legend chart:legend-position="end" svg:x="12.694cm" svg:y="4.594cm" style:legend-expansion="high" chart:style-name="ch3"/>
        <chart:plot-area chart:style-name="ch4" table:cell-range-address="totals.E1:totals.E6 payloads.B1:payloads.D7" chart:data-source-has-labels="both" svg:x="1.355cm" svg:y="1.442cm" svg:width="11.044cm" svg:height="8.016cm">
          <chartooo:coordinate-region svg:x="1.668cm" svg:y="1.629cm" svg:width="10.095cm" svg:height="7.359cm"/>
          <chart:axis chart:dimension="x" chart:name="primary-x" chart:style-name="ch5" chartooo:axis-type="auto">
            <chartooo:date-scale/>
            <chart:title svg:x="5.212cm" svg:y="9.673cm" chart:style-name="ch6">
              <text:p>Number of queries</text:p>
            </chart:title>
            <chart:categories table:cell-range-address="totals.E1:totals.E6"/>
          </chart:axis>
          <chart:axis chart:dimension="y" chart:name="primary-y" chart:style-name="ch7">
            <chart:title svg:x="0.451cm" svg:y="5.779cm" chart:style-name="ch8">
              <text:p>MB</text:p>
            </chart:title>
            <chart:grid chart:style-name="ch9" chart:class="major"/>
          </chart:axis>
          <chart:series chart:style-name="ch10" chart:values-cell-range-address="payloads.B2:payloads.B7" chart:label-cell-address="payloads.B1:payloads.B1" chart:class="chart:line">
            <chart:data-point chart:repeated="6"/>
          </chart:series>
          <chart:series chart:style-name="ch11" chart:values-cell-range-address="payloads.C2:payloads.C7" chart:label-cell-address="payloads.C1:payloads.C1" chart:class="chart:line">
            <chart:data-point chart:repeated="6"/>
          </chart:series>
          <chart:series chart:style-name="ch12" chart:values-cell-range-address="payloads.D2:payloads.D7" chart:label-cell-address="payloads.D1:payloads.D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ml</text:p>
                <draw:g>
                  <svg:desc>payloads.B1:payloads.B1</svg:desc>
                </draw:g>
              </table:table-cell>
              <table:table-cell office:value-type="string">
                <text:p>json</text:p>
                <draw:g>
                  <svg:desc>payloads.C1:payloads.C1</svg:desc>
                </draw:g>
              </table:table-cell>
              <table:table-cell office:value-type="string">
                <text:p>grpc</text:p>
                <draw:g>
                  <svg:desc>payloads.D1:payloads.D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totals.E1:totals.E6</svg:desc>
                </draw:g>
              </table:table-cell>
              <table:table-cell office:value-type="float" office:value="0.199039">
                <text:p>0.199039</text:p>
                <draw:g>
                  <svg:desc>payloads.B2:payloads.B7</svg:desc>
                </draw:g>
              </table:table-cell>
              <table:table-cell office:value-type="float" office:value="0.142942">
                <text:p>0.142942</text:p>
                <draw:g>
                  <svg:desc>payloads.C2:payloads.C7</svg:desc>
                </draw:g>
              </table:table-cell>
              <table:table-cell office:value-type="float" office:value="0.058959">
                <text:p>0.058959</text:p>
                <draw:g>
                  <svg:desc>payloads.D2:payloads.D7</svg:desc>
                </draw:g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95848">
                <text:p>0.795848</text:p>
              </table:table-cell>
              <table:table-cell office:value-type="float" office:value="0.571525">
                <text:p>0.571525</text:p>
              </table:table-cell>
              <table:table-cell office:value-type="float" office:value="0.23577">
                <text:p>0.23577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1.691063">
                <text:p>1.691063</text:p>
              </table:table-cell>
              <table:table-cell office:value-type="float" office:value="1.214396">
                <text:p>1.214396</text:p>
              </table:table-cell>
              <table:table-cell office:value-type="float" office:value="0.500987">
                <text:p>0.500987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3.382023">
                <text:p>3.382023</text:p>
              </table:table-cell>
              <table:table-cell office:value-type="float" office:value="2.42871">
                <text:p>2.42871</text:p>
              </table:table-cell>
              <table:table-cell office:value-type="float" office:value="1.001952">
                <text:p>1.001952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6.763943">
                <text:p>6.763943</text:p>
              </table:table-cell>
              <table:table-cell office:value-type="float" office:value="4.857338">
                <text:p>4.857338</text:p>
              </table:table-cell>
              <table:table-cell office:value-type="float" office:value="2.003883">
                <text:p>2.003883</text:p>
              </table:table-cell>
            </table:table-row>
            <table:table-row>
              <table:table-cell office:value-type="float" office:value="6785">
                <text:p>6785</text:p>
              </table:table-cell>
              <table:table-cell office:value-type="float" office:value="13.497943">
                <text:p>13.497943</text:p>
              </table:table-cell>
              <table:table-cell office:value-type="float" office:value="9.693163">
                <text:p>9.693163</text:p>
              </table:table-cell>
              <table:table-cell office:value-type="float" office:value="3.998903">
                <text:p>3.99890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false" chart:minimum="0" chart:maximum="1300" chart:interval-major="100" chart:interval-minor-divisor="100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a5a5a5" draw:fill-color="#a5a5a5"/>
      <style:text-properties fo:color="#000000" style:text-position="0% 100%" fo:font-family="Calibri"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4.755cm" svg:height="10.583cm" xlink:href=".." xlink:type="simple" chart:class="chart:line" chart:column-mapping="0 1" chart:style-name="ch1">
        <chart:title svg:x="6.005cm" svg:y="0.346cm" chart:style-name="ch2">
          <text:p>Total time</text:p>
        </chart:title>
        <chart:legend chart:legend-position="end" svg:x="12.694cm" svg:y="4.534cm" style:legend-expansion="high" chart:style-name="ch3"/>
        <chart:plot-area chart:style-name="ch4" table:cell-range-address="totals.X12:totals.X17 totals.F1:totals.H1 totals.F6:totals.H6 totals.F11:totals.H11 totals.F16:totals.H16 totals.F21:totals.H21 totals.F26:totals.H26 totals.F31:totals.H31" chart:data-source-has-labels="both" svg:x="1.355cm" svg:y="1.436cm" svg:width="11.044cm" svg:height="7.906cm">
          <chartooo:coordinate-region svg:x="2.091cm" svg:y="1.623cm" svg:width="9.725cm" svg:height="7.249cm"/>
          <chart:axis chart:dimension="x" chart:name="primary-x" chart:style-name="ch5" chartooo:axis-type="auto">
            <chartooo:date-scale/>
            <chart:title svg:x="5.278cm" svg:y="9.554cm" chart:style-name="ch6">
              <text:p>Payload size (MB)</text:p>
            </chart:title>
            <chart:categories table:cell-range-address="totals.X12:totals.X17"/>
          </chart:axis>
          <chart:axis chart:dimension="y" chart:name="primary-y" chart:style-name="ch7">
            <chart:title svg:x="0.451cm" svg:y="6.472cm" chart:style-name="ch8">
              <text:p>MiliSeconds</text:p>
            </chart:title>
            <chart:grid chart:style-name="ch9" chart:class="major"/>
          </chart:axis>
          <chart:series chart:style-name="ch10" chart:values-cell-range-address="totals.F6:totals.F6 totals.F11:totals.F11 totals.F16:totals.F16 totals.F21:totals.F21 totals.F26:totals.F26 totals.F31:totals.F31" chart:label-cell-address="totals.F1:totals.F1" chart:class="chart:line">
            <chart:data-point chart:repeated="6"/>
          </chart:series>
          <chart:series chart:style-name="ch11" chart:values-cell-range-address="totals.G6:totals.G6 totals.G11:totals.G11 totals.G16:totals.G16 totals.G21:totals.G21 totals.G26:totals.G26 totals.G31:totals.G31" chart:label-cell-address="totals.G1:totals.G1" chart:class="chart:line">
            <chart:data-point chart:repeated="6"/>
          </chart:series>
          <chart:series chart:style-name="ch12" chart:values-cell-range-address="totals.H6:totals.H6 totals.H11:totals.H11 totals.H16:totals.H16 totals.H21:totals.H21 totals.H26:totals.H26 totals.H31:totals.H31" chart:label-cell-address="totals.H1:totals.H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ml</text:p>
                <draw:g>
                  <svg:desc>totals.F1:totals.F1</svg:desc>
                </draw:g>
              </table:table-cell>
              <table:table-cell office:value-type="string">
                <text:p>json</text:p>
                <draw:g>
                  <svg:desc>totals.G1:totals.G1</svg:desc>
                </draw:g>
              </table:table-cell>
              <table:table-cell office:value-type="string">
                <text:p>grpc</text:p>
                <draw:g>
                  <svg:desc>totals.H1:totals.H1</svg:desc>
                </draw:g>
              </table:table-cell>
            </table:table-row>
          </table:table-header-rows>
          <table:table-rows>
            <table:table-row>
              <table:table-cell office:value-type="float" office:value="0.14">
                <text:p>0.14</text:p>
                <draw:g>
                  <svg:desc>totals.X12:totals.X17</svg:desc>
                </draw:g>
              </table:table-cell>
              <table:table-cell office:value-type="float" office:value="20.6082625">
                <text:p>20.6082625</text:p>
                <draw:g>
                  <svg:desc>totals.F6:totals.F6 totals.F11:totals.F11 totals.F16:totals.F16 totals.F21:totals.F21 totals.F26:totals.F26 totals.F31:totals.F31</svg:desc>
                </draw:g>
              </table:table-cell>
              <table:table-cell office:value-type="float" office:value="4.753454">
                <text:p>4.753454</text:p>
                <draw:g>
                  <svg:desc>totals.G6:totals.G6 totals.G11:totals.G11 totals.G16:totals.G16 totals.G21:totals.G21 totals.G26:totals.G26 totals.G31:totals.G31</svg:desc>
                </draw:g>
              </table:table-cell>
              <table:table-cell office:value-type="float" office:value="1.03445825">
                <text:p>1.03445825</text:p>
                <draw:g>
                  <svg:desc>totals.H6:totals.H6 totals.H11:totals.H11 totals.H16:totals.H16 totals.H21:totals.H21 totals.H26:totals.H26 totals.H31:totals.H31</svg:desc>
                </draw:g>
              </table:table-cell>
            </table:table-row>
            <table:table-row>
              <table:table-cell office:value-type="float" office:value="0.57">
                <text:p>0.57</text:p>
              </table:table-cell>
              <table:table-cell office:value-type="float" office:value="82.9733725">
                <text:p>82.9733725</text:p>
              </table:table-cell>
              <table:table-cell office:value-type="float" office:value="18.5253655">
                <text:p>18.5253655</text:p>
              </table:table-cell>
              <table:table-cell office:value-type="float" office:value="3.2537445">
                <text:p>3.2537445</text:p>
              </table:table-cell>
            </table:table-row>
            <table:table-row>
              <table:table-cell office:value-type="float" office:value="1.21">
                <text:p>1.21</text:p>
              </table:table-cell>
              <table:table-cell office:value-type="float" office:value="170.4522825">
                <text:p>170.4522825</text:p>
              </table:table-cell>
              <table:table-cell office:value-type="float" office:value="35.367566">
                <text:p>35.367566</text:p>
              </table:table-cell>
              <table:table-cell office:value-type="float" office:value="6.3347755">
                <text:p>6.3347755</text:p>
              </table:table-cell>
            </table:table-row>
            <table:table-row>
              <table:table-cell office:value-type="float" office:value="2.42">
                <text:p>2.42</text:p>
              </table:table-cell>
              <table:table-cell office:value-type="float" office:value="327.8663725">
                <text:p>327.8663725</text:p>
              </table:table-cell>
              <table:table-cell office:value-type="float" office:value="67.59646925">
                <text:p>67.59646925</text:p>
              </table:table-cell>
              <table:table-cell office:value-type="float" office:value="11.7680995">
                <text:p>11.7680995</text:p>
              </table:table-cell>
            </table:table-row>
            <table:table-row>
              <table:table-cell office:value-type="float" office:value="4.84">
                <text:p>4.84</text:p>
              </table:table-cell>
              <table:table-cell office:value-type="float" office:value="633.0450475">
                <text:p>633.0450475</text:p>
              </table:table-cell>
              <table:table-cell office:value-type="float" office:value="133.06879125">
                <text:p>133.06879125</text:p>
              </table:table-cell>
              <table:table-cell office:value-type="float" office:value="22.08615125">
                <text:p>22.08615125</text:p>
              </table:table-cell>
            </table:table-row>
            <table:table-row>
              <table:table-cell office:value-type="float" office:value="9.66">
                <text:p>9.66</text:p>
              </table:table-cell>
              <table:table-cell office:value-type="float" office:value="1248.772905">
                <text:p>1248.772905</text:p>
              </table:table-cell>
              <table:table-cell office:value-type="float" office:value="257.276074">
                <text:p>257.276074</text:p>
              </table:table-cell>
              <table:table-cell office:value-type="float" office:value="42.66615225">
                <text:p>42.6661522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false" chart:minimum="2.3" chart:maximum="3.5" chart:interval-major="0.1" chart:interval-minor-divisor="2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graphic-properties svg:stroke-width="0.026cm" svg:stroke-color="#d9d9d9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4.729cm" svg:height="10.703cm" xlink:href=".." xlink:type="simple" chart:class="chart:line" chart:style-name="ch1">
        <chart:title svg:x="5.714cm" svg:y="0.349cm" chart:style-name="ch2">
          <text:p>Payload size</text:p>
        </chart:title>
        <chart:legend chart:legend-position="end" svg:x="11.319cm" svg:y="4.83cm" style:legend-expansion="high" chart:style-name="ch3"/>
        <chart:plot-area chart:style-name="ch4" table:cell-range-address="payloads.J20:payloads.J25 payloads.F9:payloads.G14" chart:data-source-has-labels="both" svg:x="0.294cm" svg:y="1.442cm" svg:width="10.731cm" svg:height="8.017cm">
          <chartooo:coordinate-region svg:x="0.924cm" svg:y="1.628cm" svg:width="9.729cm" svg:height="7.361cm"/>
          <chart:axis chart:dimension="x" chart:name="primary-x" chart:style-name="ch5" chartooo:axis-type="auto">
            <chartooo:date-scale/>
            <chart:title svg:x="4.192cm" svg:y="9.674cm" chart:style-name="ch6">
              <text:p>Payload size MB</text:p>
            </chart:title>
            <chart:categories table:cell-range-address="payloads.J20:payloads.J2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payloads.F9:payloads.F14" loext:label-string="&quot;grpc vs xml&quot;" chart:class="chart:line">
            <chart:data-point chart:repeated="6"/>
          </chart:series>
          <chart:series chart:style-name="ch10" chart:values-cell-range-address="payloads.G9:payloads.G14" loext:label-string="&quot;'grpc vs json'&quot;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pc vs xml</text:p>
              </table:table-cell>
              <table:table-cell office:value-type="string">
                <text:p>'grpc vs json'</text:p>
              </table:table-cell>
            </table:table-row>
          </table:table-header-rows>
          <table:table-rows>
            <table:table-row>
              <table:table-cell office:value-type="float" office:value="0.14">
                <text:p>0.14</text:p>
                <draw:g>
                  <svg:desc>payloads.J20:payloads.J25</svg:desc>
                </draw:g>
              </table:table-cell>
              <table:table-cell office:value-type="float" office:value="3.3758883291779">
                <text:p>3.3758883291779</text:p>
                <draw:g>
                  <svg:desc>payloads.F9:payloads.F14</svg:desc>
                </draw:g>
              </table:table-cell>
              <table:table-cell office:value-type="float" office:value="2.4244305364745">
                <text:p>2.4244305364745</text:p>
                <draw:g>
                  <svg:desc>payloads.G9:payloads.G14</svg:desc>
                </draw:g>
              </table:table-cell>
            </table:table-row>
            <table:table-row>
              <table:table-cell office:value-type="float" office:value="0.57">
                <text:p>0.57</text:p>
              </table:table-cell>
              <table:table-cell office:value-type="float" office:value="3.37552699664928">
                <text:p>3.37552699664928</text:p>
              </table:table-cell>
              <table:table-cell office:value-type="float" office:value="2.42407855113034">
                <text:p>2.42407855113034</text:p>
              </table:table-cell>
            </table:table-row>
            <table:table-row>
              <table:table-cell office:value-type="float" office:value="1.21">
                <text:p>1.21</text:p>
              </table:table-cell>
              <table:table-cell office:value-type="float" office:value="3.37546283636102">
                <text:p>3.37546283636102</text:p>
              </table:table-cell>
              <table:table-cell office:value-type="float" office:value="2.42400701016194">
                <text:p>2.42400701016194</text:p>
              </table:table-cell>
            </table:table-row>
            <table:table-row>
              <table:table-cell office:value-type="float" office:value="2.42">
                <text:p>2.42</text:p>
              </table:table-cell>
              <table:table-cell office:value-type="float" office:value="3.37543415253425">
                <text:p>3.37543415253425</text:p>
              </table:table-cell>
              <table:table-cell office:value-type="float" office:value="2.42397839417457">
                <text:p>2.42397839417457</text:p>
              </table:table-cell>
            </table:table-row>
            <table:table-row>
              <table:table-cell office:value-type="float" office:value="4.84">
                <text:p>4.84</text:p>
              </table:table-cell>
              <table:table-cell office:value-type="float" office:value="3.37541812570894">
                <text:p>3.37541812570894</text:p>
              </table:table-cell>
              <table:table-cell office:value-type="float" office:value="2.4239628760761">
                <text:p>2.4239628760761</text:p>
              </table:table-cell>
            </table:table-row>
            <table:table-row>
              <table:table-cell office:value-type="float" office:value="9.66">
                <text:p>9.66</text:p>
              </table:table-cell>
              <table:table-cell office:value-type="float" office:value="3.37541145659197">
                <text:p>3.37541145659197</text:p>
              </table:table-cell>
              <table:table-cell office:value-type="float" office:value="2.42395551980131">
                <text:p>2.423955519801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false" chart:maximum="14" chart:interval-major="1" chart:interval-minor-divisor="1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a5a5a5" draw:fill-color="#a5a5a5"/>
      <style:text-properties fo:color="#000000" style:text-position="0% 100%" fo:font-family="Calibri"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4.34cm" svg:height="10.583cm" xlink:href=".." xlink:type="simple" chart:class="chart:line" chart:style-name="ch1">
        <chart:title svg:x="5.52cm" svg:y="0.346cm" chart:style-name="ch2">
          <text:p>Payload size</text:p>
        </chart:title>
        <chart:legend chart:legend-position="end" svg:x="12.279cm" svg:y="4.534cm" style:legend-expansion="high" chart:style-name="ch3"/>
        <chart:plot-area chart:style-name="ch4" table:cell-range-address="payloads.A1:payloads.D7" chart:data-source-has-labels="both" svg:x="1.346cm" svg:y="1.436cm" svg:width="10.647cm" svg:height="7.906cm">
          <chartooo:coordinate-region svg:x="1.659cm" svg:y="1.623cm" svg:width="9.698cm" svg:height="7.249cm"/>
          <chart:axis chart:dimension="x" chart:name="primary-x" chart:style-name="ch5" chartooo:axis-type="auto">
            <chartooo:date-scale/>
            <chart:title svg:x="4.911cm" svg:y="9.554cm" chart:style-name="ch6">
              <text:p>Queries per request</text:p>
            </chart:title>
            <chart:categories table:cell-range-address="payloads.A2:payloads.A7"/>
          </chart:axis>
          <chart:axis chart:dimension="y" chart:name="primary-y" chart:style-name="ch7">
            <chart:title svg:x="0.451cm" svg:y="5.718cm" chart:style-name="ch8">
              <text:p>MB</text:p>
            </chart:title>
            <chart:grid chart:style-name="ch9" chart:class="major"/>
          </chart:axis>
          <chart:series chart:style-name="ch10" chart:values-cell-range-address="payloads.B2:payloads.B7" chart:label-cell-address="payloads.B1:payloads.B1" chart:class="chart:line">
            <chart:data-point chart:repeated="6"/>
          </chart:series>
          <chart:series chart:style-name="ch11" chart:values-cell-range-address="payloads.C2:payloads.C7" chart:label-cell-address="payloads.C1:payloads.C1" chart:class="chart:line">
            <chart:data-point chart:repeated="6"/>
          </chart:series>
          <chart:series chart:style-name="ch12" chart:values-cell-range-address="payloads.D2:payloads.D7" chart:label-cell-address="payloads.D1:payloads.D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ml</text:p>
                <draw:g>
                  <svg:desc>payloads.B1:payloads.B1</svg:desc>
                </draw:g>
              </table:table-cell>
              <table:table-cell office:value-type="string">
                <text:p>json</text:p>
                <draw:g>
                  <svg:desc>payloads.C1:payloads.C1</svg:desc>
                </draw:g>
              </table:table-cell>
              <table:table-cell office:value-type="string">
                <text:p>grpc</text:p>
                <draw:g>
                  <svg:desc>payloads.D1:payloads.D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payloads.A2:payloads.A7</svg:desc>
                </draw:g>
              </table:table-cell>
              <table:table-cell office:value-type="float" office:value="0.199039">
                <text:p>0.199039</text:p>
                <draw:g>
                  <svg:desc>payloads.B2:payloads.B7</svg:desc>
                </draw:g>
              </table:table-cell>
              <table:table-cell office:value-type="float" office:value="0.142942">
                <text:p>0.142942</text:p>
                <draw:g>
                  <svg:desc>payloads.C2:payloads.C7</svg:desc>
                </draw:g>
              </table:table-cell>
              <table:table-cell office:value-type="float" office:value="0.058959">
                <text:p>0.058959</text:p>
                <draw:g>
                  <svg:desc>payloads.D2:payloads.D7</svg:desc>
                </draw:g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95848">
                <text:p>0.795848</text:p>
              </table:table-cell>
              <table:table-cell office:value-type="float" office:value="0.571525">
                <text:p>0.571525</text:p>
              </table:table-cell>
              <table:table-cell office:value-type="float" office:value="0.23577">
                <text:p>0.23577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1.691063">
                <text:p>1.691063</text:p>
              </table:table-cell>
              <table:table-cell office:value-type="float" office:value="1.214396">
                <text:p>1.214396</text:p>
              </table:table-cell>
              <table:table-cell office:value-type="float" office:value="0.500987">
                <text:p>0.500987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3.382023">
                <text:p>3.382023</text:p>
              </table:table-cell>
              <table:table-cell office:value-type="float" office:value="2.42871">
                <text:p>2.42871</text:p>
              </table:table-cell>
              <table:table-cell office:value-type="float" office:value="1.001952">
                <text:p>1.001952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6.763943">
                <text:p>6.763943</text:p>
              </table:table-cell>
              <table:table-cell office:value-type="float" office:value="4.857338">
                <text:p>4.857338</text:p>
              </table:table-cell>
              <table:table-cell office:value-type="float" office:value="2.003883">
                <text:p>2.003883</text:p>
              </table:table-cell>
            </table:table-row>
            <table:table-row>
              <table:table-cell office:value-type="float" office:value="6785">
                <text:p>6785</text:p>
              </table:table-cell>
              <table:table-cell office:value-type="float" office:value="13.497943">
                <text:p>13.497943</text:p>
              </table:table-cell>
              <table:table-cell office:value-type="float" office:value="9.693163">
                <text:p>9.693163</text:p>
              </table:table-cell>
              <table:table-cell office:value-type="float" office:value="3.998903">
                <text:p>3.9989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false" chart:minimum="0" chart:maximum="30" chart:interval-major="2" chart:interval-minor-divisor="2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4.755cm" svg:height="10.583cm" xlink:href=".." xlink:type="simple" chart:class="chart:line" chart:style-name="ch1">
        <chart:title svg:x="4.615cm" svg:y="0.346cm" chart:style-name="ch2">
          <text:p>gRPC vs XML vs JSON</text:p>
        </chart:title>
        <chart:legend chart:legend-position="end" svg:x="11.504cm" svg:y="4.77cm" style:legend-expansion="high" chart:style-name="ch3"/>
        <chart:plot-area chart:style-name="ch4" table:cell-range-address="Sheet7.U15:Sheet7.U20 totals.J6:totals.K6 totals.J11:totals.K11 totals.J16:totals.K16 totals.J21:totals.K21 totals.J26:totals.K26 totals.J31:totals.K31" chart:data-source-has-labels="both" svg:x="1.355cm" svg:y="1.436cm" svg:width="9.854cm" svg:height="7.906cm">
          <chartooo:coordinate-region svg:x="1.726cm" svg:y="1.622cm" svg:width="8.958cm" svg:height="7.25cm"/>
          <chart:axis chart:dimension="x" chart:name="primary-x" chart:style-name="ch5" chartooo:axis-type="auto">
            <chartooo:date-scale/>
            <chart:title svg:x="4.67cm" svg:y="9.554cm" chart:style-name="ch6">
              <text:p>Payload Size (MB)</text:p>
            </chart:title>
            <chart:categories table:cell-range-address="Sheet7.U15:Sheet7.U20"/>
          </chart:axis>
          <chart:axis chart:dimension="y" chart:name="primary-y" chart:style-name="ch7">
            <chart:title svg:x="0.451cm" svg:y="7.2cm" chart:style-name="ch8">
              <text:p>times gRPC is faster</text:p>
            </chart:title>
            <chart:grid chart:style-name="ch9" chart:class="major"/>
          </chart:axis>
          <chart:series chart:style-name="ch10" chart:values-cell-range-address="totals.J6:totals.J6 totals.J11:totals.J11 totals.J16:totals.J16 totals.J21:totals.J21 totals.J26:totals.J26 totals.J31:totals.J31" loext:label-string="&quot;grpc vs json&quot;" chart:class="chart:line">
            <chart:data-point chart:repeated="6"/>
          </chart:series>
          <chart:series chart:style-name="ch11" chart:values-cell-range-address="totals.K6:totals.K6 totals.K11:totals.K11 totals.K16:totals.K16 totals.K21:totals.K21 totals.K26:totals.K26 totals.K31:totals.K31" loext:label-string="&quot;grpc vs xml&quot;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pc vs json</text:p>
              </table:table-cell>
              <table:table-cell office:value-type="string">
                <text:p>grpc vs xml</text:p>
              </table:table-cell>
            </table:table-row>
          </table:table-header-rows>
          <table:table-rows>
            <table:table-row>
              <table:table-cell office:value-type="float" office:value="0.14">
                <text:p>0.14</text:p>
                <draw:g>
                  <svg:desc>Sheet7.U15:Sheet7.U20</svg:desc>
                </draw:g>
              </table:table-cell>
              <table:table-cell office:value-type="float" office:value="4.59511439925198">
                <text:p>4.59511439925198</text:p>
                <draw:g>
                  <svg:desc>totals.J6:totals.J6 totals.J11:totals.J11 totals.J16:totals.J16 totals.J21:totals.J21 totals.J26:totals.J26 totals.J31:totals.J31</svg:desc>
                </draw:g>
              </table:table-cell>
              <table:table-cell office:value-type="float" office:value="19.9217923971315">
                <text:p>19.9217923971315</text:p>
                <draw:g>
                  <svg:desc>totals.K6:totals.K6 totals.K11:totals.K11 totals.K16:totals.K16 totals.K21:totals.K21 totals.K26:totals.K26 totals.K31:totals.K31</svg:desc>
                </draw:g>
              </table:table-cell>
            </table:table-row>
            <table:table-row>
              <table:table-cell office:value-type="float" office:value="0.57">
                <text:p>0.57</text:p>
              </table:table-cell>
              <table:table-cell office:value-type="float" office:value="5.69355261299712">
                <text:p>5.69355261299712</text:p>
              </table:table-cell>
              <table:table-cell office:value-type="float" office:value="25.5008875159067">
                <text:p>25.5008875159067</text:p>
              </table:table-cell>
            </table:table-row>
            <table:table-row>
              <table:table-cell office:value-type="float" office:value="1.21">
                <text:p>1.21</text:p>
              </table:table-cell>
              <table:table-cell office:value-type="float" office:value="5.58308119995728">
                <text:p>5.58308119995728</text:p>
              </table:table-cell>
              <table:table-cell office:value-type="float" office:value="26.9073911932633">
                <text:p>26.9073911932633</text:p>
              </table:table-cell>
            </table:table-row>
            <table:table-row>
              <table:table-cell office:value-type="float" office:value="2.42">
                <text:p>2.42</text:p>
              </table:table-cell>
              <table:table-cell office:value-type="float" office:value="5.74404297397383">
                <text:p>5.74404297397383</text:p>
              </table:table-cell>
              <table:table-cell office:value-type="float" office:value="27.8606050620153">
                <text:p>27.8606050620153</text:p>
              </table:table-cell>
            </table:table-row>
            <table:table-row>
              <table:table-cell office:value-type="float" office:value="4.84">
                <text:p>4.84</text:p>
              </table:table-cell>
              <table:table-cell office:value-type="float" office:value="6.02498777372993">
                <text:p>6.02498777372993</text:p>
              </table:table-cell>
              <table:table-cell office:value-type="float" office:value="28.6625333827685">
                <text:p>28.6625333827685</text:p>
              </table:table-cell>
            </table:table-row>
            <table:table-row>
              <table:table-cell office:value-type="float" office:value="9.66">
                <text:p>9.66</text:p>
              </table:table-cell>
              <table:table-cell office:value-type="float" office:value="6.0299806856851">
                <text:p>6.0299806856851</text:p>
              </table:table-cell>
              <table:table-cell office:value-type="float" office:value="29.2684678403359">
                <text:p>29.268467840335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false" chart:minimum="0" chart:maximum="1300" chart:interval-major="100" chart:interval-minor-divisor="100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top">
        <chart:label-separator>
          <text:p>; </text:p>
        </chart:label-separator>
      </style:chart-properties>
      <style:graphic-properties svg:stroke-width="0.079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top">
        <chart:label-separator>
          <text:p>; </text:p>
        </chart:label-separator>
      </style:chart-properties>
      <style:graphic-properties svg:stroke-width="0.079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176cm" chart:symbol-height="0.176cm" chart:link-data-style-to-source="true" chart:label-position="top">
        <chart:label-separator>
          <text:p>; </text:p>
        </chart:label-separator>
      </style:chart-properties>
      <style:graphic-properties svg:stroke-width="0.079cm" svg:stroke-color="#a5a5a5" draw:fill-color="#a5a5a5"/>
      <style:text-properties fo:color="#000000" style:text-position="0% 100%" fo:font-family="Calibri"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.915cm" svg:height="12.368cm" xlink:href=".." xlink:type="simple" chart:class="chart:line" chart:column-mapping="0 1" chart:style-name="ch1">
        <chart:title svg:x="7.085cm" svg:y="0.382cm" chart:style-name="ch2">
          <text:p>Total time</text:p>
        </chart:title>
        <chart:legend chart:legend-position="end" svg:x="14.854cm" svg:y="5.427cm" style:legend-expansion="high" chart:style-name="ch3"/>
        <chart:plot-area chart:style-name="ch4" table:cell-range-address="totals.X12:totals.X17 totals.F1:totals.H1 totals.F6:totals.H6 totals.F11:totals.H11 totals.F16:totals.H16 totals.F21:totals.H21 totals.F26:totals.H26 totals.F31:totals.H31" chart:data-source-has-labels="both" svg:x="1.398cm" svg:y="1.508cm" svg:width="13.118cm" svg:height="9.583cm">
          <chartooo:coordinate-region svg:x="2.134cm" svg:y="1.694cm" svg:width="11.798cm" svg:height="8.927cm"/>
          <chart:axis chart:dimension="x" chart:name="primary-x" chart:style-name="ch5" chartooo:axis-type="auto">
            <chartooo:date-scale/>
            <chart:title svg:x="6.358cm" svg:y="11.339cm" chart:style-name="ch6">
              <text:p>Payload size (MB)</text:p>
            </chart:title>
            <chart:categories table:cell-range-address="totals.X12:totals.X17"/>
          </chart:axis>
          <chart:axis chart:dimension="y" chart:name="primary-y" chart:style-name="ch7">
            <chart:title svg:x="0.451cm" svg:y="7.382cm" chart:style-name="ch8">
              <text:p>MiliSeconds</text:p>
            </chart:title>
            <chart:grid chart:style-name="ch9" chart:class="major"/>
          </chart:axis>
          <chart:series chart:style-name="ch10" chart:values-cell-range-address="totals.F6:totals.F6 totals.F11:totals.F11 totals.F16:totals.F16 totals.F21:totals.F21 totals.F26:totals.F26 totals.F31:totals.F31" chart:label-cell-address="totals.F1:totals.F1" chart:class="chart:line">
            <chart:data-point chart:repeated="6"/>
          </chart:series>
          <chart:series chart:style-name="ch11" chart:values-cell-range-address="totals.G6:totals.G6 totals.G11:totals.G11 totals.G16:totals.G16 totals.G21:totals.G21 totals.G26:totals.G26 totals.G31:totals.G31" chart:label-cell-address="totals.G1:totals.G1" chart:class="chart:line">
            <chart:data-point chart:repeated="6"/>
          </chart:series>
          <chart:series chart:style-name="ch12" chart:values-cell-range-address="totals.H6:totals.H6 totals.H11:totals.H11 totals.H16:totals.H16 totals.H21:totals.H21 totals.H26:totals.H26 totals.H31:totals.H31" chart:label-cell-address="totals.H1:totals.H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ml</text:p>
                <draw:g>
                  <svg:desc>totals.F1:totals.F1</svg:desc>
                </draw:g>
              </table:table-cell>
              <table:table-cell office:value-type="string">
                <text:p>json</text:p>
                <draw:g>
                  <svg:desc>totals.G1:totals.G1</svg:desc>
                </draw:g>
              </table:table-cell>
              <table:table-cell office:value-type="string">
                <text:p>grpc</text:p>
                <draw:g>
                  <svg:desc>totals.H1:totals.H1</svg:desc>
                </draw:g>
              </table:table-cell>
            </table:table-row>
          </table:table-header-rows>
          <table:table-rows>
            <table:table-row>
              <table:table-cell office:value-type="float" office:value="0.14">
                <text:p>0.14</text:p>
                <draw:g>
                  <svg:desc>totals.X12:totals.X17</svg:desc>
                </draw:g>
              </table:table-cell>
              <table:table-cell office:value-type="float" office:value="20.6082625">
                <text:p>20.6082625</text:p>
                <draw:g>
                  <svg:desc>totals.F6:totals.F6 totals.F11:totals.F11 totals.F16:totals.F16 totals.F21:totals.F21 totals.F26:totals.F26 totals.F31:totals.F31</svg:desc>
                </draw:g>
              </table:table-cell>
              <table:table-cell office:value-type="float" office:value="4.753454">
                <text:p>4.753454</text:p>
                <draw:g>
                  <svg:desc>totals.G6:totals.G6 totals.G11:totals.G11 totals.G16:totals.G16 totals.G21:totals.G21 totals.G26:totals.G26 totals.G31:totals.G31</svg:desc>
                </draw:g>
              </table:table-cell>
              <table:table-cell office:value-type="float" office:value="1.03445825">
                <text:p>1.03445825</text:p>
                <draw:g>
                  <svg:desc>totals.H6:totals.H6 totals.H11:totals.H11 totals.H16:totals.H16 totals.H21:totals.H21 totals.H26:totals.H26 totals.H31:totals.H31</svg:desc>
                </draw:g>
              </table:table-cell>
            </table:table-row>
            <table:table-row>
              <table:table-cell office:value-type="float" office:value="0.57">
                <text:p>0.57</text:p>
              </table:table-cell>
              <table:table-cell office:value-type="float" office:value="82.9733725">
                <text:p>82.9733725</text:p>
              </table:table-cell>
              <table:table-cell office:value-type="float" office:value="18.5253655">
                <text:p>18.5253655</text:p>
              </table:table-cell>
              <table:table-cell office:value-type="float" office:value="3.2537445">
                <text:p>3.2537445</text:p>
              </table:table-cell>
            </table:table-row>
            <table:table-row>
              <table:table-cell office:value-type="float" office:value="1.21">
                <text:p>1.21</text:p>
              </table:table-cell>
              <table:table-cell office:value-type="float" office:value="170.4522825">
                <text:p>170.4522825</text:p>
              </table:table-cell>
              <table:table-cell office:value-type="float" office:value="35.367566">
                <text:p>35.367566</text:p>
              </table:table-cell>
              <table:table-cell office:value-type="float" office:value="6.3347755">
                <text:p>6.3347755</text:p>
              </table:table-cell>
            </table:table-row>
            <table:table-row>
              <table:table-cell office:value-type="float" office:value="2.42">
                <text:p>2.42</text:p>
              </table:table-cell>
              <table:table-cell office:value-type="float" office:value="327.8663725">
                <text:p>327.8663725</text:p>
              </table:table-cell>
              <table:table-cell office:value-type="float" office:value="67.59646925">
                <text:p>67.59646925</text:p>
              </table:table-cell>
              <table:table-cell office:value-type="float" office:value="11.7680995">
                <text:p>11.7680995</text:p>
              </table:table-cell>
            </table:table-row>
            <table:table-row>
              <table:table-cell office:value-type="float" office:value="4.84">
                <text:p>4.84</text:p>
              </table:table-cell>
              <table:table-cell office:value-type="float" office:value="633.0450475">
                <text:p>633.0450475</text:p>
              </table:table-cell>
              <table:table-cell office:value-type="float" office:value="133.06879125">
                <text:p>133.06879125</text:p>
              </table:table-cell>
              <table:table-cell office:value-type="float" office:value="22.08615125">
                <text:p>22.08615125</text:p>
              </table:table-cell>
            </table:table-row>
            <table:table-row>
              <table:table-cell office:value-type="float" office:value="9.66">
                <text:p>9.66</text:p>
              </table:table-cell>
              <table:table-cell office:value-type="float" office:value="1248.772905">
                <text:p>1248.772905</text:p>
              </table:table-cell>
              <table:table-cell office:value-type="float" office:value="257.276074">
                <text:p>257.276074</text:p>
              </table:table-cell>
              <table:table-cell office:value-type="float" office:value="42.66615225">
                <text:p>42.666152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false" chart:minimum="0" chart:maximum="30" chart:interval-major="2" chart:interval-minor-divisor="2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8.132cm" svg:height="12.568cm" xlink:href=".." xlink:type="simple" chart:class="chart:line" chart:style-name="ch1">
        <chart:title svg:x="6.384cm" svg:y="0.386cm" chart:style-name="ch2">
          <text:p>gRPC vs XML &amp; JSON</text:p>
        </chart:title>
        <chart:legend chart:legend-position="end" svg:x="14.881cm" svg:y="5.763cm" style:legend-expansion="high" chart:style-name="ch3"/>
        <chart:plot-area chart:style-name="ch4" table:cell-range-address="totals.E1:totals.E6 totals.J6:totals.K6 totals.J11:totals.K11 totals.J16:totals.K16 totals.J21:totals.K21 totals.J26:totals.K26 totals.J31:totals.K31" chart:data-source-has-labels="both" svg:x="1.422cm" svg:y="1.516cm" svg:width="13.097cm" svg:height="9.771cm">
          <chartooo:coordinate-region svg:x="1.735cm" svg:y="1.702cm" svg:width="12.148cm" svg:height="9.115cm"/>
          <chart:axis chart:dimension="x" chart:name="primary-x" chart:style-name="ch5" chartooo:axis-type="auto">
            <chartooo:date-scale/>
            <chart:title svg:x="6.212cm" svg:y="11.539cm" chart:style-name="ch6">
              <text:p>Queries per request</text:p>
            </chart:title>
            <chart:categories table:cell-range-address="totals.E1:totals.E6"/>
          </chart:axis>
          <chart:axis chart:dimension="y" chart:name="primary-y" chart:style-name="ch7">
            <chart:title svg:x="0.451cm" svg:y="8.212cm" chart:style-name="ch8">
              <text:p>times gRPC is faster</text:p>
            </chart:title>
            <chart:grid chart:style-name="ch9" chart:class="major"/>
          </chart:axis>
          <chart:series chart:style-name="ch10" chart:values-cell-range-address="totals.J6:totals.J6 totals.J11:totals.J11 totals.J16:totals.J16 totals.J21:totals.J21 totals.J26:totals.J26 totals.J31:totals.J31" loext:label-string="&quot;grpc vs json&quot;" chart:class="chart:line">
            <chart:data-point chart:repeated="6"/>
          </chart:series>
          <chart:series chart:style-name="ch11" chart:values-cell-range-address="totals.K6:totals.K6 totals.K11:totals.K11 totals.K16:totals.K16 totals.K21:totals.K21 totals.K26:totals.K26 totals.K31:totals.K31" loext:label-string="&quot;grpc vs xml&quot;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pc vs json</text:p>
              </table:table-cell>
              <table:table-cell office:value-type="string">
                <text:p>grpc vs xml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totals.E1:totals.E6</svg:desc>
                </draw:g>
              </table:table-cell>
              <table:table-cell office:value-type="float" office:value="4.59511439925198">
                <text:p>4.59511439925198</text:p>
                <draw:g>
                  <svg:desc>totals.J6:totals.J6 totals.J11:totals.J11 totals.J16:totals.J16 totals.J21:totals.J21 totals.J26:totals.J26 totals.J31:totals.J31</svg:desc>
                </draw:g>
              </table:table-cell>
              <table:table-cell office:value-type="float" office:value="19.9217923971315">
                <text:p>19.9217923971315</text:p>
                <draw:g>
                  <svg:desc>totals.K6:totals.K6 totals.K11:totals.K11 totals.K16:totals.K16 totals.K21:totals.K21 totals.K26:totals.K26 totals.K31:totals.K31</svg:desc>
                </draw:g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5.69355261299712">
                <text:p>5.69355261299712</text:p>
              </table:table-cell>
              <table:table-cell office:value-type="float" office:value="25.5008875159067">
                <text:p>25.5008875159067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5.58308119995728">
                <text:p>5.58308119995728</text:p>
              </table:table-cell>
              <table:table-cell office:value-type="float" office:value="26.9073911932633">
                <text:p>26.9073911932633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5.74404297397383">
                <text:p>5.74404297397383</text:p>
              </table:table-cell>
              <table:table-cell office:value-type="float" office:value="27.8606050620153">
                <text:p>27.8606050620153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6.02498777372993">
                <text:p>6.02498777372993</text:p>
              </table:table-cell>
              <table:table-cell office:value-type="float" office:value="28.6625333827685">
                <text:p>28.6625333827685</text:p>
              </table:table-cell>
            </table:table-row>
            <table:table-row>
              <table:table-cell office:value-type="float" office:value="6785">
                <text:p>6785</text:p>
              </table:table-cell>
              <table:table-cell office:value-type="float" office:value="6.0299806856851">
                <text:p>6.0299806856851</text:p>
              </table:table-cell>
              <table:table-cell office:value-type="float" office:value="29.2684678403359">
                <text:p>29.268467840335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false" chart:minimum="0" chart:maximum="100" chart:interval-major="10" chart:interval-minor-divisor="10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a5a5a5" draw:fill-color="#a5a5a5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3.304cm" svg:height="7.567cm" xlink:href=".." xlink:type="simple" chart:class="chart:line" chart:style-name="ch1">
        <chart:title svg:x="4.883cm" svg:y="0.286cm" chart:style-name="ch2">
          <text:p>Request time</text:p>
        </chart:title>
        <chart:legend chart:legend-position="end" svg:x="10.608cm" svg:y="3.026cm" style:legend-expansion="high" chart:style-name="ch3"/>
        <chart:plot-area chart:style-name="ch4" table:cell-range-address="'req&amp;resp'.H1:'req&amp;resp'.H6 'req&amp;resp'.I7:'req&amp;resp'.I7 'req&amp;resp'.I12:'req&amp;resp'.I12 'req&amp;resp'.I17:'req&amp;resp'.I17 'req&amp;resp'.I22:'req&amp;resp'.I22 'req&amp;resp'.I27:'req&amp;resp'.I27 'req&amp;resp'.I32:'req&amp;resp'.I32 'req&amp;resp'.K7:'req&amp;resp'.K7 'req&amp;resp'.K12:'req&amp;resp'.K12 'req&amp;resp'.K17:'req&amp;resp'.K17 'req&amp;resp'.K22:'req&amp;resp'.K22 'req&amp;resp'.K27:'req&amp;resp'.K27 'req&amp;resp'.K32:'req&amp;resp'.K32 'req&amp;resp'.M7:'req&amp;resp'.M7 'req&amp;resp'.M12:'req&amp;resp'.M12 'req&amp;resp'.M17:'req&amp;resp'.M17 'req&amp;resp'.M22:'req&amp;resp'.M22 'req&amp;resp'.M27:'req&amp;resp'.M27 'req&amp;resp'.M32:'req&amp;resp'.M32" chart:data-source-has-labels="both" svg:x="1.326cm" svg:y="1.316cm" svg:width="9.016cm" svg:height="5.07cm">
          <chartooo:coordinate-region svg:x="1.85cm" svg:y="1.502cm" svg:width="7.855cm" svg:height="4.414cm"/>
          <chart:axis chart:dimension="x" chart:name="primary-x" chart:style-name="ch5" chartooo:axis-type="auto">
            <chartooo:date-scale/>
            <chart:title svg:x="4.076cm" svg:y="6.538cm" chart:style-name="ch6">
              <text:p>Queries per request</text:p>
            </chart:title>
            <chart:categories table:cell-range-address="'req&amp;resp'.H1:'req&amp;resp'.H6"/>
          </chart:axis>
          <chart:axis chart:dimension="y" chart:name="primary-y" chart:style-name="ch7">
            <chart:title svg:x="0.451cm" svg:y="5cm" chart:style-name="ch8">
              <text:p>Mili-Seconds</text:p>
            </chart:title>
            <chart:grid chart:style-name="ch9" chart:class="major"/>
          </chart:axis>
          <chart:series chart:style-name="ch10" chart:values-cell-range-address="'req&amp;resp'.I7:'req&amp;resp'.I7 'req&amp;resp'.I12:'req&amp;resp'.I12 'req&amp;resp'.I17:'req&amp;resp'.I17 'req&amp;resp'.I22:'req&amp;resp'.I22 'req&amp;resp'.I27:'req&amp;resp'.I27 'req&amp;resp'.I32:'req&amp;resp'.I32" loext:label-string="&quot;xml req&quot;" chart:class="chart:line">
            <chart:data-point chart:repeated="6"/>
          </chart:series>
          <chart:series chart:style-name="ch11" chart:values-cell-range-address="'req&amp;resp'.K7:'req&amp;resp'.K7 'req&amp;resp'.K12:'req&amp;resp'.K12 'req&amp;resp'.K17:'req&amp;resp'.K17 'req&amp;resp'.K22:'req&amp;resp'.K22 'req&amp;resp'.K27:'req&amp;resp'.K27 'req&amp;resp'.K32:'req&amp;resp'.K32" loext:label-string="&quot;json req&quot;" chart:class="chart:line">
            <chart:data-point chart:repeated="6"/>
          </chart:series>
          <chart:series chart:style-name="ch12" chart:values-cell-range-address="'req&amp;resp'.M7:'req&amp;resp'.M7 'req&amp;resp'.M12:'req&amp;resp'.M12 'req&amp;resp'.M17:'req&amp;resp'.M17 'req&amp;resp'.M22:'req&amp;resp'.M22 'req&amp;resp'.M27:'req&amp;resp'.M27 'req&amp;resp'.M32:'req&amp;resp'.M32" loext:label-string="&quot;grcp req&quot;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ml req</text:p>
              </table:table-cell>
              <table:table-cell office:value-type="string">
                <text:p>json req</text:p>
              </table:table-cell>
              <table:table-cell office:value-type="string">
                <text:p>grcp req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'req&amp;resp'.H1:'req&amp;resp'.H6</svg:desc>
                </draw:g>
              </table:table-cell>
              <table:table-cell office:value-type="float" office:value="1.7302265">
                <text:p>1.7302265</text:p>
                <draw:g>
                  <svg:desc>'req&amp;resp'.I7:'req&amp;resp'.I7 'req&amp;resp'.I12:'req&amp;resp'.I12 'req&amp;resp'.I17:'req&amp;resp'.I17 'req&amp;resp'.I22:'req&amp;resp'.I22 'req&amp;resp'.I27:'req&amp;resp'.I27 'req&amp;resp'.I32:'req&amp;resp'.I32</svg:desc>
                </draw:g>
              </table:table-cell>
              <table:table-cell office:value-type="float" office:value="0.418555">
                <text:p>0.418555</text:p>
                <draw:g>
                  <svg:desc>'req&amp;resp'.K7:'req&amp;resp'.K7 'req&amp;resp'.K12:'req&amp;resp'.K12 'req&amp;resp'.K17:'req&amp;resp'.K17 'req&amp;resp'.K22:'req&amp;resp'.K22 'req&amp;resp'.K27:'req&amp;resp'.K27 'req&amp;resp'.K32:'req&amp;resp'.K32</svg:desc>
                </draw:g>
              </table:table-cell>
              <table:table-cell office:value-type="float" office:value="0.1736055">
                <text:p>0.1736055</text:p>
                <draw:g>
                  <svg:desc>'req&amp;resp'.M7:'req&amp;resp'.M7 'req&amp;resp'.M12:'req&amp;resp'.M12 'req&amp;resp'.M17:'req&amp;resp'.M17 'req&amp;resp'.M22:'req&amp;resp'.M22 'req&amp;resp'.M27:'req&amp;resp'.M27 'req&amp;resp'.M32:'req&amp;resp'.M32</svg:desc>
                </draw:g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6.37224975">
                <text:p>6.37224975</text:p>
              </table:table-cell>
              <table:table-cell office:value-type="float" office:value="1.46473175">
                <text:p>1.46473175</text:p>
              </table:table-cell>
              <table:table-cell office:value-type="float" office:value="0.287861">
                <text:p>0.287861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12.50449675">
                <text:p>12.50449675</text:p>
              </table:table-cell>
              <table:table-cell office:value-type="float" office:value="2.86489825">
                <text:p>2.86489825</text:p>
              </table:table-cell>
              <table:table-cell office:value-type="float" office:value="0.38141">
                <text:p>0.38141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24.44185875">
                <text:p>24.44185875</text:p>
              </table:table-cell>
              <table:table-cell office:value-type="float" office:value="5.21055175">
                <text:p>5.21055175</text:p>
              </table:table-cell>
              <table:table-cell office:value-type="float" office:value="0.5768155">
                <text:p>0.5768155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47.13682125">
                <text:p>47.13682125</text:p>
              </table:table-cell>
              <table:table-cell office:value-type="float" office:value="10.103549">
                <text:p>10.103549</text:p>
              </table:table-cell>
              <table:table-cell office:value-type="float" office:value="1.028633">
                <text:p>1.028633</text:p>
              </table:table-cell>
            </table:table-row>
            <table:table-row>
              <table:table-cell office:value-type="float" office:value="6785">
                <text:p>6785</text:p>
              </table:table-cell>
              <table:table-cell office:value-type="float" office:value="93.8657915">
                <text:p>93.8657915</text:p>
              </table:table-cell>
              <table:table-cell office:value-type="float" office:value="19.93350675">
                <text:p>19.93350675</text:p>
              </table:table-cell>
              <table:table-cell office:value-type="float" office:value="1.74957375">
                <text:p>1.7495737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false" chart:minimum="0" chart:maximum="1300" chart:interval-major="100" chart:interval-minor-divisor="100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ffc000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70ad47" draw:fill-color="#70ad47"/>
      <style:text-properties fo:color="#000000" style:text-position="0% 100%" fo:font-family="Calibri"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3.325cm" svg:height="8.903cm" xlink:href=".." xlink:type="simple" chart:class="chart:line" chart:style-name="ch1">
        <chart:title svg:x="4.52cm" svg:y="0.208cm" chart:style-name="ch2">
          <text:p>Response time</text:p>
        </chart:title>
        <chart:legend chart:legend-position="end" svg:x="10.47cm" svg:y="3.694cm" style:legend-expansion="high" chart:style-name="ch3"/>
        <chart:plot-area chart:style-name="ch4" table:cell-range-address="'req&amp;resp'.H1:'req&amp;resp'.H6 'req&amp;resp'.J7:'req&amp;resp'.J7 'req&amp;resp'.J12:'req&amp;resp'.J12 'req&amp;resp'.J17:'req&amp;resp'.J17 'req&amp;resp'.J22:'req&amp;resp'.J22 'req&amp;resp'.J27:'req&amp;resp'.J27 'req&amp;resp'.J32:'req&amp;resp'.J32 'req&amp;resp'.L7:'req&amp;resp'.L7 'req&amp;resp'.L12:'req&amp;resp'.L12 'req&amp;resp'.L17:'req&amp;resp'.L17 'req&amp;resp'.L22:'req&amp;resp'.L22 'req&amp;resp'.L27:'req&amp;resp'.L27 'req&amp;resp'.L32:'req&amp;resp'.L32 'req&amp;resp'.N7:'req&amp;resp'.N7 'req&amp;resp'.N12:'req&amp;resp'.N12 'req&amp;resp'.N17:'req&amp;resp'.N17 'req&amp;resp'.N22:'req&amp;resp'.N22 'req&amp;resp'.N27:'req&amp;resp'.N27 'req&amp;resp'.N32:'req&amp;resp'.N32" chart:data-source-has-labels="both" svg:x="1.326cm" svg:y="1.37cm" svg:width="8.878cm" svg:height="6.325cm">
          <chartooo:coordinate-region svg:x="2.062cm" svg:y="1.556cm" svg:width="7.505cm" svg:height="5.669cm"/>
          <chart:axis chart:dimension="x" chart:name="primary-x" chart:style-name="ch5" chartooo:axis-type="auto">
            <chartooo:date-scale/>
            <chart:title svg:x="4.007cm" svg:y="7.874cm" chart:style-name="ch6">
              <text:p>Queries per request</text:p>
            </chart:title>
            <chart:categories table:cell-range-address="'req&amp;resp'.H1:'req&amp;resp'.H6"/>
          </chart:axis>
          <chart:axis chart:dimension="y" chart:name="primary-y" chart:style-name="ch7">
            <chart:title svg:x="0.451cm" svg:y="5.681cm" chart:style-name="ch8">
              <text:p>Mili-Seconds</text:p>
            </chart:title>
            <chart:grid chart:style-name="ch9" chart:class="major"/>
          </chart:axis>
          <chart:series chart:style-name="ch10" chart:values-cell-range-address="'req&amp;resp'.J7:'req&amp;resp'.J7 'req&amp;resp'.J12:'req&amp;resp'.J12 'req&amp;resp'.J17:'req&amp;resp'.J17 'req&amp;resp'.J22:'req&amp;resp'.J22 'req&amp;resp'.J27:'req&amp;resp'.J27 'req&amp;resp'.J32:'req&amp;resp'.J32" loext:label-string="&quot;xml resp&quot;" chart:class="chart:line">
            <chart:data-point chart:repeated="6"/>
          </chart:series>
          <chart:series chart:style-name="ch11" chart:values-cell-range-address="'req&amp;resp'.L7:'req&amp;resp'.L7 'req&amp;resp'.L12:'req&amp;resp'.L12 'req&amp;resp'.L17:'req&amp;resp'.L17 'req&amp;resp'.L22:'req&amp;resp'.L22 'req&amp;resp'.L27:'req&amp;resp'.L27 'req&amp;resp'.L32:'req&amp;resp'.L32" loext:label-string="&quot;json resp&quot;" chart:class="chart:line">
            <chart:data-point chart:repeated="6"/>
          </chart:series>
          <chart:series chart:style-name="ch12" chart:values-cell-range-address="'req&amp;resp'.N7:'req&amp;resp'.N7 'req&amp;resp'.N12:'req&amp;resp'.N12 'req&amp;resp'.N17:'req&amp;resp'.N17 'req&amp;resp'.N22:'req&amp;resp'.N22 'req&amp;resp'.N27:'req&amp;resp'.N27 'req&amp;resp'.N32:'req&amp;resp'.N32" loext:label-string="&quot;grpc resp&quot;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ml resp</text:p>
              </table:table-cell>
              <table:table-cell office:value-type="string">
                <text:p>json resp</text:p>
              </table:table-cell>
              <table:table-cell office:value-type="string">
                <text:p>grpc resp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'req&amp;resp'.H1:'req&amp;resp'.H6</svg:desc>
                </draw:g>
              </table:table-cell>
              <table:table-cell office:value-type="float" office:value="18.878035">
                <text:p>18.878035</text:p>
                <draw:g>
                  <svg:desc>'req&amp;resp'.J7:'req&amp;resp'.J7 'req&amp;resp'.J12:'req&amp;resp'.J12 'req&amp;resp'.J17:'req&amp;resp'.J17 'req&amp;resp'.J22:'req&amp;resp'.J22 'req&amp;resp'.J27:'req&amp;resp'.J27 'req&amp;resp'.J32:'req&amp;resp'.J32</svg:desc>
                </draw:g>
              </table:table-cell>
              <table:table-cell office:value-type="float" office:value="4.334899">
                <text:p>4.334899</text:p>
                <draw:g>
                  <svg:desc>'req&amp;resp'.L7:'req&amp;resp'.L7 'req&amp;resp'.L12:'req&amp;resp'.L12 'req&amp;resp'.L17:'req&amp;resp'.L17 'req&amp;resp'.L22:'req&amp;resp'.L22 'req&amp;resp'.L27:'req&amp;resp'.L27 'req&amp;resp'.L32:'req&amp;resp'.L32</svg:desc>
                </draw:g>
              </table:table-cell>
              <table:table-cell office:value-type="float" office:value="0.86085275">
                <text:p>0.86085275</text:p>
                <draw:g>
                  <svg:desc>'req&amp;resp'.N7:'req&amp;resp'.N7 'req&amp;resp'.N12:'req&amp;resp'.N12 'req&amp;resp'.N17:'req&amp;resp'.N17 'req&amp;resp'.N22:'req&amp;resp'.N22 'req&amp;resp'.N27:'req&amp;resp'.N27 'req&amp;resp'.N32:'req&amp;resp'.N32</svg:desc>
                </draw:g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76.6011225">
                <text:p>76.6011225</text:p>
              </table:table-cell>
              <table:table-cell office:value-type="float" office:value="17.06063375">
                <text:p>17.06063375</text:p>
              </table:table-cell>
              <table:table-cell office:value-type="float" office:value="2.9658835">
                <text:p>2.9658835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157.9477875">
                <text:p>157.9477875</text:p>
              </table:table-cell>
              <table:table-cell office:value-type="float" office:value="32.50266775">
                <text:p>32.50266775</text:p>
              </table:table-cell>
              <table:table-cell office:value-type="float" office:value="5.9533655">
                <text:p>5.9533655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303.424515">
                <text:p>303.424515</text:p>
              </table:table-cell>
              <table:table-cell office:value-type="float" office:value="62.3859175">
                <text:p>62.3859175</text:p>
              </table:table-cell>
              <table:table-cell office:value-type="float" office:value="11.191284">
                <text:p>11.191284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585.908225">
                <text:p>585.908225</text:p>
              </table:table-cell>
              <table:table-cell office:value-type="float" office:value="122.96524225">
                <text:p>122.96524225</text:p>
              </table:table-cell>
              <table:table-cell office:value-type="float" office:value="21.05751825">
                <text:p>21.05751825</text:p>
              </table:table-cell>
            </table:table-row>
            <table:table-row>
              <table:table-cell office:value-type="float" office:value="6785">
                <text:p>6785</text:p>
              </table:table-cell>
              <table:table-cell office:value-type="float" office:value="1154.9071125">
                <text:p>1154.9071125</text:p>
              </table:table-cell>
              <table:table-cell office:value-type="float" office:value="237.806827">
                <text:p>237.806827</text:p>
              </table:table-cell>
              <table:table-cell office:value-type="float" office:value="40.9165785">
                <text:p>40.916578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false" chart:minimum="0" chart:maximum="60" chart:interval-major="10" chart:interval-minor-divisor="10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7.137cm" svg:height="11.486cm" xlink:href=".." xlink:type="simple" chart:class="chart:line" chart:style-name="ch1">
        <chart:title svg:x="4.708cm" svg:y="0.364cm" chart:style-name="ch2">
          <text:p>gRPC vs XML &amp; JSON requests</text:p>
        </chart:title>
        <chart:legend chart:legend-position="end" svg:x="13.251cm" svg:y="5.222cm" style:legend-expansion="high" chart:style-name="ch3"/>
        <chart:plot-area chart:style-name="ch4" table:cell-range-address="totals.E1:totals.E6 'req&amp;resp'.P7:'req&amp;resp'.P7 'req&amp;resp'.P12:'req&amp;resp'.P12 'req&amp;resp'.P17:'req&amp;resp'.P17 'req&amp;resp'.P22:'req&amp;resp'.P22 'req&amp;resp'.P27:'req&amp;resp'.P27 'req&amp;resp'.P32:'req&amp;resp'.P32 'req&amp;resp'.R7:'req&amp;resp'.R7 'req&amp;resp'.R12:'req&amp;resp'.R12 'req&amp;resp'.R17:'req&amp;resp'.R17 'req&amp;resp'.R22:'req&amp;resp'.R22 'req&amp;resp'.R27:'req&amp;resp'.R27 'req&amp;resp'.R32:'req&amp;resp'.R32" chart:data-source-has-labels="both" svg:x="1.402cm" svg:y="1.472cm" svg:width="11.507cm" svg:height="8.755cm">
          <chartooo:coordinate-region svg:x="1.926cm" svg:y="1.658cm" svg:width="10.559cm" svg:height="8.099cm"/>
          <chart:axis chart:dimension="x" chart:name="primary-x" chart:style-name="ch5" chartooo:axis-type="auto">
            <chartooo:date-scale/>
            <chart:title svg:x="5.397cm" svg:y="10.457cm" chart:style-name="ch6">
              <text:p>Queries per request</text:p>
            </chart:title>
            <chart:categories table:cell-range-address="totals.E1:totals.E6"/>
          </chart:axis>
          <chart:axis chart:dimension="y" chart:name="primary-y" chart:style-name="ch7">
            <chart:title svg:x="0.451cm" svg:y="7.66cm" chart:style-name="ch8">
              <text:p>times gRPC is faster</text:p>
            </chart:title>
            <chart:grid chart:style-name="ch9" chart:class="major"/>
          </chart:axis>
          <chart:series chart:style-name="ch10" chart:values-cell-range-address="'req&amp;resp'.P7:'req&amp;resp'.P7 'req&amp;resp'.P12:'req&amp;resp'.P12 'req&amp;resp'.P17:'req&amp;resp'.P17 'req&amp;resp'.P22:'req&amp;resp'.P22 'req&amp;resp'.P27:'req&amp;resp'.P27 'req&amp;resp'.P32:'req&amp;resp'.P32" loext:label-string="&quot;grpc vs xml req&quot;" chart:class="chart:line">
            <chart:data-point chart:repeated="6"/>
          </chart:series>
          <chart:series chart:style-name="ch11" chart:values-cell-range-address="'req&amp;resp'.R7:'req&amp;resp'.R7 'req&amp;resp'.R12:'req&amp;resp'.R12 'req&amp;resp'.R17:'req&amp;resp'.R17 'req&amp;resp'.R22:'req&amp;resp'.R22 'req&amp;resp'.R27:'req&amp;resp'.R27 'req&amp;resp'.R32:'req&amp;resp'.R32" loext:label-string="&quot;grpc vs json req&quot;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pc vs xml req</text:p>
              </table:table-cell>
              <table:table-cell office:value-type="string">
                <text:p>grpc vs json req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totals.E1:totals.E6</svg:desc>
                </draw:g>
              </table:table-cell>
              <table:table-cell office:value-type="float" office:value="9.96642675491272">
                <text:p>9.96642675491272</text:p>
                <draw:g>
                  <svg:desc>'req&amp;resp'.P7:'req&amp;resp'.P7 'req&amp;resp'.P12:'req&amp;resp'.P12 'req&amp;resp'.P17:'req&amp;resp'.P17 'req&amp;resp'.P22:'req&amp;resp'.P22 'req&amp;resp'.P27:'req&amp;resp'.P27 'req&amp;resp'.P32:'req&amp;resp'.P32</svg:desc>
                </draw:g>
              </table:table-cell>
              <table:table-cell office:value-type="float" office:value="2.41095472205662">
                <text:p>2.41095472205662</text:p>
                <draw:g>
                  <svg:desc>'req&amp;resp'.R7:'req&amp;resp'.R7 'req&amp;resp'.R12:'req&amp;resp'.R12 'req&amp;resp'.R17:'req&amp;resp'.R17 'req&amp;resp'.R22:'req&amp;resp'.R22 'req&amp;resp'.R27:'req&amp;resp'.R27 'req&amp;resp'.R32:'req&amp;resp'.R32</svg:desc>
                </draw:g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2.1365511479499">
                <text:p>22.1365511479499</text:p>
              </table:table-cell>
              <table:table-cell office:value-type="float" office:value="5.08832995786161">
                <text:p>5.08832995786161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32.7849210822999">
                <text:p>32.7849210822999</text:p>
              </table:table-cell>
              <table:table-cell office:value-type="float" office:value="7.51133491518314">
                <text:p>7.51133491518314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42.3737897993379">
                <text:p>42.3737897993379</text:p>
              </table:table-cell>
              <table:table-cell office:value-type="float" office:value="9.0333074440614">
                <text:p>9.0333074440614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45.8247219853923">
                <text:p>45.8247219853923</text:p>
              </table:table-cell>
              <table:table-cell office:value-type="float" office:value="9.82230688690719">
                <text:p>9.82230688690719</text:p>
              </table:table-cell>
            </table:table-row>
            <table:table-row>
              <table:table-cell office:value-type="float" office:value="6785">
                <text:p>6785</text:p>
              </table:table-cell>
              <table:table-cell office:value-type="float" office:value="53.6506629114663">
                <text:p>53.6506629114663</text:p>
              </table:table-cell>
              <table:table-cell office:value-type="float" office:value="11.3933503803426">
                <text:p>11.393350380342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